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text-properties fo:language="en" fo:country="US"/>
    </style:style>
    <style:style style:name="P2" style:family="paragraph" style:parent-style-name="Heading_20_1">
      <style:paragraph-properties fo:margin-top="0cm" fo:margin-bottom="1.058cm" style:contextual-spacing="false"/>
    </style:style>
    <style:style style:name="P3" style:family="paragraph" style:parent-style-name="Heading_20_2">
      <style:text-properties fo:font-variant="normal" fo:text-transform="none" fo:font-style="normal" fo:font-weight="normal"/>
    </style:style>
    <style:style style:name="P4" style:family="paragraph" style:parent-style-name="Preformatted_20_Text">
      <style:paragraph-properties fo:margin-top="0cm" fo:margin-bottom="0.499cm" style:contextual-spacing="false"/>
    </style:style>
    <style:style style:name="P5" style:family="paragraph" style:parent-style-name="Text_20_body">
      <style:paragraph-properties fo:line-height="150%" fo:text-align="start" style:justify-single-word="false" fo:padding="0.265cm" fo:border="0.06pt solid #cccccc"/>
    </style:style>
    <style:style style:name="P6" style:family="paragraph" style:parent-style-name="Text_20_body">
      <style:text-properties fo:language="en" fo:country="US"/>
    </style:style>
    <style:style style:name="P7" style:family="paragraph" style:parent-style-name="Text_20_body" style:list-style-name="L1"/>
    <style:style style:name="P8" style:family="paragraph" style:parent-style-name="Text_20_body">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9"/>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style style:name="P23" style:family="paragraph" style:parent-style-name="Text_20_body" style:list-style-name="L10">
      <style:paragraph-properties fo:margin-top="0cm" fo:margin-bottom="0cm" style:contextual-spacing="false"/>
    </style:style>
    <style:style style:name="P24" style:family="paragraph" style:parent-style-name="Text_20_body" style:list-style-name="L11"/>
    <style:style style:name="P25" style:family="paragraph" style:parent-style-name="Text_20_body" style:list-style-name="L11">
      <style:paragraph-properties fo:margin-top="0cm" fo:margin-bottom="0cm" style:contextual-spacing="false"/>
    </style:style>
    <style:style style:name="P26" style:family="paragraph" style:parent-style-name="Text_20_body">
      <style:text-properties fo:font-variant="normal" fo:text-transform="none" fo:font-style="normal" fo:font-weight="bold" loext:padding="0cm" loext:border="none"/>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3">
      <style:paragraph-properties fo:margin-top="0cm" fo:margin-bottom="0cm" style:contextual-spacing="false"/>
    </style:style>
    <style:style style:name="P30" style:family="paragraph" style:parent-style-name="Text_20_body" style:list-style-name="L14"/>
    <style:style style:name="P31" style:family="paragraph" style:parent-style-name="Text_20_body" style:list-style-name="L14">
      <style:paragraph-properties fo:margin-top="0cm" fo:margin-bottom="0cm" style:contextual-spacing="false"/>
    </style:style>
    <style:style style:name="P32" style:family="paragraph" style:parent-style-name="Text_20_body" style:list-style-name="L15"/>
    <style:style style:name="P33" style:family="paragraph" style:parent-style-name="Text_20_body" style:list-style-name="L15">
      <style:paragraph-properties fo:margin-top="0cm" fo:margin-bottom="0cm" style:contextual-spacing="false"/>
    </style:style>
    <style:style style:name="P34" style:family="paragraph" style:parent-style-name="Text_20_body" style:list-style-name="L16"/>
    <style:style style:name="P35" style:family="paragraph" style:parent-style-name="Text_20_body" style:list-style-name="L16">
      <style:paragraph-properties fo:margin-top="0cm" fo:margin-bottom="0cm" style:contextual-spacing="false"/>
    </style:style>
    <style:style style:name="P36" style:family="paragraph" style:parent-style-name="Text_20_body" style:list-style-name="L17"/>
    <style:style style:name="P37" style:family="paragraph" style:parent-style-name="Text_20_body" style:list-style-name="L17">
      <style:paragraph-properties fo:margin-top="0cm" fo:margin-bottom="0cm" style:contextual-spacing="false"/>
    </style:style>
    <style:style style:name="P38" style:family="paragraph" style:parent-style-name="Text_20_body" style:list-style-name="L18"/>
    <style:style style:name="P39" style:family="paragraph" style:parent-style-name="Text_20_body" style:list-style-name="L18">
      <style:paragraph-properties fo:margin-top="0cm" fo:margin-bottom="0cm" style:contextual-spacing="false"/>
    </style:style>
    <style:style style:name="P40" style:family="paragraph" style:parent-style-name="Text_20_body" style:list-style-name="L19"/>
    <style:style style:name="P41" style:family="paragraph" style:parent-style-name="Text_20_body" style:list-style-name="L19">
      <style:paragraph-properties fo:margin-top="0cm" fo:margin-bottom="0cm" style:contextual-spacing="false"/>
    </style:style>
    <style:style style:name="P42" style:family="paragraph" style:parent-style-name="Text_20_body" style:list-style-name="L20"/>
    <style:style style:name="P43" style:family="paragraph" style:parent-style-name="Text_20_body" style:list-style-name="L20">
      <style:paragraph-properties fo:margin-top="0cm" fo:margin-bottom="0cm" style:contextual-spacing="false"/>
    </style:style>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2">
      <style:paragraph-properties fo:margin-top="0cm" fo:margin-bottom="0cm" style:contextual-spacing="false"/>
    </style:style>
    <style:style style:name="P47" style:family="paragraph" style:parent-style-name="Text_20_body" style:list-style-name="L23"/>
    <style:style style:name="P48" style:family="paragraph" style:parent-style-name="Text_20_body" style:list-style-name="L23">
      <style:paragraph-properties fo:margin-top="0cm" fo:margin-bottom="0cm" style:contextual-spacing="false"/>
    </style:style>
    <style:style style:name="P49" style:family="paragraph" style:parent-style-name="Text_20_body" style:list-style-name="L24"/>
    <style:style style:name="P50" style:family="paragraph" style:parent-style-name="Text_20_body" style:list-style-name="L24">
      <style:paragraph-properties fo:margin-top="0cm" fo:margin-bottom="0cm" style:contextual-spacing="false"/>
    </style:style>
    <style:style style:name="P51" style:family="paragraph" style:parent-style-name="Text_20_body" style:list-style-name="L25"/>
    <style:style style:name="P52" style:family="paragraph" style:parent-style-name="Text_20_body" style:list-style-name="L25">
      <style:paragraph-properties fo:margin-top="0cm" fo:margin-bottom="0cm" style:contextual-spacing="false"/>
    </style:style>
    <style:style style:name="P53" style:family="paragraph" style:parent-style-name="Text_20_body" style:list-style-name="L26"/>
    <style:style style:name="T1" style:family="text">
      <style:text-properties fo:color="#333333" loext:opacity="100%" fo:font-size="10pt" fo:language="en" fo:country="US"/>
    </style:style>
    <style:style style:name="T2" style:family="text">
      <style:text-properties fo:color="#333333" loext:opacity="100%" fo:language="en" fo:country="US"/>
    </style:style>
    <style:style style:name="T3" style:family="text">
      <style:text-properties fo:color="#333333" loext:opacity="100%" style:language-asian="en" style:country-asian="US"/>
    </style:style>
    <style:style style:name="T4" style:family="text">
      <style:text-properties fo:language="en" fo:country="US"/>
    </style:style>
    <style:style style:name="T5" style:family="text">
      <style:text-properties fo:font-weight="bold"/>
    </style:style>
    <style:style style:name="T6" style:family="text">
      <style:text-properties loext:padding="0cm" loext:border="none"/>
    </style:style>
    <style:style style:name="T7" style:family="text">
      <style:text-properties style:text-position="33% 80%"/>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WordPress Coding Standards</text:h>
      <text:section text:style-name="Sect1" text:name="mw-content-text">
        <text:p text:style-name="P5"><text:a xlink:type="simple" xlink:href="https://codex.wordpress.org/Multilingual_Codex" text:style-name="Internet_20_link" text:visited-style-name="Visited_20_Internet_20_Link">Languages</text:a><text:span text:style-name="T2">: </text:span><text:span text:style-name="Strong_20_Emphasis"><text:span text:style-name="T2">English</text:span></text:span><text:span text:style-name="T2"> • </text:span><text:a xlink:type="simple" xlink:href="https://codex.wordpress.org/fr:Normes_de_Codage_WordPress" text:style-name="Internet_20_link" text:visited-style-name="Visited_20_Internet_20_Link">Français</text:a><text:span text:style-name="T2"> • </text:span><text:a xlink:type="simple" xlink:href="https://codex.wordpress.org/it:Standard_di_codifica_di_WordPress" text:style-name="Internet_20_link" text:visited-style-name="Visited_20_Internet_20_Link">Italiano</text:a><text:span text:style-name="T2"> • </text:span><text:a xlink:type="simple" xlink:href="https://wpdocs.osdn.jp/WordPress" text:style-name="Internet_20_link" text:visited-style-name="Visited_20_Internet_20_Link">コーディング基準 日本語</text:a><text:span text:style-name="T3"> </text:span><text:a xlink:type="simple" xlink:href="https://codex.wordpress.org/pt-br:Padroes_de_Codificacao_do_WordPress" text:style-name="Internet_20_link" text:visited-style-name="Visited_20_Internet_20_Link">Português do Brasil</text:a><text:span text:style-name="T2"> • </text:span><text:a xlink:type="simple" xlink:href="https://codex.wordpress.org/zh-cn:WordPress_代码规范" text:style-name="Internet_20_link" text:visited-style-name="Visited_20_Internet_20_Link"><text:span text:style-name="T3">中文</text:span><text:span text:style-name="T2">(</text:span><text:span text:style-name="T3">简体</text:span><text:span text:style-name="T2">)</text:span></text:a><text:span text:style-name="T2"> • </text:span><text:span text:style-name="T1">(</text:span><text:a xlink:type="simple" xlink:href="https://codex.wordpress.org/Multilingual_Codex#Language_Cross_Reference" text:style-name="Internet_20_link" text:visited-style-name="Visited_20_Internet_20_Link">Add your language</text:a><text:span text:style-name="T1">)</text:span><text:span text:style-name="T2"> </text:span></text:p>
        <text:h text:style-name="P1" text:outline-level="1"><text:bookmark text:name="WordPress_PHP.2C_HTML.2C_CSS_and_JavaScript_Standards_Have_Moved"/>WordPress PHP, HTML, CSS and JavaScript Standards Have Moved</text:h>
        <text:p text:style-name="P6"><text:span text:style-name="T5">The WordPress coding standards have been moved to the developer Hub</text:span>: </text:p>
        <text:list text:style-name="L1">
          <text:list-item>
            <text:p text:style-name="P7"><text:a xlink:type="simple" xlink:href="https://developer.wordpress.org/coding-standards/wordpress-coding-standards/php/" text:style-name="Internet_20_link" text:visited-style-name="Visited_20_Internet_20_Link"><text:span text:style-name="T4">WordPress PHP Coding Standards</text:span></text:a><text:span text:style-name="T4">.</text:span></text:p>
          </text:list-item>
        </text:list>
        <text:list text:style-name="L2">
          <text:list-item>
            <text:p text:style-name="P9"><text:a xlink:type="simple" xlink:href="https://developer.wordpress.org/coding-standards/wordpress-coding-standards/html/" text:style-name="Internet_20_link" text:visited-style-name="Visited_20_Internet_20_Link"><text:span text:style-name="T4">WordPress HTML Coding Standards</text:span></text:a><text:span text:style-name="T4">.</text:span></text:p>
          </text:list-item>
        </text:list>
        <text:list text:style-name="L3">
          <text:list-item>
            <text:p text:style-name="P10"><text:a xlink:type="simple" xlink:href="https://developer.wordpress.org/coding-standards/wordpress-coding-standards/css/" text:style-name="Internet_20_link" text:visited-style-name="Visited_20_Internet_20_Link"><text:span text:style-name="T4">WordPress CSS Coding Standards</text:span></text:a><text:span text:style-name="T4">.</text:span></text:p>
          </text:list-item>
        </text:list>
        <text:list text:style-name="L4">
          <text:list-item>
            <text:p text:style-name="P11"><text:a xlink:type="simple" xlink:href="https://developer.wordpress.org/coding-standards/wordpress-coding-standards/javascript/" text:style-name="Internet_20_link" text:visited-style-name="Visited_20_Internet_20_Link"><text:span text:style-name="T4">WordPress JavaScript Coding Standards</text:span></text:a><text:span text:style-name="T4">.</text:span></text:p>
          </text:list-item>
        </text:list>
      </text:section>
      <text:p text:style-name="Standard"/>
      <text:p text:style-name="Standard"/>
      <text:h text:style-name="P2" text:outline-level="1">PHP Coding Standards</text:h>
      <text:h text:style-name="P3" text:outline-level="2">In this article</text:h>
      <text:p text:style-name="Text_20_body">These PHP coding standards are intended for the WordPress community as a whole. They are mandatory for WordPress Core and we encourage you to use them for your themes and plugins as well.</text:p>
      <text:p text:style-name="Text_20_body">While themes and plugins may choose to follow a different <text:span text:style-name="Emphasis">coding style</text:span>, these <text:span text:style-name="Strong_20_Emphasis"><text:span text:style-name="Emphasis">coding standards</text:span></text:span> are not just about <text:span text:style-name="Emphasis">code style</text:span>, but also encompass established best practices regarding interoperability, translatability, and security in the WordPress ecosystem, so, even when using a different <text:span text:style-name="Emphasis">code style</text:span>, we recommend you still adhere to the WordPress Coding Standards in regard to these best practices.</text:p>
      <text:p text:style-name="Text_20_body">While not all code may fully comply with these standards (yet), all newly committed and/or updated code should fully comply with these coding standards.</text:p>
      <text:p text:style-name="Text_20_body">Also see the <text:a xlink:type="simple" xlink:href="https://developer.wordpress.org/coding-standards/inline-documentation-standards/php/" text:style-name="Internet_20_link" text:visited-style-name="Visited_20_Internet_20_Link">PHP Inline Documentation Standards</text:a> for further guidelines.</text:p>
      <text:p text:style-name="Text_20_body">If you want to automatically check your code against this standard, you can use the official <text:a xlink:type="simple" xlink:href="https://github.com/WordPress/WordPress-Coding-Standards" text:style-name="Internet_20_link" text:visited-style-name="Visited_20_Internet_20_Link">WordPress Coding Standards</text:a> tooling, which is run using <text:a xlink:type="simple" xlink:href="https://github.com/PHPCSStandards/PHP_CodeSniffer/" text:style-name="Internet_20_link" text:visited-style-name="Visited_20_Internet_20_Link">PHP_CodeSniffer</text:a>.</text:p>
      <text:h text:style-name="Heading_20_2" text:outline-level="2"><text:a xlink:type="simple" xlink:href="https://developer.wordpress.org/coding-standards/wordpress-coding-standards/php/#general" text:style-name="Internet_20_link" text:visited-style-name="Visited_20_Internet_20_Link"><text:bookmark text:name="general"/><text:soft-page-break/>General</text:a></text:h>
      <text:h text:style-name="Heading_20_3" text:outline-level="3"><text:a xlink:type="simple" xlink:href="https://developer.wordpress.org/coding-standards/wordpress-coding-standards/php/#opening-and-closing-php-tags" text:style-name="Internet_20_link" text:visited-style-name="Visited_20_Internet_20_Link"><text:bookmark text:name="opening-and-closing-php-tags"/>Opening and Closing PHP Tags</text:a></text:h>
      <text:p text:style-name="Text_20_body">When embedding multi-line PHP snippets within an HTML block, the PHP open and close tags must be on a line by themselves.</text:p>
      <text:p text:style-name="Text_20_body">Correct (Multiline):</text:p>
      <text:p text:style-name="Preformatted_20_Text"><text:span text:style-name="Source_20_Text">function foo() {</text:span></text:p>
      <text:p text:style-name="Preformatted_20_Text"><text:span text:style-name="Source_20_Text"><text:s text:c="4"/>?&gt;</text:span></text:p>
      <text:p text:style-name="Preformatted_20_Text"><text:span text:style-name="Source_20_Text"><text:s text:c="4"/>&lt;div&gt;</text:span></text:p>
      <text:p text:style-name="Preformatted_20_Text"><text:span text:style-name="Source_20_Text"><text:s text:c="8"/>&lt;?php</text:span></text:p>
      <text:p text:style-name="Preformatted_20_Text"><text:span text:style-name="Source_20_Text"><text:s text:c="8"/>echo esc_html(</text:span></text:p>
      <text:p text:style-name="Preformatted_20_Text"><text:span text:style-name="Source_20_Text"><text:s text:c="12"/>bar(</text:span></text:p>
      <text:p text:style-name="Preformatted_20_Text"><text:span text:style-name="Source_20_Text"><text:s text:c="16"/>$baz,</text:span></text:p>
      <text:p text:style-name="Preformatted_20_Text"><text:span text:style-name="Source_20_Text"><text:s text:c="16"/>$bat</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gt;</text:span></text:p>
      <text:p text:style-name="Preformatted_20_Text"><text:span text:style-name="Source_20_Text"><text:s text:c="4"/>&lt;/div&gt;</text:span></text:p>
      <text:p text:style-name="Preformatted_20_Text"><text:span text:style-name="Source_20_Text"><text:s text:c="4"/>&lt;?php</text:span></text:p>
      <text:p text:style-name="P4"><text:span text:style-name="Source_20_Text">}</text:span></text:p>
      <text:p text:style-name="Text_20_body">Correct (Single Line):</text:p>
      <text:p text:style-name="P4"><text:span text:style-name="Source_20_Text">&lt;input name="&lt;?php echo esc_attr( $name ); ?&gt;" /&gt;</text:span></text:p>
      <text:p text:style-name="Text_20_body">Incorrect:</text:p>
      <text:p text:style-name="Preformatted_20_Text"><text:span text:style-name="Source_20_Text">if ( $a === $b ) { ?&gt;</text:span></text:p>
      <text:p text:style-name="Preformatted_20_Text"><text:span text:style-name="Source_20_Text">&lt;some html&gt;</text:span></text:p>
      <text:p text:style-name="P4"><text:span text:style-name="Source_20_Text">&lt;?php }</text:span></text:p>
      <text:h text:style-name="Heading_20_3" text:outline-level="3"><text:a xlink:type="simple" xlink:href="https://developer.wordpress.org/coding-standards/wordpress-coding-standards/php/#no-shorthand-php-tags" text:style-name="Internet_20_link" text:visited-style-name="Visited_20_Internet_20_Link"><text:bookmark text:name="no-shorthand-php-tags"/>No Shorthand PHP Tags</text:a></text:h>
      <text:p text:style-name="Text_20_body"><text:span text:style-name="Strong_20_Emphasis">Important:</text:span> Never use shorthand PHP start tags. Always use full PHP tags.</text:p>
      <text:p text:style-name="Text_20_body">Correct:</text:p>
      <text:p text:style-name="Preformatted_20_Text"><text:span text:style-name="Source_20_Text">&lt;?php ... ?&gt;</text:span></text:p>
      <text:p text:style-name="P4"><text:span text:style-name="Source_20_Text">&lt;?php echo esc_html( $var ); ?&gt;</text:span></text:p>
      <text:p text:style-name="Text_20_body">Incorrect:</text:p>
      <text:p text:style-name="Preformatted_20_Text"><text:span text:style-name="Source_20_Text">&lt;? ... ?&gt;</text:span></text:p>
      <text:p text:style-name="P4"><text:span text:style-name="Source_20_Text">&lt;?= esc_html( $var ) ?&gt;</text:span></text:p>
      <text:h text:style-name="Heading_20_3" text:outline-level="3"><text:a xlink:type="simple" xlink:href="https://developer.wordpress.org/coding-standards/wordpress-coding-standards/php/#single-and-double-quotes" text:style-name="Internet_20_link" text:visited-style-name="Visited_20_Internet_20_Link"><text:bookmark text:name="single-and-double-quotes"/>Single and Double Quotes</text:a></text:h>
      <text:p text:style-name="Text_20_body">Use single and double quotes when appropriate. If you’re not evaluating anything in the string, use single quotes. You should almost never have to escape quotes in a string, because you can just alternate your quoting style, like so:</text:p>
      <text:p text:style-name="Preformatted_20_Text"><text:span text:style-name="Source_20_Text">echo '&lt;a href="/static/link" class="button button-primary"&gt;Link name&lt;/a&gt;';</text:span></text:p>
      <text:p text:style-name="P4"><text:span text:style-name="Source_20_Text">echo "&lt;a href='{$escaped_link}'&gt;text with a ' single quote&lt;/a&gt;";</text:span></text:p>
      <text:p text:style-name="Text_20_body"><text:soft-page-break/>Text that goes into HTML or XML attributes should be escaped so that single or double quotes do not end the attribute value and invalidate the HTML, causing a security issue. See <text:a xlink:type="simple" xlink:href="https://developer.wordpress.org/plugins/security/data-validation/" text:style-name="Internet_20_link" text:visited-style-name="Visited_20_Internet_20_Link">Data Validation</text:a> in the Plugin Handbook for further details.</text:p>
      <text:h text:style-name="Heading_20_3" text:outline-level="3"><text:a xlink:type="simple" xlink:href="https://developer.wordpress.org/coding-standards/wordpress-coding-standards/php/#writing-include-require-statements" text:style-name="Internet_20_link" text:visited-style-name="Visited_20_Internet_20_Link"><text:bookmark text:name="writing-include-require-statements"/>Writing include/require statements</text:a></text:h>
      <text:p text:style-name="Text_20_body">Because <text:span text:style-name="Source_20_Text">include[_once]</text:span> and <text:span text:style-name="Source_20_Text">require[_once]</text:span> are language constructs, they do not need parentheses around the path, so those shouldn’t be used. There should only be one space between the path and the include/require keywords.</text:p>
      <text:p text:style-name="Text_20_body">It is <text:span text:style-name="Emphasis">strongly recommended</text:span> to use <text:span text:style-name="Source_20_Text">require[_once]</text:span> for unconditional includes. When using <text:span text:style-name="Source_20_Text">include[_once]</text:span>, PHP will throw a warning when the file is not found but will continue execution, which will almost certainly lead to other errors/warnings/notices being thrown if your application depends on the file loaded, potentially leading to security leaks. For that reason, <text:span text:style-name="Source_20_Text">require[_once]</text:span> is generally the better choice as it will throw a <text:span text:style-name="Source_20_Text">Fatal Error</text:span> if the file cannot be found.</text:p>
      <text:p text:style-name="Preformatted_20_Text"><text:span text:style-name="Source_20_Text">// Correct.</text:span></text:p>
      <text:p text:style-name="Preformatted_20_Text"><text:span text:style-name="Source_20_Text">require_once ABSPATH . 'file-name.php';</text:span></text:p>
      <text:p text:style-name="Preformatted_20_Text"/>
      <text:p text:style-name="Preformatted_20_Text"><text:span text:style-name="Source_20_Text">// Incorrect.</text:span></text:p>
      <text:p text:style-name="Preformatted_20_Text"><text:span text:style-name="Source_20_Text">include_once <text:s/>( ABSPATH . 'file-name.php' );</text:span></text:p>
      <text:p text:style-name="P4"><text:span text:style-name="Source_20_Text">require_once <text:s text:c="4"/>__DIR__ . '/file-name.php';</text:span></text:p>
      <text:h text:style-name="Heading_20_2" text:outline-level="2"><text:a xlink:type="simple" xlink:href="https://developer.wordpress.org/coding-standards/wordpress-coding-standards/php/#naming" text:style-name="Internet_20_link" text:visited-style-name="Visited_20_Internet_20_Link"><text:bookmark text:name="naming"/>Naming</text:a></text:h>
      <text:h text:style-name="Heading_20_3" text:outline-level="3"><text:a xlink:type="simple" xlink:href="https://developer.wordpress.org/coding-standards/wordpress-coding-standards/php/#naming-conventions" text:style-name="Internet_20_link" text:visited-style-name="Visited_20_Internet_20_Link"><text:bookmark text:name="naming-conventions"/>Naming Conventions</text:a></text:h>
      <text:p text:style-name="Text_20_body">Use lowercase letters in variable, action/filter, and function names (never <text:span text:style-name="Source_20_Text">camelCase</text:span>). Separate words via underscores. Don’t abbreviate variable names unnecessarily; let the code be unambiguous and self-documenting.</text:p>
      <text:p text:style-name="P4"><text:span text:style-name="Source_20_Text">function some_name( $some_variable ) {}</text:span></text:p>
      <text:p text:style-name="Text_20_body">For function parameter names, it is <text:span text:style-name="Emphasis">strongly recommended</text:span> to avoid reserved keywords as names, as it leads to hard to read and confusing code when using the PHP 8.0 “named parameters in function calls” feature.<text:line-break/>Also keep in mind that renaming a function parameter should be considered a breaking change since PHP 8.0, so name function parameters with due care!</text:p>
      <text:p text:style-name="Text_20_body">Class, trait, interface and enum names should use capitalized words separated by underscores. Any acronyms should be all upper case.</text:p>
      <text:p text:style-name="Preformatted_20_Text"><text:span text:style-name="Source_20_Text">class Walker_Category extends Walker {}</text:span></text:p>
      <text:p text:style-name="Preformatted_20_Text"><text:span text:style-name="Source_20_Text">class WP_HTTP {}</text:span></text:p>
      <text:p text:style-name="Preformatted_20_Text"/>
      <text:p text:style-name="Preformatted_20_Text"><text:span text:style-name="Source_20_Text">interface Mailer_Interface {}</text:span></text:p>
      <text:p text:style-name="Preformatted_20_Text"><text:span text:style-name="Source_20_Text">trait Forbid_Dynamic_Properties {}</text:span></text:p>
      <text:p text:style-name="P4"><text:span text:style-name="Source_20_Text">enum Post_Status {}</text:span></text:p>
      <text:p text:style-name="Text_20_body">Constants should be in all upper-case with underscores separating words:</text:p>
      <text:p text:style-name="P4"><text:span text:style-name="Source_20_Text">define( 'DOING_AJAX', true );</text:span></text:p>
      <text:p text:style-name="Text_20_body"><text:soft-page-break/>Files should be named descriptively using lowercase letters. Hyphens should separate words.</text:p>
      <text:p text:style-name="P4"><text:span text:style-name="Source_20_Text">my-plugin-name.php</text:span></text:p>
      <text:p text:style-name="Text_20_body">Class file names should be based on the class name with <text:span text:style-name="Source_20_Text">class-</text:span> prepended and the underscores in the class name replaced with hyphens, for example, <text:span text:style-name="Source_20_Text">WP_Error</text:span> becomes:</text:p>
      <text:p text:style-name="P4"><text:span text:style-name="Source_20_Text">class-wp-error.php</text:span></text:p>
      <text:p text:style-name="Text_20_body">This file-naming standard is for all current and new files with classes, except test classes.<text:line-break/>For files containing test classes, the file name should reflect the class name exactly, as per PSR4. This is to ensure cross-version <text:a xlink:type="simple" xlink:href="https://github.com/sebastianbergmann/phpunit/pull/4109" text:style-name="Internet_20_link" text:visited-style-name="Visited_20_Internet_20_Link">compatibility with all supported PHPUnit versions</text:a>.</text:p>
      <text:p text:style-name="Text_20_body">Files containing template tags in the <text:span text:style-name="Source_20_Text">wp-includes</text:span> directory should have <text:span text:style-name="Source_20_Text">-template</text:span> appended to the end of the name so that they are obvious.</text:p>
      <text:p text:style-name="P4"><text:span text:style-name="Source_20_Text">general-template.php</text:span></text:p>
      <text:h text:style-name="Heading_20_3" text:outline-level="3"><text:a xlink:type="simple" xlink:href="https://developer.wordpress.org/coding-standards/wordpress-coding-standards/php/#interpolation-for-naming-dynamic-hooks" text:style-name="Internet_20_link" text:visited-style-name="Visited_20_Internet_20_Link"><text:bookmark text:name="interpolation-for-naming-dynamic-hooks"/>Interpolation for Naming Dynamic Hooks</text:a></text:h>
      <text:p text:style-name="Text_20_body">Dynamic hooks should be named using interpolation rather than concatenation for readability and discoverability purposes.</text:p>
      <text:p text:style-name="Text_20_body">Dynamic hooks are hooks that include dynamic values in their tag name, e.g. <text:span text:style-name="Source_20_Text">{$new_status}_{$post-&gt;post_type}</text:span> (publish_post).</text:p>
      <text:p text:style-name="Text_20_body">Variables used in hook tags should be wrapped in curly braces <text:span text:style-name="Source_20_Text">{</text:span> and <text:span text:style-name="Source_20_Text">}</text:span>, with the complete outer tag name wrapped in double quotes. This is to ensure PHP can correctly parse the given variables’ types within the interpolated string.</text:p>
      <text:p text:style-name="P4"><text:span text:style-name="Source_20_Text">do_action( "{$new_status}_{$post-&gt;post_type}", $post-&gt;ID, $post );</text:span></text:p>
      <text:p text:style-name="Text_20_body">Where possible, dynamic values in tag names should also be as succinct and to the point as possible. <text:span text:style-name="Source_20_Text">$user_id</text:span> is much more self-documenting than, say, <text:span text:style-name="Source_20_Text">$this-&gt;id</text:span>.</text:p>
      <text:h text:style-name="Heading_20_2" text:outline-level="2"><text:a xlink:type="simple" xlink:href="https://developer.wordpress.org/coding-standards/wordpress-coding-standards/php/#whitespace" text:style-name="Internet_20_link" text:visited-style-name="Visited_20_Internet_20_Link"><text:bookmark text:name="whitespace"/>Whitespace</text:a></text:h>
      <text:h text:style-name="Heading_20_3" text:outline-level="3"><text:a xlink:type="simple" xlink:href="https://developer.wordpress.org/coding-standards/wordpress-coding-standards/php/#space-usage" text:style-name="Internet_20_link" text:visited-style-name="Visited_20_Internet_20_Link"><text:bookmark text:name="space-usage"/>Space Usage</text:a></text:h>
      <text:p text:style-name="Text_20_body">Always put spaces after commas, and on both sides of logical, arithmetic, comparison, string and assignment operators.</text:p>
      <text:p text:style-name="Preformatted_20_Text"><text:span text:style-name="Source_20_Text">SOME_CONST === 23;</text:span></text:p>
      <text:p text:style-name="Preformatted_20_Text"><text:span text:style-name="Source_20_Text">foo() &amp;&amp; bar();</text:span></text:p>
      <text:p text:style-name="Preformatted_20_Text"><text:span text:style-name="Source_20_Text">! $foo;</text:span></text:p>
      <text:p text:style-name="Preformatted_20_Text"><text:span text:style-name="Source_20_Text">array( 1, 2, 3 );</text:span></text:p>
      <text:p text:style-name="Preformatted_20_Text"><text:span text:style-name="Source_20_Text">$baz . '-5';</text:span></text:p>
      <text:p text:style-name="Preformatted_20_Text"><text:span text:style-name="Source_20_Text">$term .= 'X';</text:span></text:p>
      <text:p text:style-name="Preformatted_20_Text"><text:span text:style-name="Source_20_Text">if ( $object instanceof Post_Type_Interface ) {}</text:span></text:p>
      <text:p text:style-name="P4"><text:span text:style-name="Source_20_Text">$result = 2 ** 3; // 8.</text:span></text:p>
      <text:p text:style-name="Text_20_body">Put spaces on both sides of the opening and closing parentheses of control structure blocks.</text:p>
      <text:p text:style-name="P4"><text:span text:style-name="Source_20_Text">foreach ( $foo as $bar ) { ...</text:span></text:p>
      <text:p text:style-name="Text_20_body"><text:soft-page-break/>When defining a function, do it like so:</text:p>
      <text:p text:style-name="Preformatted_20_Text"><text:span text:style-name="Source_20_Text">function my_function( $param1 = 'foo', $param2 = 'bar' ) { ...</text:span></text:p>
      <text:p text:style-name="Preformatted_20_Text"/>
      <text:p text:style-name="P4"><text:span text:style-name="Source_20_Text">function my_other_function() { ...</text:span></text:p>
      <text:p text:style-name="Text_20_body">When calling a function, do it like so:</text:p>
      <text:p text:style-name="Preformatted_20_Text"><text:span text:style-name="Source_20_Text">my_function( $param1, func_param( $param2 ) );</text:span></text:p>
      <text:p text:style-name="P4"><text:span text:style-name="Source_20_Text">my_other_function();</text:span></text:p>
      <text:p text:style-name="Text_20_body">When performing logical comparisons, do it like so:</text:p>
      <text:p text:style-name="P4"><text:span text:style-name="Source_20_Text">if ( ! $foo ) { ...</text:span></text:p>
      <text:p text:style-name="Text_20_body"><text:a xlink:type="simple" xlink:href="https://www.php.net/manual/en/language.types.type-juggling.php#language.types.typecasting" text:style-name="Internet_20_link" text:visited-style-name="Visited_20_Internet_20_Link">Type casts</text:a> must be lowercase. Always prefer the short form of type casts, <text:span text:style-name="Source_20_Text">(int)</text:span> instead of <text:span text:style-name="Source_20_Text">(integer)</text:span> and <text:span text:style-name="Source_20_Text">(bool)</text:span> rather than <text:span text:style-name="Source_20_Text">(boolean)</text:span>. For float casts use <text:span text:style-name="Source_20_Text">(float)</text:span>, not <text:span text:style-name="Source_20_Text">(real)</text:span> which is <text:a xlink:type="simple" xlink:href="https://www.php.net/manual/en/migration74.deprecated.php#migration74.deprecated.core.real" text:style-name="Internet_20_link" text:visited-style-name="Visited_20_Internet_20_Link">deprecated</text:a> in PHP 7.4, and removed in PHP 8:</text:p>
      <text:p text:style-name="Preformatted_20_Text"><text:span text:style-name="Source_20_Text">foreach ( (array) $foo as $bar ) { ...</text:span></text:p>
      <text:p text:style-name="Preformatted_20_Text"/>
      <text:p text:style-name="P4"><text:span text:style-name="Source_20_Text">$foo = (bool) $bar;</text:span></text:p>
      <text:p text:style-name="Text_20_body">When referring to array items, only include a space around the index if it is a variable, for example:</text:p>
      <text:p text:style-name="Preformatted_20_Text"><text:span text:style-name="Source_20_Text">$x = $foo['bar']; // Correct.</text:span></text:p>
      <text:p text:style-name="Preformatted_20_Text"><text:span text:style-name="Source_20_Text">$x = $foo[ 'bar' ]; // Incorrect.</text:span></text:p>
      <text:p text:style-name="Preformatted_20_Text"/>
      <text:p text:style-name="Preformatted_20_Text"><text:span text:style-name="Source_20_Text">$x = $foo[0]; // Correct.</text:span></text:p>
      <text:p text:style-name="Preformatted_20_Text"><text:span text:style-name="Source_20_Text">$x = $foo[ 0 ]; // Incorrect.</text:span></text:p>
      <text:p text:style-name="Preformatted_20_Text"/>
      <text:p text:style-name="Preformatted_20_Text"><text:span text:style-name="Source_20_Text">$x = $foo[ $bar ]; // Correct.</text:span></text:p>
      <text:p text:style-name="P4"><text:span text:style-name="Source_20_Text">$x = $foo[$bar]; // Incorrect.</text:span></text:p>
      <text:p text:style-name="Text_20_body">In a <text:span text:style-name="Source_20_Text">switch</text:span> block, there must be no space between the <text:span text:style-name="Source_20_Text">case</text:span> condition and the colon.</text:p>
      <text:p text:style-name="Preformatted_20_Text"><text:span text:style-name="Source_20_Text">switch ( $foo ) {</text:span></text:p>
      <text:p text:style-name="Preformatted_20_Text"><text:span text:style-name="Source_20_Text"><text:s text:c="4"/>case 'bar': // Correct.</text:span></text:p>
      <text:p text:style-name="Preformatted_20_Text"><text:span text:style-name="Source_20_Text"><text:s text:c="4"/>case 'ba' : // Incorrect.</text:span></text:p>
      <text:p text:style-name="P4"><text:span text:style-name="Source_20_Text">}</text:span></text:p>
      <text:p text:style-name="Text_20_body">Unless otherwise specified, parentheses should have spaces inside them.</text:p>
      <text:p text:style-name="Preformatted_20_Text"><text:span text:style-name="Source_20_Text">if ( $foo &amp;&amp; ( $bar || $baz ) ) { ...</text:span></text:p>
      <text:p text:style-name="Preformatted_20_Text"/>
      <text:p text:style-name="P4"><text:span text:style-name="Source_20_Text">my_function( ( $x - 1 ) * 5, $y );</text:span></text:p>
      <text:p text:style-name="Text_20_body">When using increment (<text:span text:style-name="Source_20_Text">++</text:span>) or decrement (<text:span text:style-name="Source_20_Text">--</text:span>) operators, there should be no spaces between the operator and the variable it applies to.</text:p>
      <text:p text:style-name="Preformatted_20_Text"><text:span text:style-name="Source_20_Text">// Correct.</text:span></text:p>
      <text:p text:style-name="Preformatted_20_Text"><text:span text:style-name="Source_20_Text">for ( $i = 0; $i &lt; 10; $i++ ) {}</text:span></text:p>
      <text:p text:style-name="Preformatted_20_Text"/>
      <text:p text:style-name="Preformatted_20_Text"><text:span text:style-name="Source_20_Text">// Incorrect.</text:span></text:p>
      <text:p text:style-name="Preformatted_20_Text"><text:span text:style-name="Source_20_Text">for ( $i = 0; $i &lt; 10; $i ++ ) {}</text:span></text:p>
      <text:p text:style-name="P4"><text:span text:style-name="Source_20_Text">++ <text:s text:c="2"/>$b; // Multiple spaces.</text:span></text:p>
      <text:h text:style-name="Heading_20_3" text:outline-level="3"><text:a xlink:type="simple" xlink:href="https://developer.wordpress.org/coding-standards/wordpress-coding-standards/php/#indentation" text:style-name="Internet_20_link" text:visited-style-name="Visited_20_Internet_20_Link"><text:bookmark text:name="indentation"/><text:soft-page-break/>Indentation</text:a></text:h>
      <text:p text:style-name="Text_20_body">Your indentation should always reflect logical structure. Use <text:span text:style-name="Strong_20_Emphasis">real tabs</text:span>, <text:span text:style-name="Strong_20_Emphasis">not spaces</text:span>, as this allows the most flexibility across clients.</text:p>
      <text:p text:style-name="Text_20_body">Exception: if you have a block of code that would be more readable if things are aligned, use spaces:</text:p>
      <text:p text:style-name="Preformatted_20_Text"><text:span text:style-name="Source_20_Text">[tab]$foo <text:s text:c="2"/>= 'somevalue';</text:span></text:p>
      <text:p text:style-name="Preformatted_20_Text"><text:span text:style-name="Source_20_Text">[tab]$foo2 <text:s/>= 'somevalue2';</text:span></text:p>
      <text:p text:style-name="Preformatted_20_Text"><text:span text:style-name="Source_20_Text">[tab]$foo34 = 'somevalue3';</text:span></text:p>
      <text:p text:style-name="P4"><text:span text:style-name="Source_20_Text">[tab]$foo5 <text:s/>= 'somevalue4';</text:span></text:p>
      <text:p text:style-name="Text_20_body">For associative arrays, <text:span text:style-name="Emphasis">each item</text:span> should start on a new line when the array contains more than one item:</text:p>
      <text:p text:style-name="P4"><text:span text:style-name="Source_20_Text">$query = new WP_Query( array( 'ID' =&gt; 123 ) );</text:span></text:p>
      <text:p text:style-name="Preformatted_20_Text"><text:span text:style-name="Source_20_Text">$args = array(</text:span></text:p>
      <text:p text:style-name="Preformatted_20_Text"><text:span text:style-name="Source_20_Text">[tab]'post_type' <text:s text:c="2"/>=&gt; 'page',</text:span></text:p>
      <text:p text:style-name="Preformatted_20_Text"><text:span text:style-name="Source_20_Text">[tab]'post_author' =&gt; 123,</text:span></text:p>
      <text:p text:style-name="Preformatted_20_Text"><text:span text:style-name="Source_20_Text">[tab]'post_status' =&gt; 'publish',</text:span></text:p>
      <text:p text:style-name="Preformatted_20_Text"><text:span text:style-name="Source_20_Text">);</text:span></text:p>
      <text:p text:style-name="Preformatted_20_Text"/>
      <text:p text:style-name="P4"><text:span text:style-name="Source_20_Text">$query = new WP_Query( $args );</text:span></text:p>
      <text:p text:style-name="Text_20_body">Note the comma after the last array item: this is recommended because it makes it easier to change the order of the array, and makes for cleaner diffs when new items are added.</text:p>
      <text:p text:style-name="Preformatted_20_Text"><text:span text:style-name="Source_20_Text">$my_array = array(</text:span></text:p>
      <text:p text:style-name="Preformatted_20_Text"><text:span text:style-name="Source_20_Text">[tab]'foo' <text:s text:c="2"/>=&gt; 'somevalue',</text:span></text:p>
      <text:p text:style-name="Preformatted_20_Text"><text:span text:style-name="Source_20_Text">[tab]'foo2' <text:s/>=&gt; 'somevalue2',</text:span></text:p>
      <text:p text:style-name="Preformatted_20_Text"><text:span text:style-name="Source_20_Text">[tab]'foo3' <text:s/>=&gt; 'somevalue3',</text:span></text:p>
      <text:p text:style-name="Preformatted_20_Text"><text:span text:style-name="Source_20_Text">[tab]'foo34' =&gt; 'somevalue3',</text:span></text:p>
      <text:p text:style-name="P4"><text:span text:style-name="Source_20_Text">);</text:span></text:p>
      <text:p text:style-name="Text_20_body">For <text:span text:style-name="Source_20_Text">switch</text:span> control structures, <text:span text:style-name="Source_20_Text">case</text:span> statements should be indented one tab from the <text:span text:style-name="Source_20_Text">switch</text:span> statement and the contents of the <text:span text:style-name="Source_20_Text">case</text:span> should be indented one tab from the <text:span text:style-name="Source_20_Text">case</text:span> condition statement.</text:p>
      <text:p text:style-name="Preformatted_20_Text"><text:span text:style-name="Source_20_Text">switch ( $type ) {</text:span></text:p>
      <text:p text:style-name="Preformatted_20_Text"><text:span text:style-name="Source_20_Text">[tab]case 'foo':</text:span></text:p>
      <text:p text:style-name="Preformatted_20_Text"><text:span text:style-name="Source_20_Text">[tab][tab]some_function();</text:span></text:p>
      <text:p text:style-name="Preformatted_20_Text"><text:span text:style-name="Source_20_Text">[tab][tab]break;</text:span></text:p>
      <text:p text:style-name="Preformatted_20_Text"><text:span text:style-name="Source_20_Text">[tab]case 'bar':</text:span></text:p>
      <text:p text:style-name="Preformatted_20_Text"><text:span text:style-name="Source_20_Text">[tab][tab]some_function();</text:span></text:p>
      <text:p text:style-name="Preformatted_20_Text"><text:span text:style-name="Source_20_Text">[tab][tab]break;</text:span></text:p>
      <text:p text:style-name="P4"><text:span text:style-name="Source_20_Text">}</text:span></text:p>
      <text:p text:style-name="Text_20_body"><text:span text:style-name="Strong_20_Emphasis">Rule of thumb:</text:span> Tabs should be used at the beginning of the line for indentation, while spaces can be used mid-line for alignment.</text:p>
      <text:h text:style-name="Heading_20_3" text:outline-level="3"><text:a xlink:type="simple" xlink:href="https://developer.wordpress.org/coding-standards/wordpress-coding-standards/php/#remove-trailing-spaces" text:style-name="Internet_20_link" text:visited-style-name="Visited_20_Internet_20_Link"><text:bookmark text:name="remove-trailing-spaces"/>Remove Trailing Spaces</text:a></text:h>
      <text:p text:style-name="Text_20_body">Remove trailing whitespace at the end of each line. Omitting the closing PHP tag at the end of a file is preferred. If you use the tag, make sure you remove trailing whitespace.</text:p>
      <text:p text:style-name="Text_20_body">There should be no trailing blank lines at the end of a function body.</text:p>
      <text:h text:style-name="Heading_20_2" text:outline-level="2"><text:a xlink:type="simple" xlink:href="https://developer.wordpress.org/coding-standards/wordpress-coding-standards/php/#formatting" text:style-name="Internet_20_link" text:visited-style-name="Visited_20_Internet_20_Link"><text:bookmark text:name="formatting"/><text:soft-page-break/>Formatting</text:a></text:h>
      <text:h text:style-name="Heading_20_3" text:outline-level="3"><text:a xlink:type="simple" xlink:href="https://developer.wordpress.org/coding-standards/wordpress-coding-standards/php/#brace-style" text:style-name="Internet_20_link" text:visited-style-name="Visited_20_Internet_20_Link"><text:bookmark text:name="brace-style"/>Brace Style</text:a></text:h>
      <text:p text:style-name="Text_20_body">Braces shall be used for all blocks in the style shown here:</text:p>
      <text:p text:style-name="Preformatted_20_Text"><text:span text:style-name="Source_20_Text">if ( condition ) {</text:span></text:p>
      <text:p text:style-name="Preformatted_20_Text"><text:span text:style-name="Source_20_Text"><text:s text:c="4"/>action1();</text:span></text:p>
      <text:p text:style-name="Preformatted_20_Text"><text:span text:style-name="Source_20_Text"><text:s text:c="4"/>action2();</text:span></text:p>
      <text:p text:style-name="Preformatted_20_Text"><text:span text:style-name="Source_20_Text">} elseif ( condition2 &amp;&amp; condition3 ) {</text:span></text:p>
      <text:p text:style-name="Preformatted_20_Text"><text:span text:style-name="Source_20_Text"><text:s text:c="4"/>action3();</text:span></text:p>
      <text:p text:style-name="Preformatted_20_Text"><text:span text:style-name="Source_20_Text"><text:s text:c="4"/>action4();</text:span></text:p>
      <text:p text:style-name="Preformatted_20_Text"><text:span text:style-name="Source_20_Text">} else {</text:span></text:p>
      <text:p text:style-name="Preformatted_20_Text"><text:span text:style-name="Source_20_Text"><text:s text:c="4"/>defaultaction();</text:span></text:p>
      <text:p text:style-name="P4"><text:span text:style-name="Source_20_Text">}</text:span></text:p>
      <text:p text:style-name="Text_20_body">If you have a really long block, consider whether it can be broken into two or more shorter blocks, functions, or methods, to reduce complexity, improve ease of testing, and increase readability.</text:p>
      <text:p text:style-name="Text_20_body">Braces should always be used, even when they are not required:</text:p>
      <text:p text:style-name="Preformatted_20_Text"><text:span text:style-name="Source_20_Text">if ( condition ) {</text:span></text:p>
      <text:p text:style-name="Preformatted_20_Text"><text:span text:style-name="Source_20_Text"><text:s text:c="4"/>action0();</text:span></text:p>
      <text:p text:style-name="Preformatted_20_Text"><text:span text:style-name="Source_20_Text">}</text:span></text:p>
      <text:p text:style-name="Preformatted_20_Text"/>
      <text:p text:style-name="Preformatted_20_Text"><text:span text:style-name="Source_20_Text">if ( condition ) {</text:span></text:p>
      <text:p text:style-name="Preformatted_20_Text"><text:span text:style-name="Source_20_Text"><text:s text:c="4"/>action1();</text:span></text:p>
      <text:p text:style-name="Preformatted_20_Text"><text:span text:style-name="Source_20_Text">} elseif ( condition2 ) {</text:span></text:p>
      <text:p text:style-name="Preformatted_20_Text"><text:span text:style-name="Source_20_Text"><text:s text:c="4"/>action2a();</text:span></text:p>
      <text:p text:style-name="Preformatted_20_Text"><text:span text:style-name="Source_20_Text"><text:s text:c="4"/>action2b();</text:span></text:p>
      <text:p text:style-name="Preformatted_20_Text"><text:span text:style-name="Source_20_Text">}</text:span></text:p>
      <text:p text:style-name="Preformatted_20_Text"/>
      <text:p text:style-name="Preformatted_20_Text"><text:span text:style-name="Source_20_Text">foreach ( $items as $item ) {</text:span></text:p>
      <text:p text:style-name="Preformatted_20_Text"><text:span text:style-name="Source_20_Text"><text:s text:c="4"/>process_item( $item );</text:span></text:p>
      <text:p text:style-name="P4"><text:span text:style-name="Source_20_Text">}</text:span></text:p>
      <text:p text:style-name="Text_20_body">Note that requiring the use of braces means that <text:span text:style-name="Emphasis">single-statement inline control structures</text:span> are prohibited. You are free to use the <text:a xlink:type="simple" xlink:href="https://www.php.net/manual/en/control-structures.alternative-syntax.php" text:style-name="Internet_20_link" text:visited-style-name="Visited_20_Internet_20_Link">alternative syntax for control structures</text:a> (e.g. <text:span text:style-name="Source_20_Text">if</text:span>/<text:span text:style-name="Source_20_Text">endif</text:span>, <text:span text:style-name="Source_20_Text">while</text:span>/<text:span text:style-name="Source_20_Text">endwhile</text:span>)—especially in templates where PHP code is embedded within HTML, for instance:</text:p>
      <text:p text:style-name="Preformatted_20_Text"><text:span text:style-name="Source_20_Text">&lt;?php if ( have_posts() ) : ?&gt;</text:span></text:p>
      <text:p text:style-name="Preformatted_20_Text"><text:span text:style-name="Source_20_Text"><text:s text:c="4"/>&lt;div class="hfeed"&gt;</text:span></text:p>
      <text:p text:style-name="Preformatted_20_Text"><text:span text:style-name="Source_20_Text"><text:s text:c="8"/>&lt;?php while ( have_posts() ) : the_post(); ?&gt;</text:span></text:p>
      <text:p text:style-name="Preformatted_20_Text"><text:span text:style-name="Source_20_Text"><text:s text:c="12"/>&lt;article id="&lt;?php echo esc_attr( 'post-' . get_the_ID() ); ?&gt;" class="&lt;?php echo esc_attr( get_post_class() ); ?&gt;"&gt;</text:span></text:p>
      <text:p text:style-name="Preformatted_20_Text"><text:span text:style-name="Source_20_Text"><text:s text:c="16"/>&lt;!-- ... --&gt;</text:span></text:p>
      <text:p text:style-name="Preformatted_20_Text"><text:span text:style-name="Source_20_Text"><text:s text:c="12"/>&lt;/article&gt;</text:span></text:p>
      <text:p text:style-name="Preformatted_20_Text"><text:span text:style-name="Source_20_Text"><text:s text:c="8"/>&lt;?php endwhile; ?&gt;</text:span></text:p>
      <text:p text:style-name="Preformatted_20_Text"><text:span text:style-name="Source_20_Text"><text:s text:c="4"/>&lt;/div&gt;</text:span></text:p>
      <text:p text:style-name="P4"><text:span text:style-name="Source_20_Text">&lt;?php endif; ?&gt;</text:span></text:p>
      <text:h text:style-name="Heading_20_3" text:outline-level="3"><text:a xlink:type="simple" xlink:href="https://developer.wordpress.org/coding-standards/wordpress-coding-standards/php/#declaring-arrays" text:style-name="Internet_20_link" text:visited-style-name="Visited_20_Internet_20_Link"><text:bookmark text:name="declaring-arrays"/>Declaring Arrays</text:a></text:h>
      <text:p text:style-name="Text_20_body">Using long array syntax ( <text:span text:style-name="Source_20_Text">array( 1, 2, 3 )</text:span> ) for declaring arrays is generally more readable than short array syntax ( <text:span text:style-name="Source_20_Text">[ 1, 2, 3 ]</text:span> ), particularly for those with vision difficulties. Additionally, it’s much more descriptive for beginners.</text:p>
      <text:p text:style-name="Text_20_body"><text:soft-page-break/>Arrays must be declared using long array syntax.</text:p>
      <text:h text:style-name="Heading_20_3" text:outline-level="3"><text:a xlink:type="simple" xlink:href="https://developer.wordpress.org/coding-standards/wordpress-coding-standards/php/#multiline-function-calls" text:style-name="Internet_20_link" text:visited-style-name="Visited_20_Internet_20_Link"><text:bookmark text:name="multiline-function-calls"/>Multiline Function Calls</text:a></text:h>
      <text:p text:style-name="Text_20_body">When splitting a function call over multiple lines, each parameter must be on a separate line. Single line inline comments can take up their own line.</text:p>
      <text:p text:style-name="Text_20_body">Each parameter must take up no more than a single line. Multi-line parameter values must be assigned to a variable and then that variable should be passed to the function call.</text:p>
      <text:p text:style-name="Preformatted_20_Text"><text:span text:style-name="Source_20_Text">$bar = array(</text:span></text:p>
      <text:p text:style-name="Preformatted_20_Text"><text:span text:style-name="Source_20_Text"><text:s text:c="4"/>'use_this' =&gt; true,</text:span></text:p>
      <text:p text:style-name="Preformatted_20_Text"><text:span text:style-name="Source_20_Text"><text:s text:c="4"/>'meta_key' =&gt; 'field_name',</text:span></text:p>
      <text:p text:style-name="Preformatted_20_Text"><text:span text:style-name="Source_20_Text">);</text:span></text:p>
      <text:p text:style-name="Preformatted_20_Text"><text:span text:style-name="Source_20_Text">$baz = sprintf(</text:span></text:p>
      <text:p text:style-name="Preformatted_20_Text"><text:span text:style-name="Source_20_Text"><text:s text:c="4"/>/* translators: %s: Friend's name */</text:span></text:p>
      <text:p text:style-name="Preformatted_20_Text"><text:span text:style-name="Source_20_Text"><text:s text:c="4"/>__( 'Hello, %s!', 'yourtextdomain' ),</text:span></text:p>
      <text:p text:style-name="Preformatted_20_Text"><text:span text:style-name="Source_20_Text"><text:s text:c="4"/>$friend_name</text:span></text:p>
      <text:p text:style-name="Preformatted_20_Text"><text:span text:style-name="Source_20_Text">);</text:span></text:p>
      <text:p text:style-name="Preformatted_20_Text"/>
      <text:p text:style-name="Preformatted_20_Text"><text:span text:style-name="Source_20_Text">$a = foo(</text:span></text:p>
      <text:p text:style-name="Preformatted_20_Text"><text:span text:style-name="Source_20_Text"><text:s text:c="4"/>$bar,</text:span></text:p>
      <text:p text:style-name="Preformatted_20_Text"><text:span text:style-name="Source_20_Text"><text:s text:c="4"/>$baz,</text:span></text:p>
      <text:p text:style-name="Preformatted_20_Text"><text:span text:style-name="Source_20_Text"><text:s text:c="4"/>/* translators: %s: cat */</text:span></text:p>
      <text:p text:style-name="Preformatted_20_Text"><text:span text:style-name="Source_20_Text"><text:s text:c="4"/>sprintf( __( 'The best pet is a %s.' ), 'cat' )</text:span></text:p>
      <text:p text:style-name="P4"><text:span text:style-name="Source_20_Text">);</text:span></text:p>
      <text:h text:style-name="Heading_20_3" text:outline-level="3"><text:a xlink:type="simple" xlink:href="https://developer.wordpress.org/coding-standards/wordpress-coding-standards/php/#type-declarations" text:style-name="Internet_20_link" text:visited-style-name="Visited_20_Internet_20_Link"><text:bookmark text:name="type-declarations"/>Type declarations</text:a></text:h>
      <text:p text:style-name="Text_20_body">Type declarations must have exactly one space before and after the type. The nullability operator (<text:span text:style-name="Source_20_Text">?</text:span>) is regarded as part of the type declaration and there should be no space between this operator and the actual type. Class/interface/enum name based type declarations should use the case of the class/interface/enum name as declared, while the keyword-based type declarations should be lowercased.</text:p>
      <text:p text:style-name="Text_20_body">Return type declarations should have no space between the closing parenthesis of the function declaration and the colon starting a return type.</text:p>
      <text:p text:style-name="Text_20_body">These rules apply to all structures allowing for type declarations: functions, closures, enums, catch conditions as well as the PHP 7.4 arrow functions and typed properties.</text:p>
      <text:p text:style-name="Preformatted_20_Text"><text:span text:style-name="Source_20_Text">// Correct.</text:span></text:p>
      <text:p text:style-name="Preformatted_20_Text"><text:span text:style-name="Source_20_Text">function foo( Class_Name $parameter, callable $callable, int $number_of_things = 0 ) {</text:span></text:p>
      <text:p text:style-name="Preformatted_20_Text"><text:span text:style-name="Source_20_Text"><text:s text:c="4"/>// Do something.</text:span></text:p>
      <text:p text:style-name="Preformatted_20_Text"><text:span text:style-name="Source_20_Text">}</text:span></text:p>
      <text:p text:style-name="Preformatted_20_Text"/>
      <text:p text:style-name="Preformatted_20_Text"><text:span text:style-name="Source_20_Text">function bar(</text:span></text:p>
      <text:p text:style-name="Preformatted_20_Text"><text:span text:style-name="Source_20_Text"><text:s text:c="4"/>Interface_Name&amp;Concrete_Class $param_a,</text:span></text:p>
      <text:p text:style-name="Preformatted_20_Text"><text:span text:style-name="Source_20_Text"><text:s text:c="4"/>string|int $param_b,</text:span></text:p>
      <text:p text:style-name="Preformatted_20_Text"><text:span text:style-name="Source_20_Text"><text:s text:c="4"/>callable $param_c = 'default_callable'</text:span></text:p>
      <text:p text:style-name="Preformatted_20_Text"><text:span text:style-name="Source_20_Text">): User|false {</text:span></text:p>
      <text:p text:style-name="Preformatted_20_Text"><text:span text:style-name="Source_20_Text"><text:s text:c="4"/>// Do something.</text:span></text:p>
      <text:p text:style-name="Preformatted_20_Text"><text:span text:style-name="Source_20_Text">}</text:span></text:p>
      <text:p text:style-name="Preformatted_20_Text"/>
      <text:p text:style-name="Preformatted_20_Text"><text:span text:style-name="Source_20_Text">// Incorrect.</text:span></text:p>
      <text:p text:style-name="Preformatted_20_Text"><text:span text:style-name="Source_20_Text">function baz(Class_Name $param_a, String$param_b, <text:s text:c="5"/>CALLABLE <text:s text:c="4"/>$param_c ) <text:s text:c="2"/>: <text:s text:c="2"/>? <text:s text:c="2"/>iterable <text:s text:c="2"/>{</text:span></text:p>
      <text:p text:style-name="Preformatted_20_Text"><text:span text:style-name="Source_20_Text"><text:s text:c="4"/>// Do something.</text:span></text:p>
      <text:p text:style-name="P4"><text:soft-page-break/><text:span text:style-name="Source_20_Text">}</text:span></text:p>
      <text:p text:style-name="Text_20_body">Type declaration usage has the following restrictions based on the minimum required PHP version of an application, whether it is WordPress Core, a plugin or a theme:</text:p>
      <text:list text:style-name="L5">
        <text:list-item>
          <text:p text:style-name="P13">The scalar <text:span text:style-name="Source_20_Text">bool</text:span>, <text:span text:style-name="Source_20_Text">int</text:span>, <text:span text:style-name="Source_20_Text">float</text:span>, and <text:span text:style-name="Source_20_Text">string</text:span> type declarations cannot be used until the minimum PHP version is PHP 7.0 or higher. </text:p>
        </text:list-item>
        <text:list-item>
          <text:p text:style-name="P13">Return type declarations cannot be used until the minimum PHP version is PHP 7.0 or higher. </text:p>
        </text:list-item>
        <text:list-item>
          <text:p text:style-name="P13">Nullable type declarations cannot be used until the minimum PHP version is PHP 7.1 or higher. </text:p>
        </text:list-item>
        <text:list-item>
          <text:p text:style-name="P13">The <text:span text:style-name="Source_20_Text">iterable</text:span> and <text:span text:style-name="Source_20_Text">void</text:span> type declarations cannot be used until the minimum PHP version is PHP 7.1 or higher. The <text:span text:style-name="Source_20_Text">void</text:span> type can only be used as a return type. </text:p>
        </text:list-item>
        <text:list-item>
          <text:p text:style-name="P13">The <text:span text:style-name="Source_20_Text">object</text:span> type declaration cannot be used until the minimum PHP version is PHP 7.2 or higher. </text:p>
        </text:list-item>
        <text:list-item>
          <text:p text:style-name="P13">Property type declarations cannot be used until the minimum PHP version is PHP 7.4 or higher. </text:p>
        </text:list-item>
        <text:list-item>
          <text:p text:style-name="P13"><text:span text:style-name="Source_20_Text">static</text:span> (return type only) cannot be used until the minimum PHP version is PHP 8.0 or higher. </text:p>
        </text:list-item>
        <text:list-item>
          <text:p text:style-name="P13"><text:span text:style-name="Source_20_Text">mixed</text:span> type cannot be used until the minimum PHP version is PHP 8.0 or higher. Take note that the <text:span text:style-name="Source_20_Text">mixed</text:span> type includes <text:span text:style-name="Source_20_Text">null</text:span>, so cannot be made nullable. </text:p>
        </text:list-item>
        <text:list-item>
          <text:p text:style-name="P13">Union types cannot be used until the minimum PHP version is PHP 8.0 or higher. </text:p>
        </text:list-item>
        <text:list-item>
          <text:p text:style-name="P13">Intersection types cannot be used until the minimum PHP version is PHP 8.1 or higher. </text:p>
        </text:list-item>
        <text:list-item>
          <text:p text:style-name="P13"><text:span text:style-name="Source_20_Text">never</text:span> (return type only) cannot be used until the minimum PHP version is PHP 8.1 or higher. </text:p>
        </text:list-item>
        <text:list-item>
          <text:p text:style-name="P12">Disjunctive normal form types (combining union types and intersection types) cannot be used until the minimum PHP version is PHP 8.2 or higher. </text:p>
        </text:list-item>
      </text:list>
      <text:p text:style-name="Text_20_body"><text:span text:style-name="Emphasis">Usage in WordPress Core</text:span></text:p>
      <text:p text:style-name="Text_20_body">Adding type declarations to existing WordPress Core functions should be done with extreme care.</text:p>
      <text:p text:style-name="Text_20_body">The function signature of any function (method) which can be overloaded by plugins or themes should not be touched.<text:line-break/>This leaves, for now, only unconditionally declared functions in the global namespace, <text:span text:style-name="Source_20_Text">private</text:span> class methods, and code new to Core, as candidates for adding type declarations.</text:p>
      <text:p text:style-name="Text_20_body">Note: Using the <text:span text:style-name="Source_20_Text">array</text:span> keyword in type declarations is <text:span text:style-name="Strong_20_Emphasis">strongly discouraged</text:span> for now, as most often, it would be better to use <text:span text:style-name="Source_20_Text">iterable</text:span> to allow for more flexibility in the implementation and that keyword is not yet available for use in WordPress Core until the minimum requirements are raised to PHP 7.1.</text:p>
      <text:h text:style-name="Heading_20_3" text:outline-level="3"><text:a xlink:type="simple" xlink:href="https://developer.wordpress.org/coding-standards/wordpress-coding-standards/php/#magic-constants" text:style-name="Internet_20_link" text:visited-style-name="Visited_20_Internet_20_Link"><text:bookmark text:name="magic-constants"/>Magic constants</text:a></text:h>
      <text:p text:style-name="Text_20_body">The <text:a xlink:type="simple" xlink:href="https://www.php.net/manual/en/language.constants.magic.php" text:style-name="Internet_20_link" text:visited-style-name="Visited_20_Internet_20_Link">PHP native <text:span text:style-name="Source_20_Text">__*__</text:span> magic constants</text:a>, like <text:span text:style-name="Source_20_Text">__CLASS__</text:span> and <text:span text:style-name="Source_20_Text">__DIR__</text:span>, should be written in uppercase when used.</text:p>
      <text:p text:style-name="Text_20_body">When using the <text:span text:style-name="Source_20_Text">::class</text:span> constant for class name resolution, the <text:span text:style-name="Source_20_Text">class</text:span> keyword should be in lowercase and there should be no spaces around the <text:span text:style-name="Source_20_Text">::</text:span> operator.</text:p>
      <text:p text:style-name="Preformatted_20_Text"><text:soft-page-break/><text:span text:style-name="Source_20_Text">// Correct.</text:span></text:p>
      <text:p text:style-name="Preformatted_20_Text"><text:span text:style-name="Source_20_Text">add_action( 'action_name', array( __CLASS__, 'method_name' ) );</text:span></text:p>
      <text:p text:style-name="Preformatted_20_Text"><text:span text:style-name="Source_20_Text">add_action( 'action_name', array( My_Class::class, 'method_name' ) );</text:span></text:p>
      <text:p text:style-name="Preformatted_20_Text"/>
      <text:p text:style-name="Preformatted_20_Text"><text:span text:style-name="Source_20_Text">// Incorrect.</text:span></text:p>
      <text:p text:style-name="Preformatted_20_Text"><text:span text:style-name="Source_20_Text">require_once __dIr__ . '/relative-path/file-name.php';</text:span></text:p>
      <text:p text:style-name="P4"><text:span text:style-name="Source_20_Text">add_action( 'action_name', array( My_Class :: CLASS, 'method_name' ) );</text:span></text:p>
      <text:h text:style-name="Heading_20_3" text:outline-level="3"><text:a xlink:type="simple" xlink:href="https://developer.wordpress.org/coding-standards/wordpress-coding-standards/php/#spread-operator" text:style-name="Internet_20_link" text:visited-style-name="Visited_20_Internet_20_Link"><text:bookmark text:name="spread-operator"/>Spread operator …</text:a></text:h>
      <text:p text:style-name="Text_20_body">When using the spread operator, there should be one space or a new line with the appropriate indentation before the spread operator. There should be no spaces between the spread operator and the variable/function call it applies to. When combining the spread operator with the reference operator (<text:span text:style-name="Source_20_Text">&amp;</text:span>), there should be no spaces between them.</text:p>
      <text:p text:style-name="Preformatted_20_Text"><text:span text:style-name="Source_20_Text">// Correct.</text:span></text:p>
      <text:p text:style-name="Preformatted_20_Text"><text:span text:style-name="Source_20_Text">function foo( &amp;...$spread ) {</text:span></text:p>
      <text:p text:style-name="Preformatted_20_Text"><text:span text:style-name="Source_20_Text"><text:s text:c="4"/>bar( ...$spread );</text:span></text:p>
      <text:p text:style-name="Preformatted_20_Text"/>
      <text:p text:style-name="Preformatted_20_Text"><text:span text:style-name="Source_20_Text"><text:s text:c="4"/>bar(</text:span></text:p>
      <text:p text:style-name="Preformatted_20_Text"><text:span text:style-name="Source_20_Text"><text:s text:c="8"/>array( ...$foo ),</text:span></text:p>
      <text:p text:style-name="Preformatted_20_Text"><text:span text:style-name="Source_20_Text"><text:s text:c="8"/>...array_values( $keyed_array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Incorrect.</text:span></text:p>
      <text:p text:style-name="Preformatted_20_Text"><text:span text:style-name="Source_20_Text">function fool( &amp; <text:s text:c="2"/>... $spread ) {</text:span></text:p>
      <text:p text:style-name="Preformatted_20_Text"><text:span text:style-name="Source_20_Text"><text:s text:c="4"/>bar(...</text:span></text:p>
      <text:p text:style-name="Preformatted_20_Text"><text:span text:style-name="Source_20_Text"><text:s text:c="13"/>$spread );</text:span></text:p>
      <text:p text:style-name="Preformatted_20_Text"/>
      <text:p text:style-name="Preformatted_20_Text"><text:span text:style-name="Source_20_Text"><text:s text:c="4"/>bar(</text:span></text:p>
      <text:p text:style-name="Preformatted_20_Text"><text:span text:style-name="Source_20_Text"><text:s text:c="8"/>[... <text:s/>$foo ],... array_values( $keyed_array )</text:span></text:p>
      <text:p text:style-name="Preformatted_20_Text"><text:span text:style-name="Source_20_Text"><text:s text:c="4"/>);</text:span></text:p>
      <text:p text:style-name="P4"><text:span text:style-name="Source_20_Text">}</text:span></text:p>
      <text:p text:style-name="Text_20_body">The spread operator (or splat operator as it’s known in other languages) can be used for packing arguments in function declarations (variadic functions) and unpacking them in function calls as of PHP 5.6. Since PHP 7.4, the spread operator is also used for unpacking numerically-indexed arrays, with string-keyed array unpacking available since PHP 8.1.<text:line-break/>When used in a function declaration, the spread operator can only be used with the last parameter.</text:p>
      <text:h text:style-name="Heading_20_2" text:outline-level="2"><text:a xlink:type="simple" xlink:href="https://developer.wordpress.org/coding-standards/wordpress-coding-standards/php/#declare-statements-namespace-and-import-statements" text:style-name="Internet_20_link" text:visited-style-name="Visited_20_Internet_20_Link"><text:bookmark text:name="declare-statements-namespace-and-import-statements"/>Declare Statements, Namespace, and Import Statements</text:a></text:h>
      <text:h text:style-name="Heading_20_3" text:outline-level="3"><text:a xlink:type="simple" xlink:href="https://developer.wordpress.org/coding-standards/wordpress-coding-standards/php/#namespace-declarations" text:style-name="Internet_20_link" text:visited-style-name="Visited_20_Internet_20_Link"><text:bookmark text:name="namespace-declarations"/>Namespace declarations</text:a></text:h>
      <text:p text:style-name="Text_20_body">Each part of a namespace name should consist of capitalized words separated by underscores.</text:p>
      <text:p text:style-name="Text_20_body">Namespace declarations should have exactly one blank line before the declaration and at least one blank line after.</text:p>
      <text:p text:style-name="P4"><text:span text:style-name="Source_20_Text">namespace Prefix\Admin\Domain_URL\Sub_Domain\Event; // Correct.</text:span></text:p>
      <text:p text:style-name="Text_20_body">There should be only one namespace declaration per file, and it should be at the top of the file. Namespace declarations using curly brace syntax are not allowed. Explicit global namespace declaration (namespace declaration without name) are also not allowed.</text:p>
      <text:p text:style-name="Preformatted_20_Text"><text:soft-page-break/><text:span text:style-name="Source_20_Text">// Incorrect: namespace declaration using curly brace syntax.</text:span></text:p>
      <text:p text:style-name="Preformatted_20_Text"><text:span text:style-name="Source_20_Text">namespace Foo {</text:span></text:p>
      <text:p text:style-name="Preformatted_20_Text"><text:span text:style-name="Source_20_Text"><text:s text:c="4"/>// Code.</text:span></text:p>
      <text:p text:style-name="Preformatted_20_Text"><text:span text:style-name="Source_20_Text">}</text:span></text:p>
      <text:p text:style-name="Preformatted_20_Text"/>
      <text:p text:style-name="Preformatted_20_Text"><text:span text:style-name="Source_20_Text">// Incorrect: namespace declaration for the global namespace.</text:span></text:p>
      <text:p text:style-name="Preformatted_20_Text"><text:span text:style-name="Source_20_Text">namespace {</text:span></text:p>
      <text:p text:style-name="Preformatted_20_Text"><text:span text:style-name="Source_20_Text"><text:s text:c="4"/>// Code.</text:span></text:p>
      <text:p text:style-name="P4"><text:span text:style-name="Source_20_Text">}</text:span></text:p>
      <text:p text:style-name="Text_20_body"><text:span text:style-name="Emphasis">There is currently no timeline for introducing namespaces to WordPress Core.</text:span></text:p>
      <text:p text:style-name="Text_20_body">The use of namespaces in plugins and themes is strongly encouraged. It is a great way to prefix a lot of your code to prevent naming conflicts with other plugins, themes and/or WordPress Core.</text:p>
      <text:p text:style-name="Text_20_body">Please do make sure you use a unique and long enough namespace prefix to actually prevent conflicts. Generally speaking, using a namespace prefix along the lines of <text:span text:style-name="Source_20_Text">Vendor\Project_Name</text:span> is a good idea.</text:p>
      <text:p text:style-name="P8">The <text:span text:style-name="Source_20_Text">wp</text:span> and <text:span text:style-name="Source_20_Text">WordPress</text:span> namespace prefixes are reserved for WordPress itself.</text:p>
      <text:p text:style-name="Text_20_body">Namespacing has no effect on variables, constants declared with <text:span text:style-name="Source_20_Text">define()</text:span> or non-PHP native constructs, like the hook names as used in WordPress.<text:line-break/>Those still need to be prefixed individually.</text:p>
      <text:h text:style-name="Heading_20_3" text:outline-level="3"><text:a xlink:type="simple" xlink:href="https://developer.wordpress.org/coding-standards/wordpress-coding-standards/php/#using-import-use-statements" text:style-name="Internet_20_link" text:visited-style-name="Visited_20_Internet_20_Link"><text:bookmark text:name="using-import-use-statements"/>Using import use statements</text:a></text:h>
      <text:p text:style-name="Text_20_body">Using import <text:span text:style-name="Source_20_Text">use</text:span> statements allows you to refer to constants, functions, classes, interfaces, namespaces, enums and traits that live outside of the current namespace.</text:p>
      <text:p text:style-name="Text_20_body">Import <text:span text:style-name="Source_20_Text">use</text:span> statements should be at the top of the file and follow the (optional) <text:span text:style-name="Source_20_Text">namespace</text:span> declaration. They should follow a specific order based on the <text:span text:style-name="Strong_20_Emphasis">type</text:span> of the import:</text:p>
      <text:list text:style-name="L6">
        <text:list-item>
          <text:p text:style-name="P15"><text:span text:style-name="Source_20_Text">use</text:span> statements for namespaces, classes, interfaces, traits and enums </text:p>
        </text:list-item>
        <text:list-item>
          <text:p text:style-name="P15"><text:span text:style-name="Source_20_Text">use</text:span> statements for functions </text:p>
        </text:list-item>
        <text:list-item>
          <text:p text:style-name="P14"><text:span text:style-name="Source_20_Text">use</text:span> statements for constants </text:p>
        </text:list-item>
      </text:list>
      <text:p text:style-name="Text_20_body">Aliases can be used to prevent name collisions (two classes in different namespaces using the same class name).<text:line-break/>When using aliases, make sure the aliases follow the WordPress naming convention and are unique.</text:p>
      <text:p text:style-name="Text_20_body">The following examples showcase the correct and incorrect usage of import <text:span text:style-name="Source_20_Text">use</text:span> statements regarding things like spacing, groupings, leading backslashes, etc.</text:p>
      <text:p text:style-name="Text_20_body">Correct:</text:p>
      <text:p text:style-name="Preformatted_20_Text"><text:span text:style-name="Source_20_Text">namespace Project_Name\Feature;</text:span></text:p>
      <text:p text:style-name="Preformatted_20_Text"/>
      <text:p text:style-name="Preformatted_20_Text"><text:span text:style-name="Source_20_Text">use Project_Name\Sub_Feature\Class_A;</text:span></text:p>
      <text:p text:style-name="Preformatted_20_Text"><text:span text:style-name="Source_20_Text">use Project_Name\Sub_Feature\Class_C as Aliased_Class_C;</text:span></text:p>
      <text:p text:style-name="Preformatted_20_Text"><text:span text:style-name="Source_20_Text">use Project_Name\Sub_Feature\{</text:span></text:p>
      <text:p text:style-name="Preformatted_20_Text"><text:span text:style-name="Source_20_Text"><text:s text:c="4"/>Class_D,</text:span></text:p>
      <text:p text:style-name="Preformatted_20_Text"><text:span text:style-name="Source_20_Text"><text:s text:c="4"/>Class_E as Aliased_Class_E,</text:span></text:p>
      <text:p text:style-name="Preformatted_20_Text"><text:span text:style-name="Source_20_Text">}</text:span></text:p>
      <text:p text:style-name="Preformatted_20_Text"/>
      <text:p text:style-name="Preformatted_20_Text"><text:span text:style-name="Source_20_Text">use function Project_Name\Sub_Feature\function_a;</text:span></text:p>
      <text:p text:style-name="Preformatted_20_Text"><text:span text:style-name="Source_20_Text">use function Project_Name\Sub_Feature\function_b as aliased_function;</text:span></text:p>
      <text:p text:style-name="Preformatted_20_Text"/>
      <text:p text:style-name="Preformatted_20_Text"><text:soft-page-break/><text:span text:style-name="Source_20_Text">use const Project_Name\Sub_Feature\CONSTANT_A;</text:span></text:p>
      <text:p text:style-name="Preformatted_20_Text"><text:span text:style-name="Source_20_Text">use const Project_Name\Sub_Feature\CONSTANT_D as ALIASED_CONSTANT;</text:span></text:p>
      <text:p text:style-name="Preformatted_20_Text"/>
      <text:p text:style-name="P4"><text:span text:style-name="Source_20_Text">// Rest of the code.</text:span></text:p>
      <text:p text:style-name="Text_20_body">Incorrect:</text:p>
      <text:p text:style-name="Preformatted_20_Text"><text:span text:style-name="Source_20_Text">namespace Project_Name\Feature;</text:span></text:p>
      <text:p text:style-name="Preformatted_20_Text"/>
      <text:p text:style-name="Preformatted_20_Text"><text:span text:style-name="Source_20_Text">use <text:s text:c="2"/>const <text:s text:c="2"/>Project_Name\Sub_Feature\CONSTANT_A; // Superfluous whitespace after the "use" and the "const" keywords.</text:span></text:p>
      <text:p text:style-name="Preformatted_20_Text"><text:span text:style-name="Source_20_Text">use function Project_Name\Sub_Feature\function_a; // Function import after constant import.</text:span></text:p>
      <text:p text:style-name="Preformatted_20_Text"><text:span text:style-name="Source_20_Text">use \Project_Name\Sub_Feature\Class_C as aliased_class_c; // Leading backslash shouldn't be used, alias doesn't comply with naming conventions.</text:span></text:p>
      <text:p text:style-name="Preformatted_20_Text"><text:span text:style-name="Source_20_Text">use Project_Name\Sub_Feature\{Class_D, Class_E <text:s text:c="2"/>as <text:s text:c="2"/>Aliased_Class_E} // Extra spaces around the "as" keyword, incorrect whitespace use inside the brace opener and closer.</text:span></text:p>
      <text:p text:style-name="Preformatted_20_Text"><text:span text:style-name="Source_20_Text">use Vendor\Package\{ function function_a, function function_b,</text:span></text:p>
      <text:p text:style-name="Preformatted_20_Text"><text:span text:style-name="Source_20_Text"><text:s text:c="5"/>Class_C,</text:span></text:p>
      <text:p text:style-name="Preformatted_20_Text"><text:span text:style-name="Source_20_Text"><text:s text:c="8"/>const CONSTANT_NAME}; // Combining different types of imports in one use statement, incorrect whitespace use within group use statement.</text:span></text:p>
      <text:p text:style-name="Preformatted_20_Text"/>
      <text:p text:style-name="Preformatted_20_Text"><text:span text:style-name="Source_20_Text">class Foo {</text:span></text:p>
      <text:p text:style-name="Preformatted_20_Text"><text:span text:style-name="Source_20_Text"><text:s text:c="4"/>// Code.</text:span></text:p>
      <text:p text:style-name="Preformatted_20_Text"><text:span text:style-name="Source_20_Text">}</text:span></text:p>
      <text:p text:style-name="Preformatted_20_Text"/>
      <text:p text:style-name="Preformatted_20_Text"><text:span text:style-name="Source_20_Text">use const \Project_Name\Sub_Feature\CONSTANT_D as Aliased_constant; // Import after class definition, leading backslash, naming conventions violation.</text:span></text:p>
      <text:p text:style-name="Preformatted_20_Text"><text:span text:style-name="Source_20_Text">use function Project_Name\Sub_Feature\function_b as Aliased_Function; // Import after class definition, naming conventions violation.</text:span></text:p>
      <text:p text:style-name="Preformatted_20_Text"/>
      <text:p text:style-name="P4"><text:span text:style-name="Source_20_Text">// Rest of the code.</text:span></text:p>
      <text:p text:style-name="P8">Import <text:span text:style-name="Source_20_Text">use</text:span> statements have no effect on dynamic class, function or constant names.<text:line-break/>Group <text:span text:style-name="Source_20_Text">use</text:span> statements are available from PHP 7.0, and trailing commas in group <text:span text:style-name="Source_20_Text">use</text:span> statements are available from PHP 7.2.</text:p>
      <text:p text:style-name="Text_20_body">Note that, unless you have implemented <text:a xlink:type="simple" xlink:href="https://www.php.net/manual/en/language.oop5.autoload.php" text:style-name="Internet_20_link" text:visited-style-name="Visited_20_Internet_20_Link">autoloading</text:a>, the <text:span text:style-name="Source_20_Text">use</text:span> statement won’t automatically load whatever is being imported. You’ll either need to set up autoloading or load the file containing the class/function/constant using a <text:span text:style-name="Source_20_Text">require/import</text:span> statement, for the imported constructs to be loaded when used.</text:p>
      <text:p text:style-name="Text_20_body"><text:span text:style-name="Strong_20_Emphasis">Note about WordPress Core usage</text:span></text:p>
      <text:p text:style-name="Text_20_body">While import <text:span text:style-name="Source_20_Text">use</text:span> statements can already be used in WordPress Core, it is, for the moment, <text:span text:style-name="Strong_20_Emphasis">strongly discouraged</text:span>.</text:p>
      <text:p text:style-name="Text_20_body">Import <text:span text:style-name="Source_20_Text">use</text:span> statements are most useful when combined with namespaces and a class autoloading implementation.<text:line-break/>As neither of these are currently in place for WordPress Core and discussions about this are ongoing, holding off on adding import <text:span text:style-name="Source_20_Text">use</text:span> statements to WordPress Core is the sensible choice for now.</text:p>
      <text:h text:style-name="Heading_20_2" text:outline-level="2"><text:a xlink:type="simple" xlink:href="https://developer.wordpress.org/coding-standards/wordpress-coding-standards/php/#object-oriented-programming" text:style-name="Internet_20_link" text:visited-style-name="Visited_20_Internet_20_Link"><text:bookmark text:name="object-oriented-programming"/><text:soft-page-break/>Object-Oriented Programming</text:a></text:h>
      <text:h text:style-name="Heading_20_3" text:outline-level="3"><text:a xlink:type="simple" xlink:href="https://developer.wordpress.org/coding-standards/wordpress-coding-standards/php/#only-one-object-structure-class-interface-trait-enum-per-file" text:style-name="Internet_20_link" text:visited-style-name="Visited_20_Internet_20_Link"><text:bookmark text:name="only-one-object-structure-class-interface-trait-enum-per-file"/>Only One Object Structure (Class/Interface/Trait/Enum) per File</text:a></text:h>
      <text:p text:style-name="Text_20_body">For instance, if we have a file called <text:span text:style-name="Source_20_Text">class-example-class.php</text:span> it can only contain one class in that file.</text:p>
      <text:p text:style-name="Preformatted_20_Text"><text:span text:style-name="Source_20_Text">// Incorrect: file class-example-class.php.</text:span></text:p>
      <text:p text:style-name="Preformatted_20_Text"><text:span text:style-name="Source_20_Text">class Example_Class {}</text:span></text:p>
      <text:p text:style-name="Preformatted_20_Text"/>
      <text:p text:style-name="P4"><text:span text:style-name="Source_20_Text">class Example_Class_Extended {}</text:span></text:p>
      <text:p text:style-name="Text_20_body">The second class should be in its own file called <text:span text:style-name="Source_20_Text">class-example-class-extended.php</text:span>.</text:p>
      <text:p text:style-name="Preformatted_20_Text"><text:span text:style-name="Source_20_Text">// Correct: file class-example-class.php.</text:span></text:p>
      <text:p text:style-name="P4"><text:span text:style-name="Source_20_Text">class Example_Class {}</text:span></text:p>
      <text:p text:style-name="Preformatted_20_Text"><text:span text:style-name="Source_20_Text">// Correct: file class-example-class-extended.php.</text:span></text:p>
      <text:p text:style-name="P4"><text:span text:style-name="Source_20_Text">class Example_Class_Extended {}</text:span></text:p>
      <text:h text:style-name="Heading_20_3" text:outline-level="3"><text:a xlink:type="simple" xlink:href="https://developer.wordpress.org/coding-standards/wordpress-coding-standards/php/#trait-use-statements" text:style-name="Internet_20_link" text:visited-style-name="Visited_20_Internet_20_Link"><text:bookmark text:name="trait-use-statements"/>Trait Use Statements</text:a></text:h>
      <text:p text:style-name="Text_20_body">Trait <text:span text:style-name="Source_20_Text">use</text:span> statements should be at the top of a class and should have exactly one blank line before the first <text:span text:style-name="Source_20_Text">use</text:span> statement, and at least one blank line after the last statement. The only exception is when the class only contains trait <text:span text:style-name="Source_20_Text">use</text:span> statements, in which case the blank line after may be omitted.</text:p>
      <text:p text:style-name="Text_20_body">The following code examples show the formatting requirements for trait <text:span text:style-name="Source_20_Text">use</text:span> statements regarding things like spacing, grouping and indentation.</text:p>
      <text:p text:style-name="Preformatted_20_Text"><text:span text:style-name="Source_20_Text">// Correct.</text:span></text:p>
      <text:p text:style-name="Preformatted_20_Text"><text:span text:style-name="Source_20_Text">class Foo {</text:span></text:p>
      <text:p text:style-name="Preformatted_20_Text"/>
      <text:p text:style-name="Preformatted_20_Text"><text:span text:style-name="Source_20_Text"><text:s text:c="4"/>use Bar_Trait;</text:span></text:p>
      <text:p text:style-name="Preformatted_20_Text"><text:span text:style-name="Source_20_Text"><text:s text:c="4"/>use Foo_Trait,</text:span></text:p>
      <text:p text:style-name="Preformatted_20_Text"><text:span text:style-name="Source_20_Text"><text:s text:c="8"/>Bazinga_Trait {</text:span></text:p>
      <text:p text:style-name="Preformatted_20_Text"><text:span text:style-name="Source_20_Text"><text:s text:c="8"/>Bar_Trait::method_name insteadof Bar_Trait;</text:span></text:p>
      <text:p text:style-name="Preformatted_20_Text"><text:span text:style-name="Source_20_Text"><text:s text:c="8"/>Bazinga_Trait::method_name as bazinga_method;</text:span></text:p>
      <text:p text:style-name="Preformatted_20_Text"><text:span text:style-name="Source_20_Text"><text:s text:c="4"/>}</text:span></text:p>
      <text:p text:style-name="Preformatted_20_Text"><text:span text:style-name="Source_20_Text"><text:s text:c="4"/>use Loopy_Trait {</text:span></text:p>
      <text:p text:style-name="Preformatted_20_Text"><text:span text:style-name="Source_20_Text"><text:s text:c="8"/>eat as protected;</text:span></text:p>
      <text:p text:style-name="Preformatted_20_Text"><text:span text:style-name="Source_20_Text"><text:s text:c="4"/>}</text:span></text:p>
      <text:p text:style-name="Preformatted_20_Text"/>
      <text:p text:style-name="Preformatted_20_Text"><text:span text:style-name="Source_20_Text"><text:s text:c="4"/>public $baz = true;</text:span></text:p>
      <text:p text:style-name="Preformatted_20_Text"/>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Incorrect.</text:span></text:p>
      <text:p text:style-name="Preformatted_20_Text"><text:span text:style-name="Source_20_Text">class Foo {</text:span></text:p>
      <text:p text:style-name="Preformatted_20_Text"><text:span text:style-name="Source_20_Text"><text:s text:c="4"/>// No blank line before trait use statement, multiple spaces after the use keyword.</text:span></text:p>
      <text:p text:style-name="Preformatted_20_Text"><text:span text:style-name="Source_20_Text"><text:s text:c="4"/>use <text:s text:c="6"/>Bar_Trait;</text:span></text:p>
      <text:p text:style-name="Preformatted_20_Text"/>
      <text:p text:style-name="Preformatted_20_Text"><text:span text:style-name="Source_20_Text"><text:s text:c="4"/>/*</text:span></text:p>
      <text:p text:style-name="Preformatted_20_Text"><text:span text:style-name="Source_20_Text"><text:s text:c="5"/>* Multiple spaces when importing traits, no new line after opening brace.</text:span></text:p>
      <text:p text:style-name="Preformatted_20_Text"><text:span text:style-name="Source_20_Text"><text:s text:c="5"/>* Aliasing should be done on the same line as the method it's replacing.</text:span></text:p>
      <text:p text:style-name="Preformatted_20_Text"><text:span text:style-name="Source_20_Text"><text:s text:c="5"/>*/</text:span></text:p>
      <text:p text:style-name="Preformatted_20_Text"><text:soft-page-break/><text:span text:style-name="Source_20_Text"><text:s text:c="4"/>use Foo_Trait, <text:s text:c="2"/>Bazinga_Trait{Bar_Trait::method_name <text:s text:c="3"/>insteadof <text:s text:c="4"/>Foo_Trait; Bazinga_Trait::method_name</text:span></text:p>
      <text:p text:style-name="Preformatted_20_Text"><text:span text:style-name="Source_20_Text"><text:s text:c="8"/>as <text:s text:c="4"/>bazinga_method;</text:span></text:p>
      <text:p text:style-name="Preformatted_20_Text"><text:span text:style-name="Source_20_Text"><text:s text:c="12"/>}; // Wrongly indented brace.</text:span></text:p>
      <text:p text:style-name="Preformatted_20_Text"><text:span text:style-name="Source_20_Text"><text:s text:c="4"/>public $baz = true; // Missing blank line after trait import.</text:span></text:p>
      <text:p text:style-name="Preformatted_20_Text"/>
      <text:p text:style-name="Preformatted_20_Text"><text:span text:style-name="Source_20_Text"><text:s text:c="4"/>...</text:span></text:p>
      <text:p text:style-name="P4"><text:span text:style-name="Source_20_Text">}</text:span></text:p>
      <text:h text:style-name="Heading_20_3" text:outline-level="3"><text:a xlink:type="simple" xlink:href="https://developer.wordpress.org/coding-standards/wordpress-coding-standards/php/#visibility-should-always-be-declared" text:style-name="Internet_20_link" text:visited-style-name="Visited_20_Internet_20_Link"><text:bookmark text:name="visibility-should-always-be-declared"/>Visibility should always be declared</text:a></text:h>
      <text:p text:style-name="Text_20_body">For all constructs that allow it (properties, methods, class constants since PHP 7.1), visibility should be explicitly declared.<text:line-break/>Using the <text:span text:style-name="Source_20_Text">var</text:span> keyword for property declarations is not allowed.</text:p>
      <text:p text:style-name="Preformatted_20_Text"><text:span text:style-name="Source_20_Text">// Correct.</text:span></text:p>
      <text:p text:style-name="Preformatted_20_Text"><text:span text:style-name="Source_20_Text">class Foo {</text:span></text:p>
      <text:p text:style-name="Preformatted_20_Text"><text:span text:style-name="Source_20_Text"><text:s text:c="4"/>public $foo;</text:span></text:p>
      <text:p text:style-name="Preformatted_20_Text"/>
      <text:p text:style-name="Preformatted_20_Text"><text:span text:style-name="Source_20_Text"><text:s text:c="4"/>protected function bar() {}</text:span></text:p>
      <text:p text:style-name="Preformatted_20_Text"><text:span text:style-name="Source_20_Text">}</text:span></text:p>
      <text:p text:style-name="Preformatted_20_Text"/>
      <text:p text:style-name="Preformatted_20_Text"><text:span text:style-name="Source_20_Text">// Incorrect.</text:span></text:p>
      <text:p text:style-name="Preformatted_20_Text"><text:span text:style-name="Source_20_Text">class Foo {</text:span></text:p>
      <text:p text:style-name="Preformatted_20_Text"><text:span text:style-name="Source_20_Text"><text:s text:c="4"/>var $foo;</text:span></text:p>
      <text:p text:style-name="Preformatted_20_Text"/>
      <text:p text:style-name="Preformatted_20_Text"><text:span text:style-name="Source_20_Text"><text:s text:c="4"/>function bar() {}</text:span></text:p>
      <text:p text:style-name="P4"><text:span text:style-name="Source_20_Text">}</text:span></text:p>
      <text:p text:style-name="Text_20_body"><text:span text:style-name="Emphasis">Usage in WordPress Core</text:span></text:p>
      <text:p text:style-name="Text_20_body">Visibility for class constants can not be used in WordPress Core until the minimum PHP version has been raised to PHP 7.1.</text:p>
      <text:h text:style-name="Heading_20_3" text:outline-level="3"><text:a xlink:type="simple" xlink:href="https://developer.wordpress.org/coding-standards/wordpress-coding-standards/php/#visibility-and-modifier-order" text:style-name="Internet_20_link" text:visited-style-name="Visited_20_Internet_20_Link"><text:bookmark text:name="visibility-and-modifier-order"/>Visibility and modifier order</text:a></text:h>
      <text:p text:style-name="Text_20_body">When using multiple modifiers for a <text:span text:style-name="Emphasis">class declaration</text:span>, the order should be as follows:</text:p>
      <text:list text:style-name="L7">
        <text:list-item>
          <text:p text:style-name="P17">First the optional <text:span text:style-name="Source_20_Text">abstract</text:span> or <text:span text:style-name="Source_20_Text">final</text:span> modifier. </text:p>
        </text:list-item>
        <text:list-item>
          <text:p text:style-name="P16">Next, the optional <text:span text:style-name="Source_20_Text">readonly</text:span> modifier. </text:p>
        </text:list-item>
      </text:list>
      <text:p text:style-name="Text_20_body">When using multiple modifiers for a <text:span text:style-name="Emphasis">constant declaration</text:span> inside object-oriented structures, the order should be as follows:</text:p>
      <text:list text:style-name="L8">
        <text:list-item>
          <text:p text:style-name="P19">First the optional <text:span text:style-name="Source_20_Text">final</text:span> modifier. </text:p>
        </text:list-item>
        <text:list-item>
          <text:p text:style-name="P18">Next, the visibility modifier. </text:p>
        </text:list-item>
      </text:list>
      <text:p text:style-name="Text_20_body">When using multiple modifiers for a <text:span text:style-name="Emphasis">property declaration</text:span>, the order should be as follows:</text:p>
      <text:list text:style-name="L9">
        <text:list-item>
          <text:p text:style-name="P21">First a visibility modifier. </text:p>
        </text:list-item>
        <text:list-item>
          <text:p text:style-name="P21">Next, the optional <text:span text:style-name="Source_20_Text">static</text:span> or <text:span text:style-name="Source_20_Text">readonly</text:span> modifier (these keywords are mutually exclusive). </text:p>
        </text:list-item>
        <text:list-item>
          <text:p text:style-name="P20">Finally, the optional <text:span text:style-name="Source_20_Text">type</text:span> declaration. </text:p>
        </text:list-item>
      </text:list>
      <text:p text:style-name="Text_20_body">When using multiple modifiers for a <text:span text:style-name="Emphasis">method declaration</text:span>, the order should be as follows:</text:p>
      <text:list text:style-name="L10">
        <text:list-item>
          <text:p text:style-name="P23">First the optional <text:span text:style-name="Source_20_Text">abstract</text:span> or <text:span text:style-name="Source_20_Text">final</text:span> modifier. </text:p>
        </text:list-item>
        <text:list-item>
          <text:p text:style-name="P23"><text:soft-page-break/>Then, a visibility modifier. </text:p>
        </text:list-item>
        <text:list-item>
          <text:p text:style-name="P22">Finally, the optional <text:span text:style-name="Source_20_Text">static</text:span> modifier. </text:p>
        </text:list-item>
      </text:list>
      <text:p text:style-name="Preformatted_20_Text"><text:span text:style-name="Source_20_Text">// Correct.</text:span></text:p>
      <text:p text:style-name="Preformatted_20_Text"><text:span text:style-name="Source_20_Text">abstract readonly class Foo {</text:span></text:p>
      <text:p text:style-name="Preformatted_20_Text"><text:span text:style-name="Source_20_Text"><text:s text:c="4"/>private const LABEL = 'Book';</text:span></text:p>
      <text:p text:style-name="Preformatted_20_Text"/>
      <text:p text:style-name="Preformatted_20_Text"><text:span text:style-name="Source_20_Text"><text:s text:c="4"/>public static $foo;</text:span></text:p>
      <text:p text:style-name="Preformatted_20_Text"/>
      <text:p text:style-name="Preformatted_20_Text"><text:span text:style-name="Source_20_Text"><text:s text:c="4"/>private readonly string $bar;</text:span></text:p>
      <text:p text:style-name="Preformatted_20_Text"/>
      <text:p text:style-name="Preformatted_20_Text"><text:span text:style-name="Source_20_Text"><text:s text:c="4"/>abstract protected static function bar();</text:span></text:p>
      <text:p text:style-name="Preformatted_20_Text"><text:span text:style-name="Source_20_Text">}</text:span></text:p>
      <text:p text:style-name="Preformatted_20_Text"/>
      <text:p text:style-name="Preformatted_20_Text"><text:span text:style-name="Source_20_Text">// Incorrect.</text:span></text:p>
      <text:p text:style-name="Preformatted_20_Text"><text:span text:style-name="Source_20_Text">class Foo {</text:span></text:p>
      <text:p text:style-name="Preformatted_20_Text"><text:span text:style-name="Source_20_Text"><text:s text:c="4"/>protected final const SLUG = 'book';</text:span></text:p>
      <text:p text:style-name="Preformatted_20_Text"/>
      <text:p text:style-name="Preformatted_20_Text"><text:span text:style-name="Source_20_Text"><text:s text:c="4"/>static public $foo;</text:span></text:p>
      <text:p text:style-name="Preformatted_20_Text"/>
      <text:p text:style-name="Preformatted_20_Text"><text:span text:style-name="Source_20_Text"><text:s text:c="4"/>static protected final function bar() {</text:span></text:p>
      <text:p text:style-name="Preformatted_20_Text"><text:span text:style-name="Source_20_Text"><text:s text:c="8"/>// Code.</text:span></text:p>
      <text:p text:style-name="Preformatted_20_Text"><text:span text:style-name="Source_20_Text"><text:s text:c="4"/>};</text:span></text:p>
      <text:p text:style-name="P4"><text:span text:style-name="Source_20_Text">}</text:span></text:p>
      <text:p text:style-name="Text_20_body">– Visibility for OO constants can be declared since PHP 7.1.<text:line-break/>– Typed properties are available since PHP 7.4.<text:line-break/>– Readonly properties are available since PHP 8.1.<text:line-break/>– <text:span text:style-name="Source_20_Text">final</text:span> modifier for constants in object-oriented structures is available since PHP 8.1.<text:line-break/>– Readonly classes are available since PHP 8.2.</text:p>
      <text:h text:style-name="Heading_20_3" text:outline-level="3"><text:a xlink:type="simple" xlink:href="https://developer.wordpress.org/coding-standards/wordpress-coding-standards/php/#object-instantiation" text:style-name="Internet_20_link" text:visited-style-name="Visited_20_Internet_20_Link"><text:bookmark text:name="object-instantiation"/>Object Instantiation</text:a></text:h>
      <text:p text:style-name="Text_20_body">When instantiating a new object instance, parenthesis must always be used, even when not strictly necessary.<text:line-break/>There should be no space between the name of the class being instantiated and the opening parenthesis.</text:p>
      <text:p text:style-name="Preformatted_20_Text"><text:span text:style-name="Source_20_Text">// Correct.</text:span></text:p>
      <text:p text:style-name="Preformatted_20_Text"><text:span text:style-name="Source_20_Text">$foo = new Foo();</text:span></text:p>
      <text:p text:style-name="Preformatted_20_Text"><text:span text:style-name="Source_20_Text">$anonymous_class = new class( $parameter ) { ... };</text:span></text:p>
      <text:p text:style-name="Preformatted_20_Text"><text:span text:style-name="Source_20_Text">$instance = new static();</text:span></text:p>
      <text:p text:style-name="Preformatted_20_Text"/>
      <text:p text:style-name="Preformatted_20_Text"><text:span text:style-name="Source_20_Text">// Incorrect.</text:span></text:p>
      <text:p text:style-name="Preformatted_20_Text"><text:span text:style-name="Source_20_Text">$foo = new Foo;</text:span></text:p>
      <text:p text:style-name="P4"><text:span text:style-name="Source_20_Text">$anonymous_class = new class ( $input ) { ... };</text:span></text:p>
      <text:h text:style-name="Heading_20_2" text:outline-level="2"><text:a xlink:type="simple" xlink:href="https://developer.wordpress.org/coding-standards/wordpress-coding-standards/php/#control-structures" text:style-name="Internet_20_link" text:visited-style-name="Visited_20_Internet_20_Link"><text:bookmark text:name="control-structures"/>Control Structures</text:a></text:h>
      <text:h text:style-name="Heading_20_3" text:outline-level="3"><text:a xlink:type="simple" xlink:href="https://developer.wordpress.org/coding-standards/wordpress-coding-standards/php/#use-elseif-not-else-if" text:style-name="Internet_20_link" text:visited-style-name="Visited_20_Internet_20_Link"><text:bookmark text:name="use-elseif-not-else-if"/>Use elseif, not else if</text:a></text:h>
      <text:p text:style-name="Text_20_body"><text:span text:style-name="Source_20_Text">else if</text:span> is not compatible with the colon syntax for <text:span text:style-name="Source_20_Text">if|elseif</text:span> blocks. For this reason, use <text:span text:style-name="Source_20_Text">elseif</text:span> for conditionals.</text:p>
      <text:h text:style-name="Heading_20_3" text:outline-level="3"><text:a xlink:type="simple" xlink:href="https://developer.wordpress.org/coding-standards/wordpress-coding-standards/php/#yoda-conditions" text:style-name="Internet_20_link" text:visited-style-name="Visited_20_Internet_20_Link"><text:bookmark text:name="yoda-conditions"/><text:soft-page-break/>Yoda Conditions</text:a></text:h>
      <text:p text:style-name="Preformatted_20_Text"><text:span text:style-name="Source_20_Text">if ( true === $the_force ) {</text:span></text:p>
      <text:p text:style-name="Preformatted_20_Text"><text:span text:style-name="Source_20_Text"><text:s text:c="4"/>$victorious = you_will( $be );</text:span></text:p>
      <text:p text:style-name="P4"><text:span text:style-name="Source_20_Text">}</text:span></text:p>
      <text:p text:style-name="Text_20_body">When doing logical comparisons involving variables, always put the variable on the right side and put constants, literals, or function calls on the left side. If neither side is a variable, the order is not important. (In <text:a xlink:type="simple" xlink:href="https://en.wikipedia.org/wiki/Value_(computer_science)#Assignment:_l-values_and_r-values" text:style-name="Internet_20_link" text:visited-style-name="Visited_20_Internet_20_Link">computer science terms</text:a>, in comparisons always try to put l-values on the right and r-values on the left.)</text:p>
      <text:p text:style-name="Text_20_body">In the above example, if you omit an equals sign (admit it, it happens even to the most seasoned of us), you’ll get a parse error, because you can’t assign to a constant like <text:span text:style-name="Source_20_Text">true</text:span>. If the statement were the other way around <text:span text:style-name="Source_20_Text">( $the_force = true )</text:span>, the assignment would be perfectly valid, returning <text:span text:style-name="Source_20_Text">1</text:span>, causing the if statement to evaluate to <text:span text:style-name="Source_20_Text">true</text:span>, and you could be chasing that bug for a while.</text:p>
      <text:p text:style-name="Text_20_body">A little bizarre, it is, to read. Get used to it, you will.</text:p>
      <text:p text:style-name="Text_20_body">This applies to <text:span text:style-name="Source_20_Text">==</text:span>, <text:span text:style-name="Source_20_Text">!=</text:span>, <text:span text:style-name="Source_20_Text">===</text:span>, and <text:span text:style-name="Source_20_Text">!==</text:span>. Yoda conditions for <text:span text:style-name="Source_20_Text">&lt;</text:span>, <text:span text:style-name="Source_20_Text">&gt;</text:span>, <text:span text:style-name="Source_20_Text">&lt;=</text:span> or <text:span text:style-name="Source_20_Text">&gt;=</text:span> are significantly more difficult to read and are best avoided.</text:p>
      <text:h text:style-name="Heading_20_2" text:outline-level="2"><text:a xlink:type="simple" xlink:href="https://developer.wordpress.org/coding-standards/wordpress-coding-standards/php/#operators" text:style-name="Internet_20_link" text:visited-style-name="Visited_20_Internet_20_Link"><text:bookmark text:name="operators"/>Operators</text:a></text:h>
      <text:h text:style-name="Heading_20_3" text:outline-level="3"><text:a xlink:type="simple" xlink:href="https://developer.wordpress.org/coding-standards/wordpress-coding-standards/php/#ternary-operator" text:style-name="Internet_20_link" text:visited-style-name="Visited_20_Internet_20_Link"><text:bookmark text:name="ternary-operator"/>Ternary Operator</text:a></text:h>
      <text:p text:style-name="Text_20_body"><text:a xlink:type="simple" xlink:href="https://www.php.net/manual/en/language.operators.comparison.php#language.operators.comparison.ternary" text:style-name="Internet_20_link" text:visited-style-name="Visited_20_Internet_20_Link">Ternary operators</text:a> are fine, but always have them test if the statement is true, not false. Otherwise, it just gets confusing. (An exception would be using <text:span text:style-name="Source_20_Text">! empty()</text:span>, as testing for false here is generally more intuitive.)</text:p>
      <text:p text:style-name="Text_20_body">The short ternary operator must not be used.</text:p>
      <text:p text:style-name="Text_20_body">For example:</text:p>
      <text:p text:style-name="Preformatted_20_Text"><text:span text:style-name="Source_20_Text">// (if statement is true) ? (do this) : (else, do this);</text:span></text:p>
      <text:p text:style-name="Preformatted_20_Text"><text:span text:style-name="Source_20_Text">$musictype = ( 'jazz' === $music ) ? 'cool' : 'blah';</text:span></text:p>
      <text:p text:style-name="P4"><text:span text:style-name="Source_20_Text">// (if field is not empty ) ? (do this) : (else, do this);</text:span></text:p>
      <text:h text:style-name="Heading_20_3" text:outline-level="3"><text:a xlink:type="simple" xlink:href="https://developer.wordpress.org/coding-standards/wordpress-coding-standards/php/#error-control-operator" text:style-name="Internet_20_link" text:visited-style-name="Visited_20_Internet_20_Link"><text:bookmark text:name="error-control-operator"/>Error Control Operator @</text:a></text:h>
      <text:p text:style-name="Text_20_body">As noted in the <text:a xlink:type="simple" xlink:href="https://www.php.net/manual/en/language.operators.errorcontrol.php" text:style-name="Internet_20_link" text:visited-style-name="Visited_20_Internet_20_Link">PHP docs</text:a>:</text:p>
      <text:p text:style-name="Quotations">PHP supports one error control operator: the at sign (@). When prepended to an expression in PHP, any diagnostic error that might be generated by that expression will be suppressed. </text:p>
      <text:p text:style-name="Text_20_body">While this operator does exist in Core, it is often used lazily instead of doing proper error checking. Its use is highly discouraged, as even the PHP docs also state:</text:p>
      <text:p text:style-name="Quotations">Warning: Prior to PHP 8.0.0, it was possible for the @ operator to disable critical errors that will terminate script execution. For example, prepending @ to a call of a function that did not exist, by being unavailable or mistyped, would cause the script to terminate with no indication as to why. </text:p>
      <text:h text:style-name="Heading_20_3" text:outline-level="3"><text:a xlink:type="simple" xlink:href="https://developer.wordpress.org/coding-standards/wordpress-coding-standards/php/#increment-decrement-operators" text:style-name="Internet_20_link" text:visited-style-name="Visited_20_Internet_20_Link"><text:bookmark text:name="increment-decrement-operators"/><text:soft-page-break/>Increment/decrement operators</text:a></text:h>
      <text:p text:style-name="Text_20_body">Pre-increment/decrement should be favoured over post-increment/decrement for stand-alone statements.</text:p>
      <text:p text:style-name="Text_20_body">Pre-increment/decrement will increment/decrement and then return, while post-increment/decrement will return and then increment/decrement.<text:line-break/>Using the “pre” version is slightly more performant and can prevent future bugs when code gets moved around.</text:p>
      <text:p text:style-name="Preformatted_20_Text"><text:span text:style-name="Source_20_Text">// Correct: Pre-decrement.</text:span></text:p>
      <text:p text:style-name="Preformatted_20_Text"><text:span text:style-name="Source_20_Text">--$a;</text:span></text:p>
      <text:p text:style-name="Preformatted_20_Text"/>
      <text:p text:style-name="Preformatted_20_Text"><text:span text:style-name="Source_20_Text">// Incorrect: Post-decrement.</text:span></text:p>
      <text:p text:style-name="P4"><text:span text:style-name="Source_20_Text">$a--;</text:span></text:p>
      <text:h text:style-name="Heading_20_2" text:outline-level="2"><text:a xlink:type="simple" xlink:href="https://developer.wordpress.org/coding-standards/wordpress-coding-standards/php/#database" text:style-name="Internet_20_link" text:visited-style-name="Visited_20_Internet_20_Link"><text:bookmark text:name="database"/>Database</text:a></text:h>
      <text:h text:style-name="Heading_20_3" text:outline-level="3"><text:a xlink:type="simple" xlink:href="https://developer.wordpress.org/coding-standards/wordpress-coding-standards/php/#database-queries" text:style-name="Internet_20_link" text:visited-style-name="Visited_20_Internet_20_Link"><text:bookmark text:name="database-queries"/>Database Queries</text:a></text:h>
      <text:p text:style-name="Text_20_body">Avoid touching the database directly. If there is a defined function that can get the data you need, use it. Database abstraction (using functions instead of queries) helps keep your code forward-compatible and, in cases where results are cached in memory, it can be many times faster.</text:p>
      <text:p text:style-name="Text_20_body">If you must touch the database, consider creating a <text:a xlink:type="simple" xlink:href="https://core.trac.wordpress.org/" text:style-name="Internet_20_link" text:visited-style-name="Visited_20_Internet_20_Link">Trac</text:a> ticket. There you can discuss the possibility of adding a new function to cover the functionality you wanted, for a future version of WordPress.</text:p>
      <text:h text:style-name="Heading_20_3" text:outline-level="3"><text:a xlink:type="simple" xlink:href="https://developer.wordpress.org/coding-standards/wordpress-coding-standards/php/#formatting-sql-statements" text:style-name="Internet_20_link" text:visited-style-name="Visited_20_Internet_20_Link"><text:bookmark text:name="formatting-sql-statements"/>Formatting SQL statements</text:a></text:h>
      <text:p text:style-name="Text_20_body">When formatting SQL statements you may break them into several lines and indent if it is sufficiently complex to warrant it. Most statements work well as one line though. Always capitalize the SQL parts of the statement like <text:span text:style-name="Source_20_Text">UPDATE</text:span> or <text:span text:style-name="Source_20_Text">WHERE</text:span>.</text:p>
      <text:p text:style-name="Text_20_body">Functions that update the database should expect their parameters to lack SQL slash escaping when passed. Escaping should be done as close to the time of the query as possible, preferably by using <text:span text:style-name="Source_20_Text">$wpdb-&gt;prepare()</text:span></text:p>
      <text:p text:style-name="Text_20_body"><text:span text:style-name="Source_20_Text">$wpdb-&gt;prepare()</text:span> is a method that handles escaping, quoting, and int-casting for SQL queries. It uses a subset of the <text:span text:style-name="Source_20_Text">sprintf()</text:span> style of formatting. Example :</text:p>
      <text:p text:style-name="Preformatted_20_Text"><text:span text:style-name="Source_20_Text">$var = "dangerous'"; // Raw data that may or may not need to be escaped.</text:span></text:p>
      <text:p text:style-name="Preformatted_20_Text"><text:span text:style-name="Source_20_Text">$id = some_foo_number(); // Data we expect to be an integer, but we're not certain.</text:span></text:p>
      <text:p text:style-name="Preformatted_20_Text"/>
      <text:p text:style-name="P4"><text:span text:style-name="Source_20_Text">$wpdb-&gt;query( $wpdb-&gt;prepare( "UPDATE $wpdb-&gt;posts SET post_title = %s WHERE ID = %d", $var, $id ) );</text:span></text:p>
      <text:p text:style-name="Text_20_body">The following placeholders can be used in the query string:</text:p>
      <text:list text:style-name="L11">
        <text:list-item>
          <text:p text:style-name="P25">%d (integer) </text:p>
        </text:list-item>
        <text:list-item>
          <text:p text:style-name="P25">%f (float) </text:p>
        </text:list-item>
        <text:list-item>
          <text:p text:style-name="P25">%s (string) </text:p>
        </text:list-item>
        <text:list-item>
          <text:p text:style-name="P24">%i (identifier, e.g. table/field names) </text:p>
        </text:list-item>
      </text:list>
      <text:p text:style-name="Text_20_body"><text:soft-page-break/>Note that these placeholders should not be ‘quoted’! <text:span text:style-name="Source_20_Text">$wpdb-&gt;prepare()</text:span> will take care of escaping and quoting for us. This makes it easy to see at a glance whether something has been escaped or not because it happens right when the query happens.</text:p>
      <text:p text:style-name="Text_20_body">See <text:a xlink:type="simple" xlink:href="https://developer.wordpress.org/plugins/security/data-validation/" text:style-name="Internet_20_link" text:visited-style-name="Visited_20_Internet_20_Link">Data Validation</text:a> in the Plugin Handbook for further details.</text:p>
      <text:h text:style-name="Heading_20_2" text:outline-level="2"><text:a xlink:type="simple" xlink:href="https://developer.wordpress.org/coding-standards/wordpress-coding-standards/php/#recommendations" text:style-name="Internet_20_link" text:visited-style-name="Visited_20_Internet_20_Link"><text:bookmark text:name="recommendations"/>Recommendations</text:a></text:h>
      <text:h text:style-name="Heading_20_3" text:outline-level="3"><text:a xlink:type="simple" xlink:href="https://developer.wordpress.org/coding-standards/wordpress-coding-standards/php/#self-explanatory-flag-values-for-function-arguments" text:style-name="Internet_20_link" text:visited-style-name="Visited_20_Internet_20_Link"><text:bookmark text:name="self-explanatory-flag-values-for-function-arguments"/>Self-Explanatory Flag Values for Function Arguments</text:a></text:h>
      <text:p text:style-name="Text_20_body">Prefer string values to just <text:span text:style-name="Source_20_Text">true</text:span> and <text:span text:style-name="Source_20_Text">false</text:span> when calling functions.</text:p>
      <text:p text:style-name="Preformatted_20_Text"><text:span text:style-name="Source_20_Text">// Incorrect.</text:span></text:p>
      <text:p text:style-name="Preformatted_20_Text"><text:span text:style-name="Source_20_Text">function eat( $what, $slowly = true ) {</text:span></text:p>
      <text:p text:style-name="Preformatted_20_Text"><text:span text:style-name="Source_20_Text">...</text:span></text:p>
      <text:p text:style-name="Preformatted_20_Text"><text:span text:style-name="Source_20_Text">}</text:span></text:p>
      <text:p text:style-name="Preformatted_20_Text"><text:span text:style-name="Source_20_Text">eat( 'mushrooms' );</text:span></text:p>
      <text:p text:style-name="Preformatted_20_Text"><text:span text:style-name="Source_20_Text">eat( 'mushrooms', true ); // What does true mean?</text:span></text:p>
      <text:p text:style-name="P4"><text:span text:style-name="Source_20_Text">eat( 'dogfood', false ); // What does false mean? The opposite of true?</text:span></text:p>
      <text:p text:style-name="Text_20_body">PHP only supports named arguments as of PHP 8.0. However, as WordPress currently still supports older PHP versions, we cannot yet use those.<text:line-break/>Without named arguments, the values of the flags are meaningless, and each time we come across a function call like the examples above, we have to search for the function definition. The code can be made more readable by using descriptive string values, instead of booleans.</text:p>
      <text:p text:style-name="Preformatted_20_Text"><text:span text:style-name="Source_20_Text">// Correct.</text:span></text:p>
      <text:p text:style-name="Preformatted_20_Text"><text:span text:style-name="Source_20_Text">function eat( $what, $speed = 'slowly' ) {</text:span></text:p>
      <text:p text:style-name="Preformatted_20_Text"><text:span text:style-name="Source_20_Text">...</text:span></text:p>
      <text:p text:style-name="Preformatted_20_Text"><text:span text:style-name="Source_20_Text">}</text:span></text:p>
      <text:p text:style-name="Preformatted_20_Text"><text:span text:style-name="Source_20_Text">eat( 'mushrooms' );</text:span></text:p>
      <text:p text:style-name="Preformatted_20_Text"><text:span text:style-name="Source_20_Text">eat( 'mushrooms', 'slowly' );</text:span></text:p>
      <text:p text:style-name="P4"><text:span text:style-name="Source_20_Text">eat( 'dogfood', 'quickly' );</text:span></text:p>
      <text:p text:style-name="Text_20_body">When more words are needed to describe the function parameters, an <text:span text:style-name="Source_20_Text">$args</text:span> array may be a better pattern.</text:p>
      <text:p text:style-name="Preformatted_20_Text"><text:span text:style-name="Source_20_Text">function eat( $what, $args ) {</text:span></text:p>
      <text:p text:style-name="Preformatted_20_Text"><text:span text:style-name="Source_20_Text">...</text:span></text:p>
      <text:p text:style-name="Preformatted_20_Text"><text:span text:style-name="Source_20_Text">}</text:span></text:p>
      <text:p text:style-name="P4"><text:span text:style-name="Source_20_Text">eat ( 'noodles', array( 'speed' =&gt; 'moderate' ) );</text:span></text:p>
      <text:p text:style-name="Text_20_body">Be careful when using this pattern, as it can lead to “Undefined array index” notices if input isn’t validated before use. Use this pattern only where it makes sense (i.e. multiple possible arguments), not just for the sake of it.</text:p>
      <text:h text:style-name="Heading_20_3" text:outline-level="3"><text:a xlink:type="simple" xlink:href="https://developer.wordpress.org/coding-standards/wordpress-coding-standards/php/#clever-code" text:style-name="Internet_20_link" text:visited-style-name="Visited_20_Internet_20_Link"><text:bookmark text:name="clever-code"/>Clever Code</text:a></text:h>
      <text:p text:style-name="Text_20_body">In general, readability is more important than cleverness or brevity.</text:p>
      <text:p text:style-name="P4"><text:span text:style-name="Source_20_Text">isset( $var ) || $var = some_function();</text:span></text:p>
      <text:p text:style-name="Text_20_body">Although the above line is clever, it takes a while to grok if you’re not familiar with it. So, just write it like this:</text:p>
      <text:p text:style-name="Preformatted_20_Text"><text:span text:style-name="Source_20_Text">if ( ! isset( $var ) ) {</text:span></text:p>
      <text:p text:style-name="Preformatted_20_Text"><text:soft-page-break/><text:span text:style-name="Source_20_Text"><text:s text:c="4"/>$var = some_function();</text:span></text:p>
      <text:p text:style-name="P4"><text:span text:style-name="Source_20_Text">}</text:span></text:p>
      <text:p text:style-name="Text_20_body">Unless absolutely necessary, loose comparisons should not be used, as their behaviour can be misleading.</text:p>
      <text:p text:style-name="Text_20_body">Correct:</text:p>
      <text:p text:style-name="Preformatted_20_Text"><text:span text:style-name="Source_20_Text">if ( 0 === strpos( $text, 'WordPress' ) ) {</text:span></text:p>
      <text:p text:style-name="Preformatted_20_Text"><text:span text:style-name="Source_20_Text"><text:s text:c="4"/>echo esc_html__( 'Yay WordPress!', 'textdomain' );</text:span></text:p>
      <text:p text:style-name="P4"><text:span text:style-name="Source_20_Text">}</text:span></text:p>
      <text:p text:style-name="Text_20_body">Incorrect:</text:p>
      <text:p text:style-name="Preformatted_20_Text"><text:span text:style-name="Source_20_Text">if ( 0 == strpos( 'WordPress', 'foo' ) ) {</text:span></text:p>
      <text:p text:style-name="Preformatted_20_Text"><text:span text:style-name="Source_20_Text"><text:s text:c="4"/>echo esc_html__( 'Yay WordPress!', 'textdomain' );</text:span></text:p>
      <text:p text:style-name="P4"><text:span text:style-name="Source_20_Text">}</text:span></text:p>
      <text:p text:style-name="Text_20_body">Assignments must not be placed in conditionals.</text:p>
      <text:p text:style-name="Text_20_body">Correct:</text:p>
      <text:p text:style-name="Preformatted_20_Text"><text:span text:style-name="Source_20_Text">$data = $wpdb-&gt;get_var( '...' );</text:span></text:p>
      <text:p text:style-name="Preformatted_20_Text"><text:span text:style-name="Source_20_Text">if ( $data ) {</text:span></text:p>
      <text:p text:style-name="Preformatted_20_Text"><text:span text:style-name="Source_20_Text"><text:s text:c="4"/>// Use $data.</text:span></text:p>
      <text:p text:style-name="P4"><text:span text:style-name="Source_20_Text">}</text:span></text:p>
      <text:p text:style-name="Text_20_body">Incorrect:</text:p>
      <text:p text:style-name="Preformatted_20_Text"><text:span text:style-name="Source_20_Text">if ( $data = $wpdb-&gt;get_var( '...' ) ) {</text:span></text:p>
      <text:p text:style-name="Preformatted_20_Text"><text:span text:style-name="Source_20_Text"><text:s text:c="4"/>// Use $data.</text:span></text:p>
      <text:p text:style-name="P4"><text:span text:style-name="Source_20_Text">}</text:span></text:p>
      <text:p text:style-name="Text_20_body">In a <text:span text:style-name="Source_20_Text">switch</text:span> statement, it’s okay to have multiple empty cases fall through to a common block. If a case contains a block, then falls through to the next block, however, this must be explicitly commented.</text:p>
      <text:p text:style-name="Preformatted_20_Text"><text:span text:style-name="Source_20_Text">switch ( $foo ) {</text:span></text:p>
      <text:p text:style-name="Preformatted_20_Text"><text:span text:style-name="Source_20_Text"><text:s text:c="4"/>case 'bar': <text:s text:c="15"/>// Correct, an empty case can fall through without comment.</text:span></text:p>
      <text:p text:style-name="Preformatted_20_Text"><text:span text:style-name="Source_20_Text"><text:s text:c="4"/>case 'baz':</text:span></text:p>
      <text:p text:style-name="Preformatted_20_Text"><text:span text:style-name="Source_20_Text"><text:s text:c="8"/>echo esc_html( $foo ); // Incorrect, a case with a block must break, return, or have a comment.</text:span></text:p>
      <text:p text:style-name="Preformatted_20_Text"><text:span text:style-name="Source_20_Text"><text:s text:c="4"/>case 'cat':</text:span></text:p>
      <text:p text:style-name="Preformatted_20_Text"><text:span text:style-name="Source_20_Text"><text:s text:c="8"/>echo 'mouse';</text:span></text:p>
      <text:p text:style-name="Preformatted_20_Text"><text:span text:style-name="Source_20_Text"><text:s text:c="8"/>break; <text:s text:c="16"/>// Correct, a case with a break does not require a comment.</text:span></text:p>
      <text:p text:style-name="Preformatted_20_Text"><text:span text:style-name="Source_20_Text"><text:s text:c="4"/>case 'dog':</text:span></text:p>
      <text:p text:style-name="Preformatted_20_Text"><text:span text:style-name="Source_20_Text"><text:s text:c="8"/>echo 'horse';</text:span></text:p>
      <text:p text:style-name="Preformatted_20_Text"><text:span text:style-name="Source_20_Text"><text:s text:c="8"/>// no break <text:s text:c="11"/>// Correct, a case can have a comment to explicitly mention the fall through.</text:span></text:p>
      <text:p text:style-name="Preformatted_20_Text"><text:span text:style-name="Source_20_Text"><text:s text:c="4"/>case 'fish':</text:span></text:p>
      <text:p text:style-name="Preformatted_20_Text"><text:span text:style-name="Source_20_Text"><text:s text:c="8"/>echo 'bird';</text:span></text:p>
      <text:p text:style-name="Preformatted_20_Text"><text:span text:style-name="Source_20_Text"><text:s text:c="8"/>break;</text:span></text:p>
      <text:p text:style-name="P4"><text:span text:style-name="Source_20_Text">}</text:span></text:p>
      <text:p text:style-name="Text_20_body">The <text:span text:style-name="Source_20_Text">goto</text:span> statement must never be used.</text:p>
      <text:p text:style-name="Text_20_body"><text:soft-page-break/>The <text:span text:style-name="Source_20_Text">eval()</text:span> construct is <text:span text:style-name="Emphasis">very dangerous</text:span> and is impossible to secure. Additionally, the <text:span text:style-name="Source_20_Text">create_function()</text:span> function, which internally performs an <text:span text:style-name="Source_20_Text">eval()</text:span>, is deprecated since PHP 7.2 and has been removed in PHP 8.0. Neither of these must be used.</text:p>
      <text:h text:style-name="Heading_20_3" text:outline-level="3"><text:a xlink:type="simple" xlink:href="https://developer.wordpress.org/coding-standards/wordpress-coding-standards/php/#closures-anonymous-functions" text:style-name="Internet_20_link" text:visited-style-name="Visited_20_Internet_20_Link"><text:bookmark text:name="closures-anonymous-functions"/>Closures (Anonymous Functions)</text:a></text:h>
      <text:p text:style-name="Text_20_body">Where appropriate, closures may be used as an alternative to creating new functions to pass as callbacks. For example:</text:p>
      <text:p text:style-name="Preformatted_20_Text"><text:span text:style-name="Source_20_Text">$caption = preg_replace_callback(</text:span></text:p>
      <text:p text:style-name="Preformatted_20_Text"><text:span text:style-name="Source_20_Text"><text:s text:c="4"/>'/&lt;[a-zA-Z0-9]+(?: [^&lt;&gt;]+&gt;)*/',</text:span></text:p>
      <text:p text:style-name="Preformatted_20_Text"><text:span text:style-name="Source_20_Text"><text:s text:c="4"/>function ( $matches ) {</text:span></text:p>
      <text:p text:style-name="Preformatted_20_Text"><text:span text:style-name="Source_20_Text"><text:s text:c="8"/>return preg_replace( '/[\r\n\t]+/', ' ', $matches[0] );</text:span></text:p>
      <text:p text:style-name="Preformatted_20_Text"><text:span text:style-name="Source_20_Text"><text:s text:c="4"/>},</text:span></text:p>
      <text:p text:style-name="Preformatted_20_Text"><text:span text:style-name="Source_20_Text"><text:s text:c="4"/>$caption</text:span></text:p>
      <text:p text:style-name="P4"><text:span text:style-name="Source_20_Text">);</text:span></text:p>
      <text:p text:style-name="Text_20_body">Closures should not be passed as filter or action callbacks, as removing these via <text:span text:style-name="Source_20_Text">remove_action()</text:span> / <text:span text:style-name="Source_20_Text">remove_filter()</text:span> is complex (at this time) (see <text:a xlink:type="simple" xlink:href="https://core.trac.wordpress.org/ticket/46635" text:style-name="Internet_20_link" text:visited-style-name="Visited_20_Internet_20_Link">#46635</text:a> for a proposal to address this).</text:p>
      <text:h text:style-name="Heading_20_3" text:outline-level="3"><text:a xlink:type="simple" xlink:href="https://developer.wordpress.org/coding-standards/wordpress-coding-standards/php/#regular-expressions" text:style-name="Internet_20_link" text:visited-style-name="Visited_20_Internet_20_Link"><text:bookmark text:name="regular-expressions"/>Regular Expressions</text:a></text:h>
      <text:p text:style-name="Text_20_body">Perl compatible regular expressions (<text:a xlink:type="simple" xlink:href="https://www.php.net/pcre" text:style-name="Internet_20_link" text:visited-style-name="Visited_20_Internet_20_Link">PCRE</text:a>, <text:span text:style-name="Source_20_Text">preg_</text:span> functions) should be used in preference to their POSIX counterparts. Never use the <text:span text:style-name="Source_20_Text">/e</text:span> switch, use <text:span text:style-name="Source_20_Text">preg_replace_callback</text:span> instead.</text:p>
      <text:p text:style-name="Text_20_body">It’s most convenient to use single-quoted strings for regular expressions since, contrary to double-quoted strings, they have only two metasequences which need escaping: <text:span text:style-name="Source_20_Text">\'</text:span> and <text:span text:style-name="Source_20_Text">\\</text:span>.</text:p>
      <text:h text:style-name="Heading_20_3" text:outline-level="3"><text:a xlink:type="simple" xlink:href="https://developer.wordpress.org/coding-standards/wordpress-coding-standards/php/#dont-extract" text:style-name="Internet_20_link" text:visited-style-name="Visited_20_Internet_20_Link"><text:bookmark text:name="dont-extract"/>Don’t extract()</text:a></text:h>
      <text:p text:style-name="Text_20_body">Per <text:a xlink:type="simple" xlink:href="https://core.trac.wordpress.org/ticket/22400" text:style-name="Internet_20_link" text:visited-style-name="Visited_20_Internet_20_Link">#22400</text:a>:</text:p>
      <text:p text:style-name="Quotations"><text:span text:style-name="Source_20_Text">extract()</text:span> is a terrible function that makes code harder to debug and harder to understand. We should discourage it’s [sic] use and remove all of our uses of it. </text:p>
      <text:p text:style-name="Text_20_body">Joseph Scott has <text:a xlink:type="simple" xlink:href="https://blog.josephscott.org/2009/02/05/i-dont-like-phps-extract-function/" text:style-name="Internet_20_link" text:visited-style-name="Visited_20_Internet_20_Link">a good write-up of why it’s bad</text:a>.</text:p>
      <text:h text:style-name="Heading_20_3" text:outline-level="3"><text:a xlink:type="simple" xlink:href="https://developer.wordpress.org/coding-standards/wordpress-coding-standards/php/#shell-commands" text:style-name="Internet_20_link" text:visited-style-name="Visited_20_Internet_20_Link"><text:bookmark text:name="shell-commands"/>Shell commands</text:a></text:h>
      <text:p text:style-name="Text_20_body">Use of the <text:a xlink:type="simple" xlink:href="https://www.php.net/manual/en/language.operators.execution.php" text:style-name="Internet_20_link" text:visited-style-name="Visited_20_Internet_20_Link">backtick operator</text:a> is not allowed.</text:p>
      <text:p text:style-name="Text_20_body">Use of the backtick operator is identical to <text:a xlink:type="simple" xlink:href="https://www.php.net/manual/en/function.shell-exec.php" text:style-name="Internet_20_link" text:visited-style-name="Visited_20_Internet_20_Link"><text:span text:style-name="Source_20_Text">shell_exec()</text:span></text:a>, and most hosts disable this function in the <text:span text:style-name="Source_20_Text">php.ini</text:span> file for security reasons.</text:p>
      <text:p text:style-name="P26">First published</text:p>
      <text:p text:style-name="P26">Last updated</text:p>
      <text:p text:style-name="P26">Edit article</text:p>
      <text:p text:style-name="Text_20_body"><text:a xlink:type="simple" xlink:href="https://github.com/WordPress/wpcs-docs/edit/master/wordpress-coding-standards/php.md" text:style-name="Internet_20_link" text:visited-style-name="Visited_20_Internet_20_Link"><text:span text:style-name="T6">Improve it on GitHub: PHP Coding Standards </text:span></text:a></text:p>
      <text:p text:style-name="P26">Changelog</text:p>
      <text:p text:style-name="Text_20_body"><text:a xlink:type="simple" xlink:href="https://github.com/WordPress/wpcs-docs/commits/master/wordpress-coding-standards/php.md" text:style-name="Internet_20_link" text:visited-style-name="Visited_20_Internet_20_Link"><text:span text:style-name="T6">See list of changes</text:span></text:a></text:p>
      <text:h text:style-name="P2" text:outline-level="1"><text:soft-page-break/>HTML Coding Standards</text:h>
      <text:h text:style-name="P3" text:outline-level="2">In this article</text:h>
      <text:h text:style-name="Heading_20_2" text:outline-level="2"><text:a xlink:type="simple" xlink:href="https://developer.wordpress.org/coding-standards/wordpress-coding-standards/html/#html" text:style-name="Internet_20_link" text:visited-style-name="Visited_20_Internet_20_Link"><text:bookmark text:name="html"/>HTML</text:a></text:h>
      <text:h text:style-name="Heading_20_3" text:outline-level="3"><text:a xlink:type="simple" xlink:href="https://developer.wordpress.org/coding-standards/wordpress-coding-standards/html/#validation" text:style-name="Internet_20_link" text:visited-style-name="Visited_20_Internet_20_Link"><text:bookmark text:name="validation"/>Validation</text:a></text:h>
      <text:p text:style-name="Text_20_body">All HTML pages should be verified against <text:a xlink:type="simple" xlink:href="https://validator.w3.org/" text:style-name="Internet_20_link" text:visited-style-name="Visited_20_Internet_20_Link">the W3C validator</text:a> to ensure that the markup is well formed. This in and of itself is not directly indicative of good code, but it helps to weed out problems that are able to be tested via automation. It is no substitute for manual code review. (For other validators, see <text:a xlink:type="simple" xlink:href="https://codex.wordpress.org/Validating_a_Website#HTML_-_Validation" text:style-name="Internet_20_link" text:visited-style-name="Visited_20_Internet_20_Link">HTML Validation</text:a> in the Codex.)</text:p>
      <text:h text:style-name="Heading_20_3" text:outline-level="3"><text:a xlink:type="simple" xlink:href="https://developer.wordpress.org/coding-standards/wordpress-coding-standards/html/#self-closing-elements" text:style-name="Internet_20_link" text:visited-style-name="Visited_20_Internet_20_Link"><text:bookmark text:name="self-closing-elements"/>Self-closing Elements</text:a></text:h>
      <text:p text:style-name="Text_20_body">All tags must be properly closed. For tags that can wrap nodes such as text or other elements, termination is a trivial enough task. For tags that are self-closing, the forward slash should have exactly one space preceding it:</text:p>
      <text:p text:style-name="P4"><text:span text:style-name="Source_20_Text">&lt;br /&gt;</text:span></text:p>
      <text:p text:style-name="Text_20_body">rather than the compact but incorrect:</text:p>
      <text:p text:style-name="P4"><text:span text:style-name="Source_20_Text">&lt;br/&gt;</text:span></text:p>
      <text:p text:style-name="Text_20_body">The W3C specifies that a single space should precede the self-closing slash (<text:a xlink:type="simple" xlink:href="https://w3.org/TR/xhtml1/#C_2" text:style-name="Internet_20_link" text:visited-style-name="Visited_20_Internet_20_Link">source</text:a>).</text:p>
      <text:h text:style-name="Heading_20_3" text:outline-level="3"><text:a xlink:type="simple" xlink:href="https://developer.wordpress.org/coding-standards/wordpress-coding-standards/html/#attributes-and-tags" text:style-name="Internet_20_link" text:visited-style-name="Visited_20_Internet_20_Link"><text:bookmark text:name="attributes-and-tags"/>Attributes and Tags</text:a></text:h>
      <text:p text:style-name="Text_20_body">All tags and attributes must be written in lowercase. Additionally, attribute values should be lowercase when the purpose of the text therein is only to be interpreted by machines. For instances in which the data needs to be human readable, proper title capitalization should be followed.</text:p>
      <text:p text:style-name="Text_20_body">For machines:</text:p>
      <text:p text:style-name="P4"><text:span text:style-name="Source_20_Text">&lt;meta http-equiv="content-type" content="text/html; charset=utf-8" /&gt;</text:span></text:p>
      <text:p text:style-name="Text_20_body">For humans:</text:p>
      <text:p text:style-name="P4"><text:span text:style-name="Source_20_Text">&lt;a href="http://example.com/" title="Description Here"&gt;Example.com&lt;/a&gt;</text:span></text:p>
      <text:h text:style-name="Heading_20_3" text:outline-level="3"><text:a xlink:type="simple" xlink:href="https://developer.wordpress.org/coding-standards/wordpress-coding-standards/html/#quotes" text:style-name="Internet_20_link" text:visited-style-name="Visited_20_Internet_20_Link"><text:bookmark text:name="quotes"/>Quotes</text:a></text:h>
      <text:p text:style-name="Text_20_body">According to the W3C specifications for XHTML, all attributes must have a value, and must use double- or single-quotes (<text:a xlink:type="simple" xlink:href="https://www.w3.org/TR/xhtml1/#h-4.4" text:style-name="Internet_20_link" text:visited-style-name="Visited_20_Internet_20_Link">source</text:a>). The following are examples of proper and improper usage of quotes and attribute/value pairs.</text:p>
      <text:p text:style-name="Text_20_body">Correct:</text:p>
      <text:p text:style-name="Preformatted_20_Text"><text:span text:style-name="Source_20_Text">&lt;input type="text" name="email" disabled="disabled" /&gt;</text:span></text:p>
      <text:p text:style-name="P4"><text:span text:style-name="Source_20_Text">&lt;input type='text' name='email' disabled='disabled' /&gt;</text:span></text:p>
      <text:p text:style-name="Text_20_body"><text:soft-page-break/>Incorrect:</text:p>
      <text:p text:style-name="P4"><text:span text:style-name="Source_20_Text">&lt;input type=text name=email disabled&gt;</text:span></text:p>
      <text:p text:style-name="Text_20_body">In HTML, attributes do not all have to have values, and attribute values do not always have to be quoted. While all of the examples above are valid HTML, <text:span text:style-name="Emphasis">failing to quote attributes can lead to security vulnerabilities</text:span>. Always quote attributes. Omitting the value on boolean attributes is allowed. The values <text:span text:style-name="Source_20_Text">true</text:span> and <text:span text:style-name="Source_20_Text">false</text:span> are not valid on boolean attributes (<text:a xlink:type="simple" xlink:href="https://www.w3.org/TR/2011/WD-html5-20110405/common-microsyntaxes.html#boolean-attributes" text:style-name="Internet_20_link" text:visited-style-name="Visited_20_Internet_20_Link">HTML5 source</text:a>).</text:p>
      <text:p text:style-name="Text_20_body">Correct:</text:p>
      <text:p text:style-name="P4"><text:span text:style-name="Source_20_Text">&lt;input type="text" name="email" disabled /&gt;</text:span></text:p>
      <text:p text:style-name="Text_20_body">Incorrect:</text:p>
      <text:p text:style-name="P4"><text:span text:style-name="Source_20_Text">&lt;input type="text" name="email" disabled="true" /&gt;</text:span></text:p>
      <text:h text:style-name="Heading_20_3" text:outline-level="3"><text:a xlink:type="simple" xlink:href="https://developer.wordpress.org/coding-standards/wordpress-coding-standards/html/#indentation" text:style-name="Internet_20_link" text:visited-style-name="Visited_20_Internet_20_Link"><text:bookmark text:name="indentation Copia 1"/>Indentation</text:a></text:h>
      <text:p text:style-name="Text_20_body">As with PHP, HTML indentation should always reflect logical structure. Use tabs and not spaces.</text:p>
      <text:p text:style-name="Text_20_body">When mixing PHP and HTML together, indent PHP blocks to match the surrounding HTML code. Closing PHP blocks should match the same indentation level as the opening block.</text:p>
      <text:p text:style-name="Text_20_body">Correct:</text:p>
      <text:p text:style-name="Preformatted_20_Text"><text:span text:style-name="Source_20_Text">&lt;?php if ( ! have_posts() ) : ?&gt;</text:span></text:p>
      <text:p text:style-name="Preformatted_20_Text"><text:span text:style-name="Source_20_Text">&lt;div id="post-1" class="post"&gt;</text:span></text:p>
      <text:p text:style-name="Preformatted_20_Text"><text:span text:style-name="Source_20_Text"><text:s text:c="4"/>&lt;h1 class="entry-title"&gt;Not Found&lt;/h1&gt;</text:span></text:p>
      <text:p text:style-name="Preformatted_20_Text"><text:span text:style-name="Source_20_Text"><text:s text:c="4"/>&lt;div class="entry-content"&gt;</text:span></text:p>
      <text:p text:style-name="Preformatted_20_Text"><text:span text:style-name="Source_20_Text"><text:s text:c="8"/>&lt;p&gt;Apologies, but no results were found.&lt;/p&gt;</text:span></text:p>
      <text:p text:style-name="Preformatted_20_Text"><text:span text:style-name="Source_20_Text"><text:s text:c="8"/>&lt;?php get_search_form(); ?&gt;</text:span></text:p>
      <text:p text:style-name="Preformatted_20_Text"><text:span text:style-name="Source_20_Text"><text:s text:c="4"/>&lt;/div&gt;</text:span></text:p>
      <text:p text:style-name="Preformatted_20_Text"><text:span text:style-name="Source_20_Text">&lt;/div&gt;</text:span></text:p>
      <text:p text:style-name="P4"><text:span text:style-name="Source_20_Text">&lt;?php endif; ?&gt;</text:span></text:p>
      <text:p text:style-name="Text_20_body">Incorrect:</text:p>
      <text:p text:style-name="Preformatted_20_Text"><text:span text:style-name="Source_20_Text">&lt;?php if ( ! have_posts() ) : ?&gt;</text:span></text:p>
      <text:p text:style-name="Preformatted_20_Text"><text:span text:style-name="Source_20_Text">&lt;div id="post-0" class="post error404 not-found"&gt;</text:span></text:p>
      <text:p text:style-name="Preformatted_20_Text"><text:span text:style-name="Source_20_Text">&lt;h1 class="entry-title"&gt;Not Found&lt;/h1&gt;</text:span></text:p>
      <text:p text:style-name="Preformatted_20_Text"><text:span text:style-name="Source_20_Text">&lt;div class="entry-content"&gt;</text:span></text:p>
      <text:p text:style-name="Preformatted_20_Text"><text:span text:style-name="Source_20_Text">&lt;p&gt;Apologies, but no results were found.&lt;/p&gt;</text:span></text:p>
      <text:p text:style-name="Preformatted_20_Text"><text:span text:style-name="Source_20_Text">&lt;?php get_search_form(); ?&gt;</text:span></text:p>
      <text:p text:style-name="Preformatted_20_Text"><text:span text:style-name="Source_20_Text">&lt;/div&gt;</text:span></text:p>
      <text:p text:style-name="Preformatted_20_Text"><text:span text:style-name="Source_20_Text">&lt;/div&gt;</text:span></text:p>
      <text:p text:style-name="P4"><text:span text:style-name="Source_20_Text">&lt;?php endif; ?&gt;</text:span></text:p>
      <text:h text:style-name="Heading_20_2" text:outline-level="2"><text:a xlink:type="simple" xlink:href="https://developer.wordpress.org/coding-standards/wordpress-coding-standards/html/#credits" text:style-name="Internet_20_link" text:visited-style-name="Visited_20_Internet_20_Link"><text:bookmark text:name="credits"/>Credits</text:a></text:h>
      <text:list text:style-name="L12">
        <text:list-item>
          <text:p text:style-name="P27">HTML code standards adapted from <text:a xlink:type="simple" xlink:href="https://developer.fellowshipone.com/patterns/code.php" text:style-name="Internet_20_link" text:visited-style-name="Visited_20_Internet_20_Link">Fellowship Tech Code Standards</text:a> (<text:a xlink:type="simple" xlink:href="https://creativecommons.org/licenses/by-nc-sa/3.0/" text:style-name="Internet_20_link" text:visited-style-name="Visited_20_Internet_20_Link">CC license</text:a>). </text:p>
        </text:list-item>
      </text:list>
      <text:p text:style-name="P26">First published</text:p>
      <text:p text:style-name="P26">Last updated</text:p>
      <text:p text:style-name="P26">Edit article</text:p>
      <text:p text:style-name="Text_20_body"><text:a xlink:type="simple" xlink:href="https://github.com/WordPress/wpcs-docs/edit/master/wordpress-coding-standards/html.md" text:style-name="Internet_20_link" text:visited-style-name="Visited_20_Internet_20_Link"><text:span text:style-name="T6">Improve it on GitHub: HTML Coding Standards </text:span></text:a></text:p>
      <text:p text:style-name="P26"><text:soft-page-break/>Changelog</text:p>
      <text:p text:style-name="Text_20_body"><text:a xlink:type="simple" xlink:href="https://github.com/WordPress/wpcs-docs/commits/master/wordpress-coding-standards/html.md" text:style-name="Internet_20_link" text:visited-style-name="Visited_20_Internet_20_Link"><text:span text:style-name="T6">See list of changes: HTML Coding Standards </text:span></text:a></text:p>
      <text:p text:style-name="P8"><text:a xlink:type="simple" xlink:href="https://developer.wordpress.org/coding-standards/wordpress-coding-standards/css/" text:style-name="Internet_20_link" text:visited-style-name="Visited_20_Internet_20_Link"><text:span text:style-name="T6">Previous CSS Coding Standards Previous: CSS Coding Standards</text:span></text:a></text:p>
      <text:p text:style-name="P8"><text:a xlink:type="simple" xlink:href="https://developer.wordpress.org/coding-standards/wordpress-coding-standards/javascript/" text:style-name="Internet_20_link" text:visited-style-name="Visited_20_Internet_20_Link"><text:span text:style-name="T6">Next JavaScript Coding Standards</text:span></text:a></text:p>
      <text:p text:style-name="Standard"/>
      <text:p text:style-name="Standard"/>
      <text:h text:style-name="P2" text:outline-level="1">CSS Coding Standards</text:h>
      <text:h text:style-name="P3" text:outline-level="2">In this article</text:h>
      <text:p text:style-name="Text_20_body">Like any coding standard, the purpose of the WordPress CSS Coding Standards is to create a baseline for collaboration and review within various aspects of the WordPress open source project and community, from core code to themes to plugins. Files within a project should appear as though created by a single entity. Above all else, create code that is readable, meaningful, consistent, and beautiful.</text:p>
      <text:p text:style-name="Text_20_body">Within core stylesheets, inconsistencies will often be found. We are working on addressing these and make every effort to have patches and commits from this point forward follow the CSS coding standards. More information on the above and contributing to UI/front-end development will be forthcoming in a separate set of guidelines.</text:p>
      <text:h text:style-name="Heading_20_2" text:outline-level="2"><text:a xlink:type="simple" xlink:href="https://developer.wordpress.org/coding-standards/wordpress-coding-standards/css/#structure" text:style-name="Internet_20_link" text:visited-style-name="Visited_20_Internet_20_Link"><text:bookmark text:name="structure"/>Structure</text:a></text:h>
      <text:p text:style-name="Text_20_body">There are plenty of different methods for structuring a stylesheet. With the CSS in core, it is important to retain a high degree of legibility. This enables subsequent contributors to have a clear understanding of the flow of the document.</text:p>
      <text:list text:style-name="L13">
        <text:list-item>
          <text:p text:style-name="P29">Use tabs, not spaces, to indent each property. </text:p>
        </text:list-item>
        <text:list-item>
          <text:p text:style-name="P29">Add two blank lines between sections and one blank line between blocks in a section. </text:p>
        </text:list-item>
        <text:list-item>
          <text:p text:style-name="P28">Each selector should be on its own line, ending in either a comma or an opening curly brace. Property-value pairs should be on their own line, with one tab of indentation and an ending semicolon. The closing brace should be flush left, using the same level of indentation as the opening selector. </text:p>
        </text:list-item>
      </text:list>
      <text:p text:style-name="Text_20_body">Correct:</text:p>
      <text:p text:style-name="Preformatted_20_Text"><text:span text:style-name="Source_20_Text">#selector-1,</text:span></text:p>
      <text:p text:style-name="Preformatted_20_Text"><text:span text:style-name="Source_20_Text">#selector-2,</text:span></text:p>
      <text:p text:style-name="Preformatted_20_Text"><text:span text:style-name="Source_20_Text">#selector-3 {</text:span></text:p>
      <text:p text:style-name="Preformatted_20_Text"><text:span text:style-name="Source_20_Text"><text:s text:c="4"/>background: #fff;</text:span></text:p>
      <text:p text:style-name="Preformatted_20_Text"><text:span text:style-name="Source_20_Text"><text:s text:c="4"/>color: #000;</text:span></text:p>
      <text:p text:style-name="P4"><text:span text:style-name="Source_20_Text">}</text:span></text:p>
      <text:p text:style-name="Text_20_body">Incorrect:</text:p>
      <text:p text:style-name="Preformatted_20_Text"><text:span text:style-name="Source_20_Text">#selector-1, #selector-2, #selector-3 {</text:span></text:p>
      <text:p text:style-name="Preformatted_20_Text"><text:span text:style-name="Source_20_Text"><text:s text:c="4"/>background: #fff;</text:span></text:p>
      <text:p text:style-name="Preformatted_20_Text"><text:span text:style-name="Source_20_Text"><text:s text:c="4"/>color: #000;</text:span></text:p>
      <text:p text:style-name="Preformatted_20_Text"><text:span text:style-name="Source_20_Text"><text:s text:c="4"/>}</text:span></text:p>
      <text:p text:style-name="Preformatted_20_Text"><text:soft-page-break/></text:p>
      <text:p text:style-name="P4"><text:span text:style-name="Source_20_Text">#selector-1 { background: #fff; color: #000; }</text:span></text:p>
      <text:h text:style-name="Heading_20_2" text:outline-level="2"><text:a xlink:type="simple" xlink:href="https://developer.wordpress.org/coding-standards/wordpress-coding-standards/css/#selectors" text:style-name="Internet_20_link" text:visited-style-name="Visited_20_Internet_20_Link"><text:bookmark text:name="selectors"/>Selectors</text:a></text:h>
      <text:p text:style-name="Text_20_body">With specificity, comes great responsibility. Broad selectors allow us to be efficient, yet can have adverse consequences if not tested. Location-specific selectors can save us time, but will quickly lead to a cluttered stylesheet. Exercise your best judgement to create selectors that find the right balance between contributing to the overall style and layout of the DOM.</text:p>
      <text:list text:style-name="L14">
        <text:list-item>
          <text:p text:style-name="P31">Similar to the <text:a xlink:type="simple" xlink:href="https://developer.wordpress.org/coding-standards/wordpress-coding-standards/php/#naming-conventions" text:style-name="Internet_20_link" text:visited-style-name="Visited_20_Internet_20_Link">WordPress PHP Coding Standards</text:a> for file names, use lowercase and separate words with hyphens when naming selectors. Avoid camelcase and underscores. </text:p>
        </text:list-item>
        <text:list-item>
          <text:p text:style-name="P31">Use human readable selectors that describe what element(s) they style. </text:p>
        </text:list-item>
        <text:list-item>
          <text:p text:style-name="P31">Attribute selectors should use double quotes around values. </text:p>
        </text:list-item>
        <text:list-item>
          <text:p text:style-name="P30">Refrain from using over-qualified selectors, <text:span text:style-name="Source_20_Text">div.container</text:span> can simply be stated as <text:span text:style-name="Source_20_Text">.container</text:span>. </text:p>
        </text:list-item>
      </text:list>
      <text:p text:style-name="Text_20_body">Correct:</text:p>
      <text:p text:style-name="Preformatted_20_Text"><text:span text:style-name="Source_20_Text">#comment-form {</text:span></text:p>
      <text:p text:style-name="Preformatted_20_Text"><text:span text:style-name="Source_20_Text"><text:s text:c="4"/>margin: 1em 0;</text:span></text:p>
      <text:p text:style-name="Preformatted_20_Text"><text:span text:style-name="Source_20_Text">}</text:span></text:p>
      <text:p text:style-name="Preformatted_20_Text"/>
      <text:p text:style-name="Preformatted_20_Text"><text:span text:style-name="Source_20_Text">input[type="text"] {</text:span></text:p>
      <text:p text:style-name="Preformatted_20_Text"><text:span text:style-name="Source_20_Text"><text:s text:c="4"/>line-height: 1.1;</text:span></text:p>
      <text:p text:style-name="P4"><text:span text:style-name="Source_20_Text">}</text:span></text:p>
      <text:p text:style-name="Text_20_body">Incorrect:</text:p>
      <text:p text:style-name="Preformatted_20_Text"><text:span text:style-name="Source_20_Text">#commentForm { /* Avoid camelcase. */</text:span></text:p>
      <text:p text:style-name="Preformatted_20_Text"><text:span text:style-name="Source_20_Text"><text:s text:c="4"/>margin: 0;</text:span></text:p>
      <text:p text:style-name="Preformatted_20_Text"><text:span text:style-name="Source_20_Text">}</text:span></text:p>
      <text:p text:style-name="Preformatted_20_Text"/>
      <text:p text:style-name="Preformatted_20_Text"><text:span text:style-name="Source_20_Text">#comment_form { /* Avoid underscores. */</text:span></text:p>
      <text:p text:style-name="Preformatted_20_Text"><text:span text:style-name="Source_20_Text"><text:s text:c="4"/>margin: 0;</text:span></text:p>
      <text:p text:style-name="Preformatted_20_Text"><text:span text:style-name="Source_20_Text">}</text:span></text:p>
      <text:p text:style-name="Preformatted_20_Text"/>
      <text:p text:style-name="Preformatted_20_Text"><text:span text:style-name="Source_20_Text">div#comment_form { /* Avoid over-qualification. */</text:span></text:p>
      <text:p text:style-name="Preformatted_20_Text"><text:span text:style-name="Source_20_Text"><text:s text:c="4"/>margin: 0;</text:span></text:p>
      <text:p text:style-name="Preformatted_20_Text"><text:span text:style-name="Source_20_Text">}</text:span></text:p>
      <text:p text:style-name="Preformatted_20_Text"/>
      <text:p text:style-name="Preformatted_20_Text"><text:span text:style-name="Source_20_Text">#c1-xr { /* What is a c1-xr?! Use a better name. */</text:span></text:p>
      <text:p text:style-name="Preformatted_20_Text"><text:span text:style-name="Source_20_Text"><text:s text:c="4"/>margin: 0;</text:span></text:p>
      <text:p text:style-name="Preformatted_20_Text"><text:span text:style-name="Source_20_Text">}</text:span></text:p>
      <text:p text:style-name="Preformatted_20_Text"/>
      <text:p text:style-name="Preformatted_20_Text"><text:span text:style-name="Source_20_Text">input[type=text] { /* Should be [type="text"] */</text:span></text:p>
      <text:p text:style-name="Preformatted_20_Text"><text:span text:style-name="Source_20_Text"><text:s text:c="4"/>line-height: 110% /* Also doubly incorrect */</text:span></text:p>
      <text:p text:style-name="P4"><text:span text:style-name="Source_20_Text">}</text:span></text:p>
      <text:h text:style-name="Heading_20_2" text:outline-level="2"><text:a xlink:type="simple" xlink:href="https://developer.wordpress.org/coding-standards/wordpress-coding-standards/css/#properties" text:style-name="Internet_20_link" text:visited-style-name="Visited_20_Internet_20_Link"><text:bookmark text:name="properties"/>Properties</text:a></text:h>
      <text:p text:style-name="Text_20_body">Similar to selectors, properties that are too specific will hinder the flexibility of the design. Less is more. Make sure you are not repeating styling or introducing fixed dimensions (when a fluid solution is more acceptable).</text:p>
      <text:list text:style-name="L15">
        <text:list-item>
          <text:p text:style-name="P33">Properties should be followed by a colon and a space. </text:p>
        </text:list-item>
        <text:list-item>
          <text:p text:style-name="P33"><text:soft-page-break/>All properties and values should be lowercase, except for font names and vendor-specific properties. </text:p>
        </text:list-item>
        <text:list-item>
          <text:p text:style-name="P33">Use hex code for colors, or <text:span text:style-name="Source_20_Text">rgba()</text:span> if opacity is needed. Avoid RGB format and uppercase, and shorten values when possible: <text:span text:style-name="Source_20_Text">#fff</text:span> instead of <text:span text:style-name="Source_20_Text">#FFFFFF</text:span>. </text:p>
        </text:list-item>
        <text:list-item>
          <text:p text:style-name="P32">Use shorthand, except when overriding styles, for <text:span text:style-name="Source_20_Text">background</text:span>, <text:span text:style-name="Source_20_Text">border</text:span>, <text:span text:style-name="Source_20_Text">font</text:span>, <text:span text:style-name="Source_20_Text">list-style</text:span>, <text:span text:style-name="Source_20_Text">margin</text:span>, and <text:span text:style-name="Source_20_Text">padding</text:span> values as much as possible. For a shorthand reference, see <text:a xlink:type="simple" xlink:href="https://codex.wordpress.org/CSS_Shorthand" text:style-name="Internet_20_link" text:visited-style-name="Visited_20_Internet_20_Link">CSS Shorthand</text:a>. </text:p>
        </text:list-item>
      </text:list>
      <text:p text:style-name="Text_20_body">Correct:</text:p>
      <text:p text:style-name="Preformatted_20_Text"><text:span text:style-name="Source_20_Text">#selector-1 {</text:span></text:p>
      <text:p text:style-name="Preformatted_20_Text"><text:span text:style-name="Source_20_Text"><text:s text:c="4"/>background: #fff;</text:span></text:p>
      <text:p text:style-name="Preformatted_20_Text"><text:span text:style-name="Source_20_Text"><text:s text:c="4"/>display: block;</text:span></text:p>
      <text:p text:style-name="Preformatted_20_Text"><text:span text:style-name="Source_20_Text"><text:s text:c="4"/>margin: 0;</text:span></text:p>
      <text:p text:style-name="Preformatted_20_Text"><text:span text:style-name="Source_20_Text"><text:s text:c="4"/>margin-left: 20px;</text:span></text:p>
      <text:p text:style-name="P4"><text:span text:style-name="Source_20_Text">}</text:span></text:p>
      <text:p text:style-name="Text_20_body">Incorrect:</text:p>
      <text:p text:style-name="Preformatted_20_Text"><text:span text:style-name="Source_20_Text">#selector-1 {</text:span></text:p>
      <text:p text:style-name="Preformatted_20_Text"><text:span text:style-name="Source_20_Text"><text:s text:c="4"/>background:#FFFFFF;</text:span></text:p>
      <text:p text:style-name="Preformatted_20_Text"><text:span text:style-name="Source_20_Text"><text:s text:c="4"/>display: BLOCK;</text:span></text:p>
      <text:p text:style-name="Preformatted_20_Text"><text:span text:style-name="Source_20_Text"><text:s text:c="4"/>margin-left: 20PX;</text:span></text:p>
      <text:p text:style-name="Preformatted_20_Text"><text:span text:style-name="Source_20_Text"><text:s text:c="4"/>margin: 0;</text:span></text:p>
      <text:p text:style-name="P4"><text:span text:style-name="Source_20_Text">}</text:span></text:p>
      <text:h text:style-name="Heading_20_3" text:outline-level="3"><text:a xlink:type="simple" xlink:href="https://developer.wordpress.org/coding-standards/wordpress-coding-standards/css/#property-ordering" text:style-name="Internet_20_link" text:visited-style-name="Visited_20_Internet_20_Link"><text:bookmark text:name="property-ordering"/>Property Ordering</text:a></text:h>
      <text:p text:style-name="Quotations">“Group like properties together, especially if you have a lot of them.”<text:line-break/>— Nacin </text:p>
      <text:p text:style-name="Text_20_body">Above all else, choose something that is meaningful to you and semantic in some way. Random ordering is chaos, not poetry. In WordPress Core, our choice is logical or grouped ordering, wherein properties are grouped by meaning and ordered specifically within those groups. The properties within groups are also strategically ordered to create transitions between sections, such as <text:span text:style-name="Source_20_Text">background</text:span> directly before <text:span text:style-name="Source_20_Text">color</text:span>. The baseline for ordering is:</text:p>
      <text:list text:style-name="L16">
        <text:list-item>
          <text:p text:style-name="P35">Display </text:p>
        </text:list-item>
        <text:list-item>
          <text:p text:style-name="P35">Positioning </text:p>
        </text:list-item>
        <text:list-item>
          <text:p text:style-name="P35">Box model </text:p>
        </text:list-item>
        <text:list-item>
          <text:p text:style-name="P35">Colors and Typography </text:p>
        </text:list-item>
        <text:list-item>
          <text:p text:style-name="P34">Other </text:p>
        </text:list-item>
      </text:list>
      <text:p text:style-name="Text_20_body">Things that are not yet used in core itself, such as CSS3 animations, may not have a prescribed place above but likely would fit into one of the above in a logical manner. Just as CSS is evolving, so our standards will evolve with it.</text:p>
      <text:p text:style-name="Text_20_body">Top/Right/Bottom/Left (TRBL/trouble) should be the order for any relevant properties (e.g. <text:span text:style-name="Source_20_Text">margin</text:span>), much as the order goes in values. Corner specifiers (e.g. <text:span text:style-name="Source_20_Text">border-radius-*-*</text:span>) should be ordered as top-left, top-right, bottom-right, bottom-left. This is derived from how shorthand values would be ordered.</text:p>
      <text:p text:style-name="Text_20_body">Example:</text:p>
      <text:p text:style-name="Preformatted_20_Text"><text:soft-page-break/><text:span text:style-name="Source_20_Text">#overlay {</text:span></text:p>
      <text:p text:style-name="Preformatted_20_Text"><text:span text:style-name="Source_20_Text"><text:s text:c="4"/>position: absolute;</text:span></text:p>
      <text:p text:style-name="Preformatted_20_Text"><text:span text:style-name="Source_20_Text"><text:s text:c="4"/>z-index: 1;</text:span></text:p>
      <text:p text:style-name="Preformatted_20_Text"><text:span text:style-name="Source_20_Text"><text:s text:c="4"/>padding: 10px;</text:span></text:p>
      <text:p text:style-name="Preformatted_20_Text"><text:span text:style-name="Source_20_Text"><text:s text:c="4"/>background: #fff;</text:span></text:p>
      <text:p text:style-name="Preformatted_20_Text"><text:span text:style-name="Source_20_Text"><text:s text:c="4"/>color: #777;</text:span></text:p>
      <text:p text:style-name="P4"><text:span text:style-name="Source_20_Text">}</text:span></text:p>
      <text:p text:style-name="Text_20_body">Another method that is often used, including by the Automattic/WordPress.com Themes Team, is to order properties alphabetically, with or without certain exceptions.</text:p>
      <text:p text:style-name="Text_20_body">Example:</text:p>
      <text:p text:style-name="Preformatted_20_Text"><text:span text:style-name="Source_20_Text">#overlay {</text:span></text:p>
      <text:p text:style-name="Preformatted_20_Text"><text:span text:style-name="Source_20_Text"><text:s text:c="4"/>background: #fff;</text:span></text:p>
      <text:p text:style-name="Preformatted_20_Text"><text:span text:style-name="Source_20_Text"><text:s text:c="4"/>color: #777;</text:span></text:p>
      <text:p text:style-name="Preformatted_20_Text"><text:span text:style-name="Source_20_Text"><text:s text:c="4"/>padding: 10px;</text:span></text:p>
      <text:p text:style-name="Preformatted_20_Text"><text:span text:style-name="Source_20_Text"><text:s text:c="4"/>position: absolute;</text:span></text:p>
      <text:p text:style-name="Preformatted_20_Text"><text:span text:style-name="Source_20_Text"><text:s text:c="4"/>z-index: 1;</text:span></text:p>
      <text:p text:style-name="P4"><text:span text:style-name="Source_20_Text">}</text:span></text:p>
      <text:h text:style-name="Heading_20_3" text:outline-level="3"><text:a xlink:type="simple" xlink:href="https://developer.wordpress.org/coding-standards/wordpress-coding-standards/css/#vendor-prefixes" text:style-name="Internet_20_link" text:visited-style-name="Visited_20_Internet_20_Link"><text:bookmark text:name="vendor-prefixes"/>Vendor Prefixes</text:a></text:h>
      <text:p text:style-name="Text_20_body">Updated on 2014-02-13, after [<text:a xlink:type="simple" xlink:href="https://core.trac.wordpress.org/changeset/27174" text:style-name="Internet_20_link" text:visited-style-name="Visited_20_Internet_20_Link">27174</text:a>]:</text:p>
      <text:p text:style-name="Text_20_body">We use <text:a xlink:type="simple" xlink:href="https://github.com/postcss/autoprefixer" text:style-name="Internet_20_link" text:visited-style-name="Visited_20_Internet_20_Link">Autoprefixer</text:a> as a pre-commit tool to easily manage necessary browser prefixes, thus making the majority of this section moot. For those interested in following that output without using Grunt, vendor prefixes should go longest (-webkit-) to shortest (unprefixed). All other spacing remains as per the rest of the standards.</text:p>
      <text:p text:style-name="Preformatted_20_Text"><text:span text:style-name="Source_20_Text">.sample-output {</text:span></text:p>
      <text:p text:style-name="Preformatted_20_Text"><text:span text:style-name="Source_20_Text"><text:s text:c="4"/>-webkit-box-shadow: inset 0 0 1px 1px #eee;</text:span></text:p>
      <text:p text:style-name="Preformatted_20_Text"><text:span text:style-name="Source_20_Text"><text:s text:c="4"/>-moz-box-shadow: inset 0 0 1px 1px #eee;</text:span></text:p>
      <text:p text:style-name="Preformatted_20_Text"><text:span text:style-name="Source_20_Text"><text:s text:c="4"/>box-shadow: inset 0 0 1px 1px #eee;</text:span></text:p>
      <text:p text:style-name="P4"><text:span text:style-name="Source_20_Text">}</text:span></text:p>
      <text:h text:style-name="Heading_20_2" text:outline-level="2"><text:a xlink:type="simple" xlink:href="https://developer.wordpress.org/coding-standards/wordpress-coding-standards/css/#values" text:style-name="Internet_20_link" text:visited-style-name="Visited_20_Internet_20_Link"><text:bookmark text:name="values"/>Values</text:a></text:h>
      <text:p text:style-name="Text_20_body">There are numerous ways to input values for properties. Follow the guidelines below to help us retain a high degree of consistency.</text:p>
      <text:list text:style-name="L17">
        <text:list-item>
          <text:p text:style-name="P37">Space before the value, after the colon. </text:p>
        </text:list-item>
        <text:list-item>
          <text:p text:style-name="P37">Do not pad parentheses with spaces. </text:p>
        </text:list-item>
        <text:list-item>
          <text:p text:style-name="P37">Always end in a semicolon. </text:p>
        </text:list-item>
        <text:list-item>
          <text:p text:style-name="P37">Use double quotes rather than single quotes, and only when needed, such as when a font name has a space or for the values of the <text:span text:style-name="Source_20_Text">content</text:span> property. </text:p>
        </text:list-item>
        <text:list-item>
          <text:p text:style-name="P37">Font weights should be defined using numeric values (e.g. <text:span text:style-name="Source_20_Text">400</text:span> instead of <text:span text:style-name="Source_20_Text">normal</text:span>, <text:span text:style-name="Source_20_Text">700</text:span> rather than <text:span text:style-name="Source_20_Text">bold</text:span>). </text:p>
        </text:list-item>
        <text:list-item>
          <text:p text:style-name="P37">0 values should not have units unless necessary, such as with <text:span text:style-name="Source_20_Text">transition-duration</text:span>. </text:p>
        </text:list-item>
        <text:list-item>
          <text:p text:style-name="P37">Line height should also be unit-less, unless necessary to be defined as a specific pixel value. This is more than just a style convention, but is worth mentioning here. More information: <text:a xlink:type="simple" xlink:href="https://meyerweb.com/eric/thoughts/2006/02/08/unitless-line-heights/" text:style-name="Internet_20_link" text:visited-style-name="Visited_20_Internet_20_Link">https://meyerweb.com/eric/thoughts/2006/02/08/unitless-line-heights/</text:a>. </text:p>
        </text:list-item>
        <text:list-item>
          <text:p text:style-name="P37">Use a leading zero for decimal values, including in <text:span text:style-name="Source_20_Text">rgba()</text:span>. </text:p>
        </text:list-item>
        <text:list-item>
          <text:p text:style-name="P37"><text:soft-page-break/>Multiple comma-separated values for one property should be separated by either a space or a newline. For better readability newlines should be used for lengthier multi-part values such as those for shorthand properties like <text:span text:style-name="Source_20_Text">box-shadow</text:span> and <text:span text:style-name="Source_20_Text">text-shadow</text:span>, including before the first value. Values should then be indented one level in from the property. </text:p>
        </text:list-item>
        <text:list-item>
          <text:p text:style-name="P36">Lists of values within a value, like within <text:span text:style-name="Source_20_Text">rgba()</text:span>, should be separated by a space. </text:p>
        </text:list-item>
      </text:list>
      <text:p text:style-name="Text_20_body">Correct:</text:p>
      <text:p text:style-name="Preformatted_20_Text"><text:span text:style-name="Source_20_Text">.class { /* Correct usage of quotes */</text:span></text:p>
      <text:p text:style-name="Preformatted_20_Text"><text:span text:style-name="Source_20_Text"><text:s text:c="4"/>background-image: url(images/bg.png);</text:span></text:p>
      <text:p text:style-name="Preformatted_20_Text"><text:span text:style-name="Source_20_Text"><text:s text:c="4"/>font-family: "Helvetica Neue", sans-serif;</text:span></text:p>
      <text:p text:style-name="Preformatted_20_Text"><text:span text:style-name="Source_20_Text"><text:s text:c="4"/>font-weight: 700;</text:span></text:p>
      <text:p text:style-name="Preformatted_20_Text"><text:span text:style-name="Source_20_Text">}</text:span></text:p>
      <text:p text:style-name="Preformatted_20_Text"/>
      <text:p text:style-name="Preformatted_20_Text"><text:span text:style-name="Source_20_Text">.class { /* Correct usage of zero values */</text:span></text:p>
      <text:p text:style-name="Preformatted_20_Text"><text:span text:style-name="Source_20_Text"><text:s text:c="4"/>font-family: Georgia, serif;</text:span></text:p>
      <text:p text:style-name="Preformatted_20_Text"><text:span text:style-name="Source_20_Text"><text:s text:c="4"/>line-height: 1.4;</text:span></text:p>
      <text:p text:style-name="Preformatted_20_Text"><text:span text:style-name="Source_20_Text"><text:s text:c="4"/>text-shadow:</text:span></text:p>
      <text:p text:style-name="Preformatted_20_Text"><text:span text:style-name="Source_20_Text"><text:s text:c="8"/>0 -1px 0 rgba(0, 0, 0, 0.5),</text:span></text:p>
      <text:p text:style-name="Preformatted_20_Text"><text:span text:style-name="Source_20_Text"><text:s text:c="8"/>0 1px 0 #fff;</text:span></text:p>
      <text:p text:style-name="Preformatted_20_Text"><text:span text:style-name="Source_20_Text">}</text:span></text:p>
      <text:p text:style-name="Preformatted_20_Text"/>
      <text:p text:style-name="Preformatted_20_Text"><text:span text:style-name="Source_20_Text">.class { /* Correct usage of short and lengthier multi-part values */</text:span></text:p>
      <text:p text:style-name="Preformatted_20_Text"><text:span text:style-name="Source_20_Text"><text:s text:c="4"/>font-family: Consolas, Monaco, monospace;</text:span></text:p>
      <text:p text:style-name="Preformatted_20_Text"><text:span text:style-name="Source_20_Text"><text:s text:c="4"/>transition-property: opacity, background, color;</text:span></text:p>
      <text:p text:style-name="Preformatted_20_Text"><text:span text:style-name="Source_20_Text"><text:s text:c="4"/>box-shadow:</text:span></text:p>
      <text:p text:style-name="Preformatted_20_Text"><text:span text:style-name="Source_20_Text"><text:s text:c="8"/>0 0 0 1px #5b9dd9,</text:span></text:p>
      <text:p text:style-name="Preformatted_20_Text"><text:span text:style-name="Source_20_Text"><text:s text:c="8"/>0 0 2px 1px rgba(30, 140, 190, 0.8);</text:span></text:p>
      <text:p text:style-name="P4"><text:span text:style-name="Source_20_Text">}</text:span></text:p>
      <text:p text:style-name="Text_20_body">Incorrect:</text:p>
      <text:p text:style-name="Preformatted_20_Text"><text:span text:style-name="Source_20_Text">.class { /* Avoid missing space and semicolon */</text:span></text:p>
      <text:p text:style-name="Preformatted_20_Text"><text:span text:style-name="Source_20_Text"><text:s text:c="4"/>background:#fff</text:span></text:p>
      <text:p text:style-name="Preformatted_20_Text"><text:span text:style-name="Source_20_Text">}</text:span></text:p>
      <text:p text:style-name="Preformatted_20_Text"/>
      <text:p text:style-name="Preformatted_20_Text"><text:span text:style-name="Source_20_Text">.class { /* Avoid adding a unit on a zero value */</text:span></text:p>
      <text:p text:style-name="Preformatted_20_Text"><text:span text:style-name="Source_20_Text"><text:s text:c="4"/>margin: 0px 0px 20px 0px;</text:span></text:p>
      <text:p text:style-name="Preformatted_20_Text"><text:span text:style-name="Source_20_Text">}</text:span></text:p>
      <text:p text:style-name="Preformatted_20_Text"/>
      <text:p text:style-name="Preformatted_20_Text"><text:span text:style-name="Source_20_Text">.class {</text:span></text:p>
      <text:p text:style-name="Preformatted_20_Text"><text:span text:style-name="Source_20_Text"><text:s text:c="4"/>font-family: Times New Roman, serif; /* Quote font names when required */</text:span></text:p>
      <text:p text:style-name="Preformatted_20_Text"><text:span text:style-name="Source_20_Text"><text:s text:c="4"/>font-weight: bold; /* Avoid named font weights */</text:span></text:p>
      <text:p text:style-name="Preformatted_20_Text"><text:span text:style-name="Source_20_Text"><text:s text:c="4"/>line-height: 1.4em; /* Avoid adding a unit for line height */</text:span></text:p>
      <text:p text:style-name="Preformatted_20_Text"><text:span text:style-name="Source_20_Text">}</text:span></text:p>
      <text:p text:style-name="Preformatted_20_Text"/>
      <text:p text:style-name="Preformatted_20_Text"><text:span text:style-name="Source_20_Text">.class { /* Incorrect usage of multi-part values */</text:span></text:p>
      <text:p text:style-name="Preformatted_20_Text"><text:span text:style-name="Source_20_Text"><text:s text:c="4"/>text-shadow: 0 1px 0 rgba(0, 0, 0, 0.5),</text:span></text:p>
      <text:p text:style-name="Preformatted_20_Text"><text:span text:style-name="Source_20_Text"><text:s text:c="17"/>0 1px 0 #fff;</text:span></text:p>
      <text:p text:style-name="Preformatted_20_Text"><text:span text:style-name="Source_20_Text"><text:s text:c="4"/>box-shadow: 0 1px 0 rgba(0, 0,</text:span></text:p>
      <text:p text:style-name="Preformatted_20_Text"><text:span text:style-name="Source_20_Text"><text:s text:c="8"/>0, 0.5),</text:span></text:p>
      <text:p text:style-name="Preformatted_20_Text"><text:span text:style-name="Source_20_Text"><text:s text:c="8"/>0 1px 0 rgba(0,0,0,0.5);</text:span></text:p>
      <text:p text:style-name="P4"><text:span text:style-name="Source_20_Text">}</text:span></text:p>
      <text:h text:style-name="Heading_20_2" text:outline-level="2"><text:a xlink:type="simple" xlink:href="https://developer.wordpress.org/coding-standards/wordpress-coding-standards/css/#media-queries" text:style-name="Internet_20_link" text:visited-style-name="Visited_20_Internet_20_Link"><text:bookmark text:name="media-queries"/>Media Queries</text:a></text:h>
      <text:p text:style-name="Text_20_body">Media queries allow us to gracefully degrade the DOM for different screen sizes. If you are adding any, be sure to test above and below the break-point you are targeting.</text:p>
      <text:list text:style-name="L18">
        <text:list-item>
          <text:p text:style-name="P39"><text:soft-page-break/>It is generally advisable to keep media queries grouped by media at the bottom of the stylesheet. </text:p>
          <text:list>
            <text:list-item>
              <text:p text:style-name="P39">An exception is made for the <text:span text:style-name="Source_20_Text">wp-admin.css</text:span> file in core, as it is very large and each section essentially represents a stylesheet of its own. Media queries are therefore added at the bottom of sections as applicable. </text:p>
            </text:list-item>
          </text:list>
        </text:list-item>
        <text:list-item>
          <text:p text:style-name="P38">Rule sets for media queries should be indented one level in. </text:p>
        </text:list-item>
      </text:list>
      <text:p text:style-name="Text_20_body">Example:</text:p>
      <text:p text:style-name="Preformatted_20_Text"><text:span text:style-name="Source_20_Text">@media all and (max-width: 699px) and (min-width: 520px) {</text:span></text:p>
      <text:p text:style-name="Preformatted_20_Text"><text:span text:style-name="Source_20_Text"><text:s text:c="8"/>/* Your selectors */</text:span></text:p>
      <text:p text:style-name="P4"><text:span text:style-name="Source_20_Text">}</text:span></text:p>
      <text:h text:style-name="Heading_20_2" text:outline-level="2"><text:a xlink:type="simple" xlink:href="https://developer.wordpress.org/coding-standards/wordpress-coding-standards/css/#commenting" text:style-name="Internet_20_link" text:visited-style-name="Visited_20_Internet_20_Link"><text:bookmark text:name="commenting"/>Commenting</text:a></text:h>
      <text:list text:style-name="L19">
        <text:list-item>
          <text:p text:style-name="P41">Comment, and comment liberally. If there are concerns about file size, utilize minified files and the <text:span text:style-name="Source_20_Text">SCRIPT_DEBUG</text:span> constant. Long comments should manually break the line length at 80 characters. </text:p>
        </text:list-item>
        <text:list-item>
          <text:p text:style-name="P41">A table of contents should be utilized for longer stylesheets, especially those that are highly sectioned. Using an index number (<text:span text:style-name="Source_20_Text">1.0</text:span>, <text:span text:style-name="Source_20_Text">1.1</text:span>, <text:span text:style-name="Source_20_Text">2.0</text:span>, etc.) aids in searching and jumping to a location. </text:p>
        </text:list-item>
        <text:list-item>
          <text:p text:style-name="P40">Comments should be formatted much as PHPDoc is. The <text:a xlink:type="simple" xlink:href="https://web.archive.org/web/20070601200419/http://cssdoc.net/" text:style-name="Internet_20_link" text:visited-style-name="Visited_20_Internet_20_Link">CSSDoc</text:a> standard is not necessarily widely accepted or used but some aspects of it may be adopted over time. Section/subsection headers should have newlines before and after. Inline comments should not have empty newlines separating the comment from the item to which it relates. </text:p>
        </text:list-item>
      </text:list>
      <text:p text:style-name="Text_20_body">For sections and subsections:</text:p>
      <text:p text:style-name="Preformatted_20_Text"><text:span text:style-name="Source_20_Text">/**</text:span></text:p>
      <text:p text:style-name="Preformatted_20_Text"><text:span text:style-name="Source_20_Text"><text:s/>* #.# Section title</text:span></text:p>
      <text:p text:style-name="Preformatted_20_Text"><text:span text:style-name="Source_20_Text"><text:s/>*</text:span></text:p>
      <text:p text:style-name="Preformatted_20_Text"><text:span text:style-name="Source_20_Text"><text:s/>* Description of section, whether or not it has media queries, etc.</text:span></text:p>
      <text:p text:style-name="Preformatted_20_Text"><text:span text:style-name="Source_20_Text"><text:s/>*/</text:span></text:p>
      <text:p text:style-name="Preformatted_20_Text"/>
      <text:p text:style-name="Preformatted_20_Text"><text:span text:style-name="Source_20_Text">.selector {</text:span></text:p>
      <text:p text:style-name="Preformatted_20_Text"><text:span text:style-name="Source_20_Text"><text:s text:c="4"/>float: left;</text:span></text:p>
      <text:p text:style-name="P4"><text:span text:style-name="Source_20_Text">}</text:span></text:p>
      <text:p text:style-name="Text_20_body">For inline:</text:p>
      <text:p text:style-name="Preformatted_20_Text"><text:span text:style-name="Source_20_Text">/* This is a comment about this selector */</text:span></text:p>
      <text:p text:style-name="Preformatted_20_Text"><text:span text:style-name="Source_20_Text">.another-selector {</text:span></text:p>
      <text:p text:style-name="Preformatted_20_Text"><text:span text:style-name="Source_20_Text"><text:s text:c="4"/>position: absolute;</text:span></text:p>
      <text:p text:style-name="Preformatted_20_Text"><text:span text:style-name="Source_20_Text"><text:s text:c="4"/>top: 0 !important; /* I should explain why this is so !important */</text:span></text:p>
      <text:p text:style-name="P4"><text:span text:style-name="Source_20_Text">}</text:span></text:p>
      <text:h text:style-name="Heading_20_2" text:outline-level="2"><text:a xlink:type="simple" xlink:href="https://developer.wordpress.org/coding-standards/wordpress-coding-standards/css/#best-practices" text:style-name="Internet_20_link" text:visited-style-name="Visited_20_Internet_20_Link"><text:bookmark text:name="best-practices"/>Best Practices</text:a></text:h>
      <text:p text:style-name="Text_20_body">Stylesheets tend to grow in length and complexity, and as they grow the chance of redundancy increases. By following some best practices we can help our CSS maintain focus and flexibility as it evolves:</text:p>
      <text:list text:style-name="L20">
        <text:list-item>
          <text:p text:style-name="P43">If you are attempting to fix an issue, attempt to remove code before adding more. </text:p>
        </text:list-item>
        <text:list-item>
          <text:p text:style-name="P43"><text:soft-page-break/>Magic Numbers are unlucky. These are numbers that are used as quick fixes on a one-off basis. Example: <text:span text:style-name="Source_20_Text">.box { margin-top: 37px }</text:span>. </text:p>
        </text:list-item>
        <text:list-item>
          <text:p text:style-name="P43">DOM will change over time, target the element you want to use as opposed to “finding it” through its parents. Example: Use <text:span text:style-name="Source_20_Text">.highlight</text:span> on the element as opposed to <text:span text:style-name="Source_20_Text">.highlight a</text:span> (where the selector is on the parent) </text:p>
        </text:list-item>
        <text:list-item>
          <text:p text:style-name="P43">Know when to use the <text:span text:style-name="Source_20_Text">height</text:span> property. It should be used when you are including outside elements (such as images). Otherwise use <text:span text:style-name="Source_20_Text">line-height</text:span> for more flexibility. </text:p>
        </text:list-item>
        <text:list-item>
          <text:p text:style-name="P42">Do not restate default property and value combinations (for instance <text:span text:style-name="Source_20_Text">display: block;</text:span> on block-level elements). </text:p>
        </text:list-item>
      </text:list>
      <text:h text:style-name="Heading_20_3" text:outline-level="3"><text:a xlink:type="simple" xlink:href="https://developer.wordpress.org/coding-standards/wordpress-coding-standards/css/#wp-admin-css" text:style-name="Internet_20_link" text:visited-style-name="Visited_20_Internet_20_Link"><text:bookmark text:name="wp-admin-css"/>WP Admin CSS</text:a></text:h>
      <text:p text:style-name="Text_20_body">Check out the <text:a xlink:type="simple" xlink:href="https://wordpress.github.io/css-audit/public/wp-admin" text:style-name="Internet_20_link" text:visited-style-name="Visited_20_Internet_20_Link">WP Admin CSS Audit</text:a>, a report generated to document the health of the WP Admin CSS code. Read more in <text:a xlink:type="simple" xlink:href="https://github.com/WordPress/css-audit/blob/trunk/README.md" text:style-name="Internet_20_link" text:visited-style-name="Visited_20_Internet_20_Link">the repository’s README</text:a>.</text:p>
      <text:h text:style-name="Heading_20_2" text:outline-level="2"><text:a xlink:type="simple" xlink:href="https://developer.wordpress.org/coding-standards/wordpress-coding-standards/css/#related-links" text:style-name="Internet_20_link" text:visited-style-name="Visited_20_Internet_20_Link"><text:bookmark text:name="related-links"/>Related Links</text:a></text:h>
      <text:list text:style-name="L21">
        <text:list-item>
          <text:p text:style-name="P44">Principles of writing consistent, idiomatic CSS: <text:a xlink:type="simple" xlink:href="https://github.com/necolas/idiomatic-css" text:style-name="Internet_20_link" text:visited-style-name="Visited_20_Internet_20_Link">https://github.com/necolas/idiomatic-css</text:a>. </text:p>
        </text:list-item>
      </text:list>
      <text:p text:style-name="P26">First published</text:p>
      <text:p text:style-name="P26">Last updated</text:p>
      <text:p text:style-name="P26">Edit article</text:p>
      <text:p text:style-name="Text_20_body"><text:a xlink:type="simple" xlink:href="https://github.com/WordPress/wpcs-docs/edit/master/wordpress-coding-standards/css.md" text:style-name="Internet_20_link" text:visited-style-name="Visited_20_Internet_20_Link"><text:span text:style-name="T6">Improve it on GitHub: CSS Coding Standards </text:span></text:a></text:p>
      <text:p text:style-name="P26">Changelog</text:p>
      <text:p text:style-name="Text_20_body"><text:a xlink:type="simple" xlink:href="https://github.com/WordPress/wpcs-docs/commits/master/wordpress-coding-standards/css.md" text:style-name="Internet_20_link" text:visited-style-name="Visited_20_Internet_20_Link"><text:span text:style-name="T6">See list of changes: CSS Coding Standards </text:span></text:a></text:p>
      <text:p text:style-name="P8"><text:a xlink:type="simple" xlink:href="https://developer.wordpress.org/coding-standards/wordpress-coding-standards/accessibility/" text:style-name="Internet_20_link" text:visited-style-name="Visited_20_Internet_20_Link"><text:span text:style-name="T6">Previous Accessibility Coding Standards</text:span></text:a></text:p>
      <text:p text:style-name="Standard"/>
      <text:p text:style-name="Standard"/>
      <text:h text:style-name="P2" text:outline-level="1">JavaScript Coding Standards</text:h>
      <text:h text:style-name="P3" text:outline-level="2">In this article</text:h>
      <text:p text:style-name="Text_20_body">JavaScript has become a critical component in developing WordPress-based applications (themes and plugins) as well as WordPress core. Standards are needed for formatting and styling JavaScript code to maintain the same code consistency as the WordPress standards provide for core PHP, HTML, and CSS code.</text:p>
      <text:p text:style-name="Quotations">All code in any code-base should look like a single person typed it, no matter how many people contributed. – <text:a xlink:type="simple" xlink:href="https://github.com/rwaldron/idiomatic.js/" text:style-name="Internet_20_link" text:visited-style-name="Visited_20_Internet_20_Link">Principles of Writing Consistent, Idiomatic JavaScript</text:a> </text:p>
      <text:p text:style-name="Text_20_body">The WordPress JavaScript Coding Standards are adapted from the <text:a xlink:type="simple" xlink:href="https://contribute.jquery.org/style-guide/js" text:style-name="Internet_20_link" text:visited-style-name="Visited_20_Internet_20_Link">jQuery JavaScript Style Guide</text:a>. Our standard differs from the jQuery guidelines in the following ways:</text:p>
      <text:list text:style-name="L22">
        <text:list-item>
          <text:p text:style-name="P46">WordPress uses single quotation marks for string declarations. </text:p>
        </text:list-item>
        <text:list-item>
          <text:p text:style-name="P46"><text:soft-page-break/>Case statements are indented within switch blocks. </text:p>
        </text:list-item>
        <text:list-item>
          <text:p text:style-name="P46">Function contents are consistently indented, including full-file closure wrappers. </text:p>
        </text:list-item>
        <text:list-item>
          <text:p text:style-name="P46">Some whitespace rules differ, for consistency with the WordPress PHP coding standards. </text:p>
        </text:list-item>
        <text:list-item>
          <text:p text:style-name="P45">jQuery’s 100-character hard line limit is encouraged, but not strictly enforced. </text:p>
        </text:list-item>
      </text:list>
      <text:p text:style-name="Text_20_body">Many of the examples below have been adapted directly from the jQuery style guide; these differences have all been integrated into the examples on this page. Any of the below standards and examples should be considered best practice for WordPress code, unless explicitly noted as anti-patterns.</text:p>
      <text:h text:style-name="Heading_20_2" text:outline-level="2"><text:a xlink:type="simple" xlink:href="https://developer.wordpress.org/coding-standards/wordpress-coding-standards/javascript/#code-refactoring" text:style-name="Internet_20_link" text:visited-style-name="Visited_20_Internet_20_Link"><text:bookmark text:name="code-refactoring"/>Code Refactoring</text:a></text:h>
      <text:p text:style-name="Quotations">“<text:a xlink:type="simple" xlink:href="https://make.wordpress.org/core/2011/03/23/code-refactoring/" text:style-name="Internet_20_link" text:visited-style-name="Visited_20_Internet_20_Link">Code refactoring should not be done just because we can.</text:a>” – Lead Developer Andrew Nacin </text:p>
      <text:p text:style-name="Text_20_body">Many parts of the WordPress code structure for JavaScript are inconsistent in their style. WordPress is working to gradually improve this, so the code will be clean and easy to read at a glance.</text:p>
      <text:p text:style-name="Text_20_body">While the coding standards are important, refactoring older .js files simply to conform to the standards is not an urgent issue. “Whitespace-only” patches for older files are strongly discouraged.</text:p>
      <text:p text:style-name="Text_20_body">All new or updated JavaScript code will be reviewed to ensure it conforms to the standards, and passes JSHint.</text:p>
      <text:h text:style-name="Heading_20_2" text:outline-level="2"><text:a xlink:type="simple" xlink:href="https://developer.wordpress.org/coding-standards/wordpress-coding-standards/javascript/#spacing" text:style-name="Internet_20_link" text:visited-style-name="Visited_20_Internet_20_Link"><text:bookmark text:name="spacing"/>Spacing</text:a></text:h>
      <text:p text:style-name="Text_20_body">Use spaces liberally throughout your code. “When in doubt, space it out.”</text:p>
      <text:p text:style-name="Text_20_body">These rules encourage liberal spacing for improved developer readability. The minification process creates a file that is optimized for browsers to read and process.</text:p>
      <text:list text:style-name="L23">
        <text:list-item>
          <text:p text:style-name="P48">Indentation with tabs. </text:p>
        </text:list-item>
        <text:list-item>
          <text:p text:style-name="P48">No whitespace at the end of line or on blank lines. </text:p>
        </text:list-item>
        <text:list-item>
          <text:p text:style-name="P48">Lines should usually be no longer than 80 characters, and should not exceed 100 (counting tabs as 4 spaces). <text:span text:style-name="Emphasis">This is a “soft” rule, but long lines generally indicate unreadable or disorganized code.</text:span> </text:p>
        </text:list-item>
        <text:list-item>
          <text:p text:style-name="P48"><text:span text:style-name="Source_20_Text">if</text:span>/<text:span text:style-name="Source_20_Text">else</text:span>/<text:span text:style-name="Source_20_Text">for</text:span>/<text:span text:style-name="Source_20_Text">while</text:span>/<text:span text:style-name="Source_20_Text">try</text:span> blocks should always use braces, and always go on multiple lines. </text:p>
        </text:list-item>
        <text:list-item>
          <text:p text:style-name="P48">Unary special-character operators (e.g., <text:span text:style-name="Source_20_Text">++</text:span>, <text:span text:style-name="Source_20_Text">--</text:span>) must not have space next to their operand. </text:p>
        </text:list-item>
        <text:list-item>
          <text:p text:style-name="P48">Any <text:span text:style-name="Source_20_Text">,</text:span> and <text:span text:style-name="Source_20_Text">;</text:span> must not have preceding space. </text:p>
        </text:list-item>
        <text:list-item>
          <text:p text:style-name="P48">Any <text:span text:style-name="Source_20_Text">;</text:span> used as a statement terminator must be at the end of the line. </text:p>
        </text:list-item>
        <text:list-item>
          <text:p text:style-name="P48">Any <text:span text:style-name="Source_20_Text">:</text:span> after a property name in an object definition must not have preceding space. </text:p>
        </text:list-item>
        <text:list-item>
          <text:p text:style-name="P48">The <text:span text:style-name="Source_20_Text">?</text:span> and <text:span text:style-name="Source_20_Text">:</text:span> in a ternary conditional must have space on both sides. </text:p>
        </text:list-item>
        <text:list-item>
          <text:p text:style-name="P48">No filler spaces in empty constructs (e.g., <text:span text:style-name="Source_20_Text">{}</text:span>, <text:span text:style-name="Source_20_Text">[]</text:span>, <text:span text:style-name="Source_20_Text">fn()</text:span>). </text:p>
        </text:list-item>
        <text:list-item>
          <text:p text:style-name="P48">There should be a new line at the end of each file. </text:p>
        </text:list-item>
        <text:list-item>
          <text:p text:style-name="P48">Any <text:span text:style-name="Source_20_Text">!</text:span> negation operator should have a following space.<text:span text:style-name="T7">*</text:span> </text:p>
        </text:list-item>
        <text:list-item>
          <text:p text:style-name="P48">All function bodies are indented by one tab, even if the entire file is wrapped in a closure.<text:span text:style-name="T7">*</text:span> </text:p>
        </text:list-item>
        <text:list-item>
          <text:p text:style-name="P47"><text:soft-page-break/>Spaces may align code within documentation blocks or within a line, but only tabs should be used at the start of a line.<text:span text:style-name="T7">*</text:span> </text:p>
        </text:list-item>
      </text:list>
      <text:p text:style-name="Text_20_body"><text:bookmark text:name="spacing-whitespace"/>*: The WordPress JavaScript standards prefer slightly broader whitespace rules than the jQuery style guide. These deviations are for consistency between the PHP and JavaScript files in the WordPress codebase.</text:p>
      <text:p text:style-name="Text_20_body">Whitespace can easily accumulate at the end of a line – avoid this, as trailing whitespace is caught as an error in JSHint. One way to catch whitespace buildup is enabling visible whitespace characters within your text editor.</text:p>
      <text:h text:style-name="Heading_20_3" text:outline-level="3"><text:a xlink:type="simple" xlink:href="https://developer.wordpress.org/coding-standards/wordpress-coding-standards/javascript/#object-declarations" text:style-name="Internet_20_link" text:visited-style-name="Visited_20_Internet_20_Link"><text:bookmark text:name="object-declarations"/>Object Declarations</text:a></text:h>
      <text:p text:style-name="Text_20_body">Object declarations can be made on a single line if they are short (remember the line length guidelines). When an object declaration is too long to fit on one line, there must be one property per line and each line ended by a comma. Property names only need to be quoted if they are reserved words or contain special characters:</text:p>
      <text:p text:style-name="Text_20_body">Arrays can be declared on a single line if they are short (remember the line length guidelines). When an array is too long to fit on one line, each member must be placed on its own line and each line ended by a comma.</text:p>
      <text:p text:style-name="Preformatted_20_Text"><text:span text:style-name="Source_20_Text">// Preferred</text:span></text:p>
      <text:p text:style-name="Preformatted_20_Text"><text:span text:style-name="Source_20_Text">var obj = {</text:span></text:p>
      <text:p text:style-name="Preformatted_20_Text"><text:span text:style-name="Source_20_Text"><text:s text:c="4"/>ready: 9,</text:span></text:p>
      <text:p text:style-name="Preformatted_20_Text"><text:span text:style-name="Source_20_Text"><text:s text:c="4"/>when: 4,</text:span></text:p>
      <text:p text:style-name="Preformatted_20_Text"><text:span text:style-name="Source_20_Text"><text:s text:c="4"/>'you are': 15,</text:span></text:p>
      <text:p text:style-name="Preformatted_20_Text"><text:span text:style-name="Source_20_Text">};</text:span></text:p>
      <text:p text:style-name="Preformatted_20_Text"><text:span text:style-name="Source_20_Text">var arr = [</text:span></text:p>
      <text:p text:style-name="Preformatted_20_Text"><text:span text:style-name="Source_20_Text"><text:s text:c="4"/>9,</text:span></text:p>
      <text:p text:style-name="Preformatted_20_Text"><text:span text:style-name="Source_20_Text"><text:s text:c="4"/>4,</text:span></text:p>
      <text:p text:style-name="Preformatted_20_Text"><text:span text:style-name="Source_20_Text"><text:s text:c="4"/>15,</text:span></text:p>
      <text:p text:style-name="Preformatted_20_Text"><text:span text:style-name="Source_20_Text">];</text:span></text:p>
      <text:p text:style-name="Preformatted_20_Text"/>
      <text:p text:style-name="Preformatted_20_Text"><text:span text:style-name="Source_20_Text">// Acceptable for small objects and arrays</text:span></text:p>
      <text:p text:style-name="Preformatted_20_Text"><text:span text:style-name="Source_20_Text">var obj = { ready: 9, when: 4, 'you are': 15 };</text:span></text:p>
      <text:p text:style-name="Preformatted_20_Text"><text:span text:style-name="Source_20_Text">var arr = [ 9, 4, 15 ];</text:span></text:p>
      <text:p text:style-name="Preformatted_20_Text"/>
      <text:p text:style-name="Preformatted_20_Text"><text:span text:style-name="Source_20_Text">// Bad</text:span></text:p>
      <text:p text:style-name="Preformatted_20_Text"><text:span text:style-name="Source_20_Text">var obj = { ready: 9,</text:span></text:p>
      <text:p text:style-name="Preformatted_20_Text"><text:span text:style-name="Source_20_Text"><text:s text:c="4"/>when: 4, 'you are': 15 };</text:span></text:p>
      <text:p text:style-name="Preformatted_20_Text"><text:span text:style-name="Source_20_Text">var arr = [ 9,</text:span></text:p>
      <text:p text:style-name="P4"><text:span text:style-name="Source_20_Text"><text:s text:c="4"/>4, 15 ];</text:span></text:p>
      <text:h text:style-name="Heading_20_3" text:outline-level="3"><text:a xlink:type="simple" xlink:href="https://developer.wordpress.org/coding-standards/wordpress-coding-standards/javascript/#arrays-and-function-calls" text:style-name="Internet_20_link" text:visited-style-name="Visited_20_Internet_20_Link"><text:bookmark text:name="arrays-and-function-calls"/>Arrays and Function Calls</text:a></text:h>
      <text:p text:style-name="Text_20_body">Always include extra spaces around elements and arguments:</text:p>
      <text:p text:style-name="Preformatted_20_Text"><text:span text:style-name="Source_20_Text">array = [ a, b ];</text:span></text:p>
      <text:p text:style-name="Preformatted_20_Text"/>
      <text:p text:style-name="Preformatted_20_Text"><text:span text:style-name="Source_20_Text">foo( arg );</text:span></text:p>
      <text:p text:style-name="Preformatted_20_Text"/>
      <text:p text:style-name="Preformatted_20_Text"><text:span text:style-name="Source_20_Text">foo( 'string', object );</text:span></text:p>
      <text:p text:style-name="Preformatted_20_Text"/>
      <text:p text:style-name="Preformatted_20_Text"><text:span text:style-name="Source_20_Text">foo( options, object[ property ] );</text:span></text:p>
      <text:p text:style-name="Preformatted_20_Text"/>
      <text:p text:style-name="Preformatted_20_Text"><text:span text:style-name="Source_20_Text">foo( node, 'property', 2 );</text:span></text:p>
      <text:p text:style-name="Preformatted_20_Text"/>
      <text:p text:style-name="Preformatted_20_Text"><text:soft-page-break/><text:span text:style-name="Source_20_Text">prop = object[ 'default' ];</text:span></text:p>
      <text:p text:style-name="Preformatted_20_Text"/>
      <text:p text:style-name="P4"><text:span text:style-name="Source_20_Text">firstArrayElement = arr[ 0 ];</text:span></text:p>
      <text:h text:style-name="Heading_20_3" text:outline-level="3"><text:a xlink:type="simple" xlink:href="https://developer.wordpress.org/coding-standards/wordpress-coding-standards/javascript/#examples-of-good-spacing" text:style-name="Internet_20_link" text:visited-style-name="Visited_20_Internet_20_Link"><text:bookmark text:name="examples-of-good-spacing"/>Examples of Good Spacing</text:a></text:h>
      <text:p text:style-name="Preformatted_20_Text"><text:span text:style-name="Source_20_Text">var i;</text:span></text:p>
      <text:p text:style-name="Preformatted_20_Text"/>
      <text:p text:style-name="Preformatted_20_Text"><text:span text:style-name="Source_20_Text">if ( condition ) {</text:span></text:p>
      <text:p text:style-name="Preformatted_20_Text"><text:span text:style-name="Source_20_Text"><text:s text:c="4"/>doSomething( 'with a string' );</text:span></text:p>
      <text:p text:style-name="Preformatted_20_Text"><text:span text:style-name="Source_20_Text">} else if ( otherCondition ) {</text:span></text:p>
      <text:p text:style-name="Preformatted_20_Text"><text:span text:style-name="Source_20_Text"><text:s text:c="4"/>otherThing( {</text:span></text:p>
      <text:p text:style-name="Preformatted_20_Text"><text:span text:style-name="Source_20_Text"><text:s text:c="8"/>key: value,</text:span></text:p>
      <text:p text:style-name="Preformatted_20_Text"><text:span text:style-name="Source_20_Text"><text:s text:c="8"/>otherKey: otherValue</text:span></text:p>
      <text:p text:style-name="Preformatted_20_Text"><text:span text:style-name="Source_20_Text"><text:s text:c="4"/>} );</text:span></text:p>
      <text:p text:style-name="Preformatted_20_Text"><text:span text:style-name="Source_20_Text">} else {</text:span></text:p>
      <text:p text:style-name="Preformatted_20_Text"><text:span text:style-name="Source_20_Text"><text:s text:c="4"/>somethingElse( true );</text:span></text:p>
      <text:p text:style-name="Preformatted_20_Text"><text:span text:style-name="Source_20_Text">}</text:span></text:p>
      <text:p text:style-name="Preformatted_20_Text"/>
      <text:p text:style-name="Preformatted_20_Text"><text:span text:style-name="Source_20_Text">// Unlike jQuery, WordPress prefers a space after the ! negation operator.</text:span></text:p>
      <text:p text:style-name="Preformatted_20_Text"><text:span text:style-name="Source_20_Text">// This is also done to conform to our PHP standards.</text:span></text:p>
      <text:p text:style-name="Preformatted_20_Text"><text:span text:style-name="Source_20_Text">while ( ! condition ) {</text:span></text:p>
      <text:p text:style-name="Preformatted_20_Text"><text:span text:style-name="Source_20_Text"><text:s text:c="4"/>iterating++;</text:span></text:p>
      <text:p text:style-name="Preformatted_20_Text"><text:span text:style-name="Source_20_Text">}</text:span></text:p>
      <text:p text:style-name="Preformatted_20_Text"/>
      <text:p text:style-name="Preformatted_20_Text"><text:span text:style-name="Source_20_Text">for ( i = 0; i &lt; 100; i++ ) {</text:span></text:p>
      <text:p text:style-name="Preformatted_20_Text"><text:span text:style-name="Source_20_Text"><text:s text:c="4"/>object[ array[ i ] ] = someFn( i );</text:span></text:p>
      <text:p text:style-name="Preformatted_20_Text"><text:span text:style-name="Source_20_Text"><text:s text:c="4"/>$( '.container' ).val( array[ i ] );</text:span></text:p>
      <text:p text:style-name="Preformatted_20_Text"><text:span text:style-name="Source_20_Text">}</text:span></text:p>
      <text:p text:style-name="Preformatted_20_Text"/>
      <text:p text:style-name="Preformatted_20_Text"><text:span text:style-name="Source_20_Text">try {</text:span></text:p>
      <text:p text:style-name="Preformatted_20_Text"><text:span text:style-name="Source_20_Text"><text:s text:c="4"/>// Expressions</text:span></text:p>
      <text:p text:style-name="Preformatted_20_Text"><text:span text:style-name="Source_20_Text">} catch ( e ) {</text:span></text:p>
      <text:p text:style-name="Preformatted_20_Text"><text:span text:style-name="Source_20_Text"><text:s text:c="4"/>// Expressions</text:span></text:p>
      <text:p text:style-name="P4"><text:span text:style-name="Source_20_Text">}</text:span></text:p>
      <text:h text:style-name="Heading_20_2" text:outline-level="2"><text:a xlink:type="simple" xlink:href="https://developer.wordpress.org/coding-standards/wordpress-coding-standards/javascript/#semicolons" text:style-name="Internet_20_link" text:visited-style-name="Visited_20_Internet_20_Link"><text:bookmark text:name="semicolons"/>Semicolons</text:a></text:h>
      <text:p text:style-name="Text_20_body">Use them. Never rely on Automatic Semicolon Insertion (ASI).</text:p>
      <text:h text:style-name="Heading_20_2" text:outline-level="2"><text:a xlink:type="simple" xlink:href="https://developer.wordpress.org/coding-standards/wordpress-coding-standards/javascript/#indentation-and-line-breaks" text:style-name="Internet_20_link" text:visited-style-name="Visited_20_Internet_20_Link"><text:bookmark text:name="indentation-and-line-breaks"/>Indentation and Line Breaks</text:a></text:h>
      <text:p text:style-name="Text_20_body">Indentation and line breaks add readability to complex statements.</text:p>
      <text:p text:style-name="Text_20_body">Tabs should be used for indentation. Even if the entire file is contained in a closure (i.e., an immediately invoked function), the contents of that function should be indented by one tab:</text:p>
      <text:p text:style-name="Preformatted_20_Text"><text:span text:style-name="Source_20_Text">( function ( $ ) {</text:span></text:p>
      <text:p text:style-name="Preformatted_20_Text"><text:span text:style-name="Source_20_Text"><text:s text:c="4"/>// Expressions indented</text:span></text:p>
      <text:p text:style-name="Preformatted_20_Text"/>
      <text:p text:style-name="Preformatted_20_Text"><text:span text:style-name="Source_20_Text"><text:s text:c="4"/>function doSomething() {</text:span></text:p>
      <text:p text:style-name="Preformatted_20_Text"><text:span text:style-name="Source_20_Text"><text:s text:c="8"/>// Expressions indented</text:span></text:p>
      <text:p text:style-name="Preformatted_20_Text"><text:span text:style-name="Source_20_Text"><text:s text:c="4"/>}</text:span></text:p>
      <text:p text:style-name="P4"><text:span text:style-name="Source_20_Text">} )( jQuery );</text:span></text:p>
      <text:h text:style-name="Heading_20_3" text:outline-level="3"><text:a xlink:type="simple" xlink:href="https://developer.wordpress.org/coding-standards/wordpress-coding-standards/javascript/#blocks-and-curly-braces" text:style-name="Internet_20_link" text:visited-style-name="Visited_20_Internet_20_Link"><text:bookmark text:name="blocks-and-curly-braces"/><text:soft-page-break/>Blocks and Curly Braces</text:a></text:h>
      <text:p text:style-name="Text_20_body"><text:span text:style-name="Source_20_Text">if</text:span>, <text:span text:style-name="Source_20_Text">else</text:span>, <text:span text:style-name="Source_20_Text">for</text:span>, <text:span text:style-name="Source_20_Text">while</text:span>, and <text:span text:style-name="Source_20_Text">try</text:span> blocks should always use braces, and always go on multiple lines. The opening brace should be on the same line as the function definition, the conditional, or the loop. The closing brace should be on the line directly following the last statement of the block.</text:p>
      <text:p text:style-name="Preformatted_20_Text"><text:span text:style-name="Source_20_Text">var a, b, c;</text:span></text:p>
      <text:p text:style-name="Preformatted_20_Text"/>
      <text:p text:style-name="Preformatted_20_Text"><text:span text:style-name="Source_20_Text">if ( myFunction() ) {</text:span></text:p>
      <text:p text:style-name="Preformatted_20_Text"><text:span text:style-name="Source_20_Text"><text:s text:c="4"/>// Expressions</text:span></text:p>
      <text:p text:style-name="Preformatted_20_Text"><text:span text:style-name="Source_20_Text">} else if ( ( a &amp;&amp; b ) || c ) {</text:span></text:p>
      <text:p text:style-name="Preformatted_20_Text"><text:span text:style-name="Source_20_Text"><text:s text:c="4"/>// Expressions</text:span></text:p>
      <text:p text:style-name="Preformatted_20_Text"><text:span text:style-name="Source_20_Text">} else {</text:span></text:p>
      <text:p text:style-name="Preformatted_20_Text"><text:span text:style-name="Source_20_Text"><text:s text:c="4"/>// Expressions</text:span></text:p>
      <text:p text:style-name="P4"><text:span text:style-name="Source_20_Text">}</text:span></text:p>
      <text:h text:style-name="Heading_20_3" text:outline-level="3"><text:a xlink:type="simple" xlink:href="https://developer.wordpress.org/coding-standards/wordpress-coding-standards/javascript/#multi-line-statements" text:style-name="Internet_20_link" text:visited-style-name="Visited_20_Internet_20_Link"><text:bookmark text:name="multi-line-statements"/>Multi-line Statements</text:a></text:h>
      <text:p text:style-name="Text_20_body">When a statement is too long to fit on one line, line breaks must occur after an operator.</text:p>
      <text:p text:style-name="Preformatted_20_Text"><text:span text:style-name="Source_20_Text">// Bad</text:span></text:p>
      <text:p text:style-name="Preformatted_20_Text"><text:span text:style-name="Source_20_Text">var html = '&lt;p&gt;The sum of ' + a + ' and ' + b + ' plus ' + c</text:span></text:p>
      <text:p text:style-name="Preformatted_20_Text"><text:span text:style-name="Source_20_Text"><text:s text:c="4"/>+ ' is ' + ( a + b + c ) + '&lt;/p&gt;';</text:span></text:p>
      <text:p text:style-name="Preformatted_20_Text"/>
      <text:p text:style-name="Preformatted_20_Text"><text:span text:style-name="Source_20_Text">// Good</text:span></text:p>
      <text:p text:style-name="Preformatted_20_Text"><text:span text:style-name="Source_20_Text">var html = '&lt;p&gt;The sum of ' + a + ' and ' + b + ' plus ' + c +</text:span></text:p>
      <text:p text:style-name="P4"><text:span text:style-name="Source_20_Text"><text:s text:c="4"/>' is ' + ( a + b + c ) + '&lt;/p&gt;';</text:span></text:p>
      <text:p text:style-name="Text_20_body">Lines should be broken into logical groups if it improves readability, such as splitting each expression of a ternary operator onto its own line, even if both will fit on a single line.</text:p>
      <text:p text:style-name="Preformatted_20_Text"><text:span text:style-name="Source_20_Text">// Acceptable</text:span></text:p>
      <text:p text:style-name="Preformatted_20_Text"><text:span text:style-name="Source_20_Text">var baz = ( true === conditionalStatement() ) ? 'thing 1' : 'thing 2';</text:span></text:p>
      <text:p text:style-name="Preformatted_20_Text"/>
      <text:p text:style-name="Preformatted_20_Text"><text:span text:style-name="Source_20_Text">// Better</text:span></text:p>
      <text:p text:style-name="Preformatted_20_Text"><text:span text:style-name="Source_20_Text">var baz = firstCondition( foo ) &amp;&amp; secondCondition( bar ) ?</text:span></text:p>
      <text:p text:style-name="Preformatted_20_Text"><text:span text:style-name="Source_20_Text"><text:s text:c="4"/>qux( foo, bar ) :</text:span></text:p>
      <text:p text:style-name="P4"><text:span text:style-name="Source_20_Text"><text:s text:c="4"/>foo;</text:span></text:p>
      <text:p text:style-name="Text_20_body">When a conditional is too long to fit on one line, each operand of a logical operator in the boolean expression must appear on its own line, indented one extra level from the opening and closing parentheses.</text:p>
      <text:p text:style-name="Preformatted_20_Text"><text:span text:style-name="Source_20_Text">if (</text:span></text:p>
      <text:p text:style-name="Preformatted_20_Text"><text:span text:style-name="Source_20_Text"><text:s text:c="4"/>firstCondition() &amp;&amp;</text:span></text:p>
      <text:p text:style-name="Preformatted_20_Text"><text:span text:style-name="Source_20_Text"><text:s text:c="4"/>secondCondition() &amp;&amp;</text:span></text:p>
      <text:p text:style-name="Preformatted_20_Text"><text:span text:style-name="Source_20_Text"><text:s text:c="4"/>thirdCondition()</text:span></text:p>
      <text:p text:style-name="Preformatted_20_Text"><text:span text:style-name="Source_20_Text">) {</text:span></text:p>
      <text:p text:style-name="Preformatted_20_Text"><text:span text:style-name="Source_20_Text"><text:s text:c="4"/>doStuff();</text:span></text:p>
      <text:p text:style-name="P4"><text:span text:style-name="Source_20_Text">}</text:span></text:p>
      <text:h text:style-name="Heading_20_3" text:outline-level="3"><text:a xlink:type="simple" xlink:href="https://developer.wordpress.org/coding-standards/wordpress-coding-standards/javascript/#chained-method-calls" text:style-name="Internet_20_link" text:visited-style-name="Visited_20_Internet_20_Link"><text:bookmark text:name="chained-method-calls"/>Chained Method Calls</text:a></text:h>
      <text:p text:style-name="Text_20_body">When a chain of method calls is too long to fit on one line, there must be one call per line, with the first call on a separate line from the object the methods are called on. If the method changes the context, an extra level of indentation must be used.</text:p>
      <text:p text:style-name="Preformatted_20_Text"><text:span text:style-name="Source_20_Text">elements</text:span></text:p>
      <text:p text:style-name="Preformatted_20_Text"><text:span text:style-name="Source_20_Text"><text:s text:c="4"/>.addClass( 'foo' )</text:span></text:p>
      <text:p text:style-name="Preformatted_20_Text"><text:soft-page-break/><text:span text:style-name="Source_20_Text"><text:s text:c="4"/>.children()</text:span></text:p>
      <text:p text:style-name="Preformatted_20_Text"><text:span text:style-name="Source_20_Text"><text:s text:c="8"/>.html( 'hello' )</text:span></text:p>
      <text:p text:style-name="Preformatted_20_Text"><text:span text:style-name="Source_20_Text"><text:s text:c="4"/>.end()</text:span></text:p>
      <text:p text:style-name="P4"><text:span text:style-name="Source_20_Text"><text:s text:c="4"/>.appendTo( 'body' );</text:span></text:p>
      <text:h text:style-name="Heading_20_2" text:outline-level="2"><text:a xlink:type="simple" xlink:href="https://developer.wordpress.org/coding-standards/wordpress-coding-standards/javascript/#assignments-and-globals" text:style-name="Internet_20_link" text:visited-style-name="Visited_20_Internet_20_Link"><text:bookmark text:name="assignments-and-globals"/>Assignments and Globals</text:a></text:h>
      <text:h text:style-name="Heading_20_3" text:outline-level="3"><text:a xlink:type="simple" xlink:href="https://developer.wordpress.org/coding-standards/wordpress-coding-standards/javascript/#declaring-variables-with-const-and-let" text:style-name="Internet_20_link" text:visited-style-name="Visited_20_Internet_20_Link"><text:bookmark text:name="declaring-variables-with-const-and-let"/>Declaring Variables with const and let</text:a></text:h>
      <text:p text:style-name="Text_20_body">For code written using ES2015 or newer, <text:span text:style-name="Source_20_Text">const</text:span> and <text:span text:style-name="Source_20_Text">let</text:span> should always be used in place of <text:span text:style-name="Source_20_Text">var</text:span>. A declaration should use <text:span text:style-name="Source_20_Text">const</text:span> unless its value will be reassigned, in which case <text:span text:style-name="Source_20_Text">let</text:span> is appropriate.</text:p>
      <text:p text:style-name="Text_20_body">Unlike <text:span text:style-name="Source_20_Text">var</text:span>, it is not necessary to declare all variables at the top of a function. Instead, they are to be declared at the point at which they are first used.</text:p>
      <text:h text:style-name="Heading_20_3" text:outline-level="3"><text:a xlink:type="simple" xlink:href="https://developer.wordpress.org/coding-standards/wordpress-coding-standards/javascript/#declaring-variables-with-var" text:style-name="Internet_20_link" text:visited-style-name="Visited_20_Internet_20_Link"><text:bookmark text:name="declaring-variables-with-var"/>Declaring Variables With var</text:a></text:h>
      <text:p text:style-name="Text_20_body">Each function should begin with a single comma-delimited <text:span text:style-name="Source_20_Text">var</text:span> statement that declares any local variables necessary. If a function does not declare a variable using <text:span text:style-name="Source_20_Text">var</text:span>, that variable can leak into an outer scope (which is frequently the global scope, a worst-case scenario), and can unwittingly refer to and modify that data.</text:p>
      <text:p text:style-name="Text_20_body">Assignments within the <text:span text:style-name="Source_20_Text">var</text:span> statement should be listed on individual lines, while declarations can be grouped on a single line. Any additional lines should be indented with an additional tab. Objects and functions that occupy more than a handful of lines should be assigned outside of the <text:span text:style-name="Source_20_Text">var</text:span> statement, to avoid over-indentation.</text:p>
      <text:p text:style-name="Preformatted_20_Text"><text:span text:style-name="Source_20_Text">// Good</text:span></text:p>
      <text:p text:style-name="Preformatted_20_Text"><text:span text:style-name="Source_20_Text">var k, m, length,</text:span></text:p>
      <text:p text:style-name="Preformatted_20_Text"><text:span text:style-name="Source_20_Text"><text:s text:c="4"/>// Indent subsequent lines by one tab</text:span></text:p>
      <text:p text:style-name="Preformatted_20_Text"><text:span text:style-name="Source_20_Text"><text:s text:c="4"/>value = 'WordPress';</text:span></text:p>
      <text:p text:style-name="Preformatted_20_Text"/>
      <text:p text:style-name="Preformatted_20_Text"><text:span text:style-name="Source_20_Text">// Bad</text:span></text:p>
      <text:p text:style-name="Preformatted_20_Text"><text:span text:style-name="Source_20_Text">var foo = true;</text:span></text:p>
      <text:p text:style-name="Preformatted_20_Text"><text:span text:style-name="Source_20_Text">var bar = false;</text:span></text:p>
      <text:p text:style-name="Preformatted_20_Text"><text:span text:style-name="Source_20_Text">var a;</text:span></text:p>
      <text:p text:style-name="Preformatted_20_Text"><text:span text:style-name="Source_20_Text">var b;</text:span></text:p>
      <text:p text:style-name="P4"><text:span text:style-name="Source_20_Text">var c;</text:span></text:p>
      <text:h text:style-name="Heading_20_3" text:outline-level="3"><text:a xlink:type="simple" xlink:href="https://developer.wordpress.org/coding-standards/wordpress-coding-standards/javascript/#globals" text:style-name="Internet_20_link" text:visited-style-name="Visited_20_Internet_20_Link"><text:bookmark text:name="globals"/>Globals</text:a></text:h>
      <text:p text:style-name="Text_20_body">In the past, WordPress core made heavier use of global variables. Since core JavaScript files are sometimes used within plugins, existing globals should not be removed.</text:p>
      <text:p text:style-name="Text_20_body">All globals used within a file should be documented at the top of that file. Multiple globals can be comma-separated.</text:p>
      <text:p text:style-name="Text_20_body">This example would make <text:span text:style-name="Source_20_Text">passwordStrength</text:span> an allowed global variable within that file:</text:p>
      <text:p text:style-name="P4"><text:span text:style-name="Source_20_Text">/* global passwordStrength:true */</text:span></text:p>
      <text:p text:style-name="Text_20_body"><text:soft-page-break/>The “true” after <text:span text:style-name="Source_20_Text">passwordStrength</text:span> means that this global is being defined within this file. If you are accessing a global which is defined elsewhere, omit <text:span text:style-name="Source_20_Text">:true</text:span> to designate the global as read-only.</text:p>
      <text:h text:style-name="Heading_20_3" text:outline-level="3"><text:a xlink:type="simple" xlink:href="https://developer.wordpress.org/coding-standards/wordpress-coding-standards/javascript/#common-libraries" text:style-name="Internet_20_link" text:visited-style-name="Visited_20_Internet_20_Link"><text:bookmark text:name="common-libraries"/>Common Libraries</text:a></text:h>
      <text:p text:style-name="Text_20_body">Backbone, jQuery, Underscore, and the global <text:span text:style-name="Source_20_Text">wp</text:span> object are all registered as allowed globals in the root <text:span text:style-name="Source_20_Text">.jshintrc</text:span> file.</text:p>
      <text:p text:style-name="Text_20_body">Backbone and Underscore may be accessed directly at any time. jQuery should be accessed through <text:span text:style-name="Source_20_Text">$</text:span> by passing the <text:span text:style-name="Source_20_Text">jQuery</text:span> object into an anonymous function:</text:p>
      <text:p text:style-name="Preformatted_20_Text"><text:span text:style-name="Source_20_Text">( function ( $ ) {</text:span></text:p>
      <text:p text:style-name="Preformatted_20_Text"><text:span text:style-name="Source_20_Text"><text:s text:c="4"/>// Expressions</text:span></text:p>
      <text:p text:style-name="P4"><text:span text:style-name="Source_20_Text">} )( jQuery );</text:span></text:p>
      <text:p text:style-name="Text_20_body">This will negate the need to call <text:span text:style-name="Source_20_Text">.noConflict()</text:span>, or to set <text:span text:style-name="Source_20_Text">$</text:span> using another variable.</text:p>
      <text:p text:style-name="Text_20_body">Files which add to, or modify, the <text:span text:style-name="Source_20_Text">wp</text:span> object must safely access the global to avoid overwriting previously set properties:</text:p>
      <text:p text:style-name="Preformatted_20_Text"><text:span text:style-name="Source_20_Text">// At the top of the file, set "wp" to its existing value (if present)</text:span></text:p>
      <text:p text:style-name="P4"><text:span text:style-name="Source_20_Text">window.wp = window.wp || {};</text:span></text:p>
      <text:h text:style-name="Heading_20_2" text:outline-level="2"><text:a xlink:type="simple" xlink:href="https://developer.wordpress.org/coding-standards/wordpress-coding-standards/javascript/#naming-conventions" text:style-name="Internet_20_link" text:visited-style-name="Visited_20_Internet_20_Link"><text:bookmark text:name="naming-conventions Copia 1"/>Naming Conventions</text:a></text:h>
      <text:p text:style-name="Text_20_body">Variable and function names should be full words, using camel case with a lowercase first letter. This is an area where this standard differs from the <text:a xlink:type="simple" xlink:href="https://developer.wordpress.org/coding-standards/wordpress-coding-standards/php/#naming-conventions" text:style-name="Internet_20_link" text:visited-style-name="Visited_20_Internet_20_Link">WordPress PHP coding standards</text:a>.</text:p>
      <text:p text:style-name="Text_20_body">Names should be descriptive, but not excessively so. Exceptions are allowed for iterators, such as the use of <text:span text:style-name="Source_20_Text">i</text:span> to represent the index in a loop.</text:p>
      <text:h text:style-name="Heading_20_3" text:outline-level="3"><text:a xlink:type="simple" xlink:href="https://developer.wordpress.org/coding-standards/wordpress-coding-standards/javascript/#abbreviations-and-acronyms" text:style-name="Internet_20_link" text:visited-style-name="Visited_20_Internet_20_Link"><text:bookmark text:name="abbreviations-and-acronyms"/>Abbreviations and Acronyms</text:a></text:h>
      <text:p text:style-name="Text_20_body"><text:a xlink:type="simple" xlink:href="https://en.wikipedia.org/wiki/Acronym" text:style-name="Internet_20_link" text:visited-style-name="Visited_20_Internet_20_Link">Acronyms</text:a> must be written with each of its composing letters capitalized. This is intended to reflect that each letter of the acronym is a proper word in its expanded form.</text:p>
      <text:p text:style-name="Text_20_body">All other <text:a xlink:type="simple" xlink:href="https://en.wikipedia.org/wiki/Abbreviation" text:style-name="Internet_20_link" text:visited-style-name="Visited_20_Internet_20_Link">abbreviations</text:a> must be written as camel case, with an initial capitalized letter followed by lowercase letters.</text:p>
      <text:p text:style-name="Text_20_body">If an abbreviation or an acronym occurs at the start of a variable name, it must be written to respect the camelcase naming rules covering the first letter of a variable or class definition. For variable assignment, this means writing the abbreviation entirely as lowercase. For class definitions, its initial letter should be capitalized.</text:p>
      <text:p text:style-name="Preformatted_20_Text"><text:span text:style-name="Source_20_Text">// "Id" is an abbreviation of "Identifier":</text:span></text:p>
      <text:p text:style-name="Preformatted_20_Text"><text:span text:style-name="Source_20_Text">const userId = 1;</text:span></text:p>
      <text:p text:style-name="Preformatted_20_Text"/>
      <text:p text:style-name="Preformatted_20_Text"><text:span text:style-name="Source_20_Text">// "DOM" is an acronym of "Document Object Model":</text:span></text:p>
      <text:p text:style-name="Preformatted_20_Text"><text:span text:style-name="Source_20_Text">const currentDOMDocument = window.document;</text:span></text:p>
      <text:p text:style-name="Preformatted_20_Text"/>
      <text:p text:style-name="Preformatted_20_Text"><text:span text:style-name="Source_20_Text">// Acronyms and abbreviations at the start of a variable name are consistent</text:span></text:p>
      <text:p text:style-name="Preformatted_20_Text"><text:span text:style-name="Source_20_Text">// with camelcase rules covering the first letter of a variable or class.</text:span></text:p>
      <text:p text:style-name="Preformatted_20_Text"><text:span text:style-name="Source_20_Text">const domDocument = window.document;</text:span></text:p>
      <text:p text:style-name="Preformatted_20_Text"><text:span text:style-name="Source_20_Text">class DOMDocument {}</text:span></text:p>
      <text:p text:style-name="P4"><text:soft-page-break/><text:span text:style-name="Source_20_Text">class IdCollection {}</text:span></text:p>
      <text:h text:style-name="Heading_20_3" text:outline-level="3"><text:a xlink:type="simple" xlink:href="https://developer.wordpress.org/coding-standards/wordpress-coding-standards/javascript/#class-definitions" text:style-name="Internet_20_link" text:visited-style-name="Visited_20_Internet_20_Link"><text:bookmark text:name="class-definitions"/>Class Definitions</text:a></text:h>
      <text:p text:style-name="Text_20_body">Constructors intended for use with <text:span text:style-name="Source_20_Text">new</text:span> should have a capital first letter (UpperCamelCase).</text:p>
      <text:p text:style-name="Text_20_body">A <text:a xlink:type="simple" xlink:href="https://developer.mozilla.org/en-US/docs/Web/JavaScript/Reference/Classes" text:style-name="Internet_20_link" text:visited-style-name="Visited_20_Internet_20_Link"><text:span text:style-name="Source_20_Text">class</text:span> definition</text:a> must use the UpperCamelCase convention, regardless of whether it is intended to be used with <text:span text:style-name="Source_20_Text">new</text:span> construction.</text:p>
      <text:p text:style-name="Preformatted_20_Text"><text:span text:style-name="Source_20_Text">class Earth {</text:span></text:p>
      <text:p text:style-name="Preformatted_20_Text"><text:span text:style-name="Source_20_Text"><text:s text:c="4"/>static addHuman( human ) {</text:span></text:p>
      <text:p text:style-name="Preformatted_20_Text"><text:span text:style-name="Source_20_Text"><text:s text:c="8"/>Earth.humans.push( human );</text:span></text:p>
      <text:p text:style-name="Preformatted_20_Text"><text:span text:style-name="Source_20_Text"><text:s text:c="4"/>}</text:span></text:p>
      <text:p text:style-name="Preformatted_20_Text"/>
      <text:p text:style-name="Preformatted_20_Text"><text:span text:style-name="Source_20_Text"><text:s text:c="4"/>static getHumans() {</text:span></text:p>
      <text:p text:style-name="Preformatted_20_Text"><text:span text:style-name="Source_20_Text"><text:s text:c="8"/>return Earth.humans;</text:span></text:p>
      <text:p text:style-name="Preformatted_20_Text"><text:span text:style-name="Source_20_Text"><text:s text:c="4"/>}</text:span></text:p>
      <text:p text:style-name="Preformatted_20_Text"><text:span text:style-name="Source_20_Text">}</text:span></text:p>
      <text:p text:style-name="Preformatted_20_Text"/>
      <text:p text:style-name="P4"><text:span text:style-name="Source_20_Text">Earth.humans = [];</text:span></text:p>
      <text:p text:style-name="Text_20_body">All <text:a xlink:type="simple" xlink:href="https://www.npmjs.com/package/@wordpress/element" text:style-name="Internet_20_link" text:visited-style-name="Visited_20_Internet_20_Link"><text:span text:style-name="Source_20_Text">@wordpress/element</text:span></text:a> Components, including stateless function components, should be named using Class Definition naming rules, both for consistency and to reflect the fact that a component may need to be transitioned from a function to a class without breaking compatibility.</text:p>
      <text:h text:style-name="Heading_20_3" text:outline-level="3"><text:a xlink:type="simple" xlink:href="https://developer.wordpress.org/coding-standards/wordpress-coding-standards/javascript/#constants" text:style-name="Internet_20_link" text:visited-style-name="Visited_20_Internet_20_Link"><text:bookmark text:name="constants"/>Constants</text:a></text:h>
      <text:p text:style-name="Text_20_body">An exception to camel case is made for constant values which are never intended to be reassigned or mutated. Such variables must use the <text:a xlink:type="simple" xlink:href="https://en.wikipedia.org/wiki/Snake_case#History" text:style-name="Internet_20_link" text:visited-style-name="Visited_20_Internet_20_Link">SCREAMING_SNAKE_CASE convention</text:a>.</text:p>
      <text:p text:style-name="Text_20_body">In almost all cases, a constant should be defined in the top-most scope of a file. It is important to note that <text:a xlink:type="simple" xlink:href="https://developer.mozilla.org/en-US/docs/Web/JavaScript/Reference/Statements/const" text:style-name="Internet_20_link" text:visited-style-name="Visited_20_Internet_20_Link">JavaScript’s <text:span text:style-name="Source_20_Text">const</text:span> assignment</text:a> is conceptually more limited than what is implied here, where a value assigned by <text:span text:style-name="Source_20_Text">const</text:span> in JavaScript can in-fact be mutated, and is only protected against reassignment. A constant as defined in these coding guidelines applies only to values which are expected to never change, and is a strategy for developers to communicate intent moreso than it is a technical restriction.</text:p>
      <text:h text:style-name="Heading_20_2" text:outline-level="2"><text:a xlink:type="simple" xlink:href="https://developer.wordpress.org/coding-standards/wordpress-coding-standards/javascript/#comments" text:style-name="Internet_20_link" text:visited-style-name="Visited_20_Internet_20_Link"><text:bookmark text:name="comments"/>Comments</text:a></text:h>
      <text:p text:style-name="Text_20_body">Comments come before the code to which they refer, and should always be preceded by a blank line. Capitalize the first letter of the comment, and include a period at the end when writing full sentences. There must be a single space between the comment token (<text:span text:style-name="Source_20_Text">//</text:span>) and the comment text.</text:p>
      <text:p text:style-name="Preformatted_20_Text"><text:span text:style-name="Source_20_Text">someStatement();</text:span></text:p>
      <text:p text:style-name="Preformatted_20_Text"/>
      <text:p text:style-name="Preformatted_20_Text"><text:span text:style-name="Source_20_Text">// Explanation of something complex on the next line</text:span></text:p>
      <text:p text:style-name="Preformatted_20_Text"><text:span text:style-name="Source_20_Text">$( 'p' ).doSomething();</text:span></text:p>
      <text:p text:style-name="Preformatted_20_Text"/>
      <text:p text:style-name="Preformatted_20_Text"><text:span text:style-name="Source_20_Text">// This is a comment that is long enough to warrant being stretched</text:span></text:p>
      <text:p text:style-name="P4"><text:span text:style-name="Source_20_Text">// over the span of multiple lines.</text:span></text:p>
      <text:p text:style-name="Text_20_body">JSDoc comments should use the <text:span text:style-name="Source_20_Text">/**</text:span> multi-line comment opening. Refer to the <text:a xlink:type="simple" xlink:href="https://make.wordpress.org/core/handbook/best-practices/inline-documentation-standards/javascript/#multi-line-comments" text:style-name="Internet_20_link" text:visited-style-name="Visited_20_Internet_20_Link">JavaScript Documentation Standards</text:a> for more information.</text:p>
      <text:p text:style-name="Text_20_body"><text:soft-page-break/>Inline comments are allowed as an exception when used to annotate special arguments in formal parameter lists:</text:p>
      <text:p text:style-name="Preformatted_20_Text"><text:span text:style-name="Source_20_Text">function foo( types, selector, data, fn, /* INTERNAL */ one ) {</text:span></text:p>
      <text:p text:style-name="Preformatted_20_Text"><text:span text:style-name="Source_20_Text"><text:s text:c="4"/>// Do stuff</text:span></text:p>
      <text:p text:style-name="P4"><text:span text:style-name="Source_20_Text">}</text:span></text:p>
      <text:h text:style-name="Heading_20_2" text:outline-level="2"><text:a xlink:type="simple" xlink:href="https://developer.wordpress.org/coding-standards/wordpress-coding-standards/javascript/#equality" text:style-name="Internet_20_link" text:visited-style-name="Visited_20_Internet_20_Link"><text:bookmark text:name="equality"/>Equality</text:a></text:h>
      <text:p text:style-name="Text_20_body">Strict equality checks (<text:span text:style-name="Source_20_Text">===</text:span>) must be used in favor of abstract equality checks (<text:span text:style-name="Source_20_Text">==</text:span>).</text:p>
      <text:h text:style-name="Heading_20_2" text:outline-level="2"><text:a xlink:type="simple" xlink:href="https://developer.wordpress.org/coding-standards/wordpress-coding-standards/javascript/#type-checks" text:style-name="Internet_20_link" text:visited-style-name="Visited_20_Internet_20_Link"><text:bookmark text:name="type-checks"/>Type Checks</text:a></text:h>
      <text:p text:style-name="Text_20_body">These are the preferred ways of checking the type of an object:</text:p>
      <text:list text:style-name="L24">
        <text:list-item>
          <text:p text:style-name="P50">String: <text:span text:style-name="Source_20_Text">typeof object === 'string'</text:span> </text:p>
        </text:list-item>
        <text:list-item>
          <text:p text:style-name="P50">Number: <text:span text:style-name="Source_20_Text">typeof object === 'number'</text:span> </text:p>
        </text:list-item>
        <text:list-item>
          <text:p text:style-name="P50">Boolean: <text:span text:style-name="Source_20_Text">typeof object === 'boolean'</text:span> </text:p>
        </text:list-item>
        <text:list-item>
          <text:p text:style-name="P50">Object: <text:span text:style-name="Source_20_Text">typeof object === 'object'</text:span> or <text:span text:style-name="Source_20_Text">_.isObject( object )</text:span> </text:p>
        </text:list-item>
        <text:list-item>
          <text:p text:style-name="P50">Plain Object: <text:span text:style-name="Source_20_Text">jQuery.isPlainObject( object )</text:span> </text:p>
        </text:list-item>
        <text:list-item>
          <text:p text:style-name="P50">Function: <text:span text:style-name="Source_20_Text">_.isFunction( object )</text:span> or <text:span text:style-name="Source_20_Text">jQuery.isFunction( object )</text:span> </text:p>
        </text:list-item>
        <text:list-item>
          <text:p text:style-name="P50">Array: <text:span text:style-name="Source_20_Text">_.isArray( object )</text:span> or <text:span text:style-name="Source_20_Text">jQuery.isArray( object )</text:span> </text:p>
        </text:list-item>
        <text:list-item>
          <text:p text:style-name="P50">Element: <text:span text:style-name="Source_20_Text">object.nodeType</text:span> or <text:span text:style-name="Source_20_Text">_.isElement( object )</text:span> </text:p>
        </text:list-item>
        <text:list-item>
          <text:p text:style-name="P50">null: <text:span text:style-name="Source_20_Text">object === null</text:span> </text:p>
        </text:list-item>
        <text:list-item>
          <text:p text:style-name="P50">null or undefined: <text:span text:style-name="Source_20_Text">object == null</text:span> </text:p>
        </text:list-item>
        <text:list-item>
          <text:p text:style-name="P50">undefined: </text:p>
          <text:list>
            <text:list-item>
              <text:p text:style-name="P50">Global Variables: <text:span text:style-name="Source_20_Text">typeof variable === 'undefined'</text:span> </text:p>
            </text:list-item>
            <text:list-item>
              <text:p text:style-name="P50">Local Variables: <text:span text:style-name="Source_20_Text">variable === undefined</text:span> </text:p>
            </text:list-item>
            <text:list-item>
              <text:p text:style-name="P50">Properties: <text:span text:style-name="Source_20_Text">object.prop === undefined</text:span> </text:p>
            </text:list-item>
            <text:list-item>
              <text:p text:style-name="P49">Any of the above: <text:span text:style-name="Source_20_Text">_.isUndefined( object )</text:span> </text:p>
            </text:list-item>
          </text:list>
        </text:list-item>
      </text:list>
      <text:p text:style-name="Text_20_body">Anywhere Backbone or Underscore are already used, you are encouraged to use <text:a xlink:type="simple" xlink:href="http://underscorejs.org/#isElement" text:style-name="Internet_20_link" text:visited-style-name="Visited_20_Internet_20_Link">Underscore.js</text:a>‘s type checking methods over jQuery’s.</text:p>
      <text:h text:style-name="Heading_20_2" text:outline-level="2"><text:a xlink:type="simple" xlink:href="https://developer.wordpress.org/coding-standards/wordpress-coding-standards/javascript/#strings" text:style-name="Internet_20_link" text:visited-style-name="Visited_20_Internet_20_Link"><text:bookmark text:name="strings"/>Strings</text:a></text:h>
      <text:p text:style-name="Text_20_body">Use single-quotes for string literals:</text:p>
      <text:p text:style-name="P4"><text:span text:style-name="Source_20_Text">var myStr = 'strings should be contained in single quotes';</text:span></text:p>
      <text:p text:style-name="Text_20_body">When a string contains single quotes, they need to be escaped with a backslash (<text:span text:style-name="Source_20_Text">\</text:span>):</text:p>
      <text:p text:style-name="Preformatted_20_Text"><text:span text:style-name="Source_20_Text">// Escape single quotes within strings:</text:span></text:p>
      <text:p text:style-name="P4"><text:span text:style-name="Source_20_Text">'Note the backslash before the \'single quotes\'';</text:span></text:p>
      <text:h text:style-name="Heading_20_2" text:outline-level="2"><text:a xlink:type="simple" xlink:href="https://developer.wordpress.org/coding-standards/wordpress-coding-standards/javascript/#switch-statements" text:style-name="Internet_20_link" text:visited-style-name="Visited_20_Internet_20_Link"><text:bookmark text:name="switch-statements"/><text:soft-page-break/>Switch Statements</text:a></text:h>
      <text:p text:style-name="Text_20_body">The usage of <text:span text:style-name="Source_20_Text">switch</text:span> statements is generally discouraged, but can be useful when there are a large number of cases – especially when multiple cases can be handled by the same block, or fall-through logic (the <text:span text:style-name="Source_20_Text">default</text:span> case) can be leveraged.</text:p>
      <text:p text:style-name="Text_20_body">When using <text:span text:style-name="Source_20_Text">switch</text:span> statements:</text:p>
      <text:list text:style-name="L25">
        <text:list-item>
          <text:p text:style-name="P52">Use a <text:span text:style-name="Source_20_Text">break</text:span> for each case other than <text:span text:style-name="Source_20_Text">default</text:span>. When allowing statements to “fall through,” note that explicitly. </text:p>
        </text:list-item>
        <text:list-item>
          <text:p text:style-name="P51">Indent <text:span text:style-name="Source_20_Text">case</text:span> statements one tab within the <text:span text:style-name="Source_20_Text">switch</text:span>. </text:p>
        </text:list-item>
      </text:list>
      <text:p text:style-name="Preformatted_20_Text"><text:span text:style-name="Source_20_Text">switch ( event.keyCode ) {</text:span></text:p>
      <text:p text:style-name="Preformatted_20_Text"><text:span text:style-name="Source_20_Text"><text:s text:c="4"/>// ENTER and SPACE both trigger x()</text:span></text:p>
      <text:p text:style-name="Preformatted_20_Text"><text:span text:style-name="Source_20_Text"><text:s text:c="4"/>case $.ui.keyCode.ENTER:</text:span></text:p>
      <text:p text:style-name="Preformatted_20_Text"><text:span text:style-name="Source_20_Text"><text:s text:c="4"/>case $.ui.keyCode.SPACE:</text:span></text:p>
      <text:p text:style-name="Preformatted_20_Text"><text:span text:style-name="Source_20_Text"><text:s text:c="8"/>x();</text:span></text:p>
      <text:p text:style-name="Preformatted_20_Text"><text:span text:style-name="Source_20_Text"><text:s text:c="8"/>break;</text:span></text:p>
      <text:p text:style-name="Preformatted_20_Text"><text:span text:style-name="Source_20_Text"><text:s text:c="4"/>case $.ui.keyCode.ESCAPE:</text:span></text:p>
      <text:p text:style-name="Preformatted_20_Text"><text:span text:style-name="Source_20_Text"><text:s text:c="8"/>y();</text:span></text:p>
      <text:p text:style-name="Preformatted_20_Text"><text:span text:style-name="Source_20_Text"><text:s text:c="8"/>break;</text:span></text:p>
      <text:p text:style-name="Preformatted_20_Text"><text:span text:style-name="Source_20_Text"><text:s text:c="4"/>default:</text:span></text:p>
      <text:p text:style-name="Preformatted_20_Text"><text:span text:style-name="Source_20_Text"><text:s text:c="8"/>z();</text:span></text:p>
      <text:p text:style-name="P4"><text:span text:style-name="Source_20_Text">}</text:span></text:p>
      <text:p text:style-name="Text_20_body">It is not recommended to return a value from within a switch statement: use the <text:span text:style-name="Source_20_Text">case</text:span> blocks to set values, then <text:span text:style-name="Source_20_Text">return</text:span> those values at the end.</text:p>
      <text:p text:style-name="Preformatted_20_Text"><text:span text:style-name="Source_20_Text">function getKeyCode( keyCode ) {</text:span></text:p>
      <text:p text:style-name="Preformatted_20_Text"><text:span text:style-name="Source_20_Text"><text:s text:c="4"/>var result;</text:span></text:p>
      <text:p text:style-name="Preformatted_20_Text"/>
      <text:p text:style-name="Preformatted_20_Text"><text:span text:style-name="Source_20_Text"><text:s text:c="4"/>switch ( event.keyCode ) {</text:span></text:p>
      <text:p text:style-name="Preformatted_20_Text"><text:span text:style-name="Source_20_Text"><text:s text:c="8"/>case $.ui.keyCode.ENTER:</text:span></text:p>
      <text:p text:style-name="Preformatted_20_Text"><text:span text:style-name="Source_20_Text"><text:s text:c="8"/>case $.ui.keyCode.SPACE:</text:span></text:p>
      <text:p text:style-name="Preformatted_20_Text"><text:span text:style-name="Source_20_Text"><text:s text:c="12"/>result = 'commit';</text:span></text:p>
      <text:p text:style-name="Preformatted_20_Text"><text:span text:style-name="Source_20_Text"><text:s text:c="12"/>break;</text:span></text:p>
      <text:p text:style-name="Preformatted_20_Text"><text:span text:style-name="Source_20_Text"><text:s text:c="8"/>case $.ui.keyCode.ESCAPE:</text:span></text:p>
      <text:p text:style-name="Preformatted_20_Text"><text:span text:style-name="Source_20_Text"><text:s text:c="12"/>result = 'exit';</text:span></text:p>
      <text:p text:style-name="Preformatted_20_Text"><text:span text:style-name="Source_20_Text"><text:s text:c="12"/>break;</text:span></text:p>
      <text:p text:style-name="Preformatted_20_Text"><text:span text:style-name="Source_20_Text"><text:s text:c="8"/>default:</text:span></text:p>
      <text:p text:style-name="Preformatted_20_Text"><text:span text:style-name="Source_20_Text"><text:s text:c="12"/>result = 'default';</text:span></text:p>
      <text:p text:style-name="Preformatted_20_Text"><text:span text:style-name="Source_20_Text"><text:s text:c="4"/>}</text:span></text:p>
      <text:p text:style-name="Preformatted_20_Text"/>
      <text:p text:style-name="Preformatted_20_Text"><text:span text:style-name="Source_20_Text"><text:s text:c="4"/>return result;</text:span></text:p>
      <text:p text:style-name="P4"><text:span text:style-name="Source_20_Text">}</text:span></text:p>
      <text:h text:style-name="Heading_20_2" text:outline-level="2"><text:a xlink:type="simple" xlink:href="https://developer.wordpress.org/coding-standards/wordpress-coding-standards/javascript/#best-practices" text:style-name="Internet_20_link" text:visited-style-name="Visited_20_Internet_20_Link"><text:bookmark text:name="best-practices Copia 1"/>Best Practices</text:a></text:h>
      <text:h text:style-name="Heading_20_3" text:outline-level="3"><text:a xlink:type="simple" xlink:href="https://developer.wordpress.org/coding-standards/wordpress-coding-standards/javascript/#arrays" text:style-name="Internet_20_link" text:visited-style-name="Visited_20_Internet_20_Link"><text:bookmark text:name="arrays"/>Arrays</text:a></text:h>
      <text:p text:style-name="Text_20_body">Creating arrays in JavaScript should be done using the shorthand <text:span text:style-name="Source_20_Text">[]</text:span> constructor rather than the <text:span text:style-name="Source_20_Text">new Array()</text:span> notation.</text:p>
      <text:p text:style-name="P4"><text:span text:style-name="Source_20_Text">var myArray = [];</text:span></text:p>
      <text:p text:style-name="Text_20_body">You can initialize an array during construction:</text:p>
      <text:p text:style-name="P4"><text:soft-page-break/><text:span text:style-name="Source_20_Text">var myArray = [ 1, 'WordPress', 2, 'Blog' ];</text:span></text:p>
      <text:p text:style-name="Text_20_body">In JavaScript, associative arrays are defined as objects.</text:p>
      <text:h text:style-name="Heading_20_3" text:outline-level="3"><text:a xlink:type="simple" xlink:href="https://developer.wordpress.org/coding-standards/wordpress-coding-standards/javascript/#objects" text:style-name="Internet_20_link" text:visited-style-name="Visited_20_Internet_20_Link"><text:bookmark text:name="objects"/>Objects</text:a></text:h>
      <text:p text:style-name="Text_20_body">There are many ways to create objects in JavaScript. Object literal notation, <text:span text:style-name="Source_20_Text">{}</text:span>, is both the most performant, and also the easiest to read.</text:p>
      <text:p text:style-name="P4"><text:span text:style-name="Source_20_Text">var myObj = {};</text:span></text:p>
      <text:p text:style-name="Text_20_body">Object literal notation should be used unless the object requires a specific prototype, in which case the object should be created by calling a constructor function with <text:span text:style-name="Source_20_Text">new</text:span>.</text:p>
      <text:p text:style-name="P4"><text:span text:style-name="Source_20_Text">var myObj = new ConstructorMethod();</text:span></text:p>
      <text:p text:style-name="Text_20_body">Object properties should be accessed via dot notation, unless the key is a variable or a string that would not be a valid identifier:</text:p>
      <text:p text:style-name="Preformatted_20_Text"><text:span text:style-name="Source_20_Text">prop = object.propertyName;</text:span></text:p>
      <text:p text:style-name="Preformatted_20_Text"><text:span text:style-name="Source_20_Text">prop = object[ variableKey ];</text:span></text:p>
      <text:p text:style-name="P4"><text:span text:style-name="Source_20_Text">prop = object['key-with-hyphens'];</text:span></text:p>
      <text:h text:style-name="Heading_20_3" text:outline-level="3"><text:a xlink:type="simple" xlink:href="https://developer.wordpress.org/coding-standards/wordpress-coding-standards/javascript/#iteration" text:style-name="Internet_20_link" text:visited-style-name="Visited_20_Internet_20_Link"><text:bookmark text:name="iteration"/>Iteration</text:a></text:h>
      <text:p text:style-name="Text_20_body">When iterating over a large collection using a <text:span text:style-name="Source_20_Text">for</text:span> loop, it is recommended to store the loop’s max value as a variable rather than re-computing the maximum every time:</text:p>
      <text:p text:style-name="Preformatted_20_Text"><text:span text:style-name="Source_20_Text">// Good &amp; Efficient</text:span></text:p>
      <text:p text:style-name="Preformatted_20_Text"><text:span text:style-name="Source_20_Text">var i, max;</text:span></text:p>
      <text:p text:style-name="Preformatted_20_Text"/>
      <text:p text:style-name="Preformatted_20_Text"><text:span text:style-name="Source_20_Text">// getItemCount() gets called once</text:span></text:p>
      <text:p text:style-name="Preformatted_20_Text"><text:span text:style-name="Source_20_Text">for ( i = 0, max = getItemCount(); i &lt; max; i++ ) {</text:span></text:p>
      <text:p text:style-name="Preformatted_20_Text"><text:span text:style-name="Source_20_Text"><text:s text:c="4"/>// Do stuff</text:span></text:p>
      <text:p text:style-name="Preformatted_20_Text"><text:span text:style-name="Source_20_Text">}</text:span></text:p>
      <text:p text:style-name="Preformatted_20_Text"/>
      <text:p text:style-name="Preformatted_20_Text"><text:span text:style-name="Source_20_Text">// Bad &amp; Potentially Inefficient:</text:span></text:p>
      <text:p text:style-name="Preformatted_20_Text"><text:span text:style-name="Source_20_Text">// getItemCount() gets called every time</text:span></text:p>
      <text:p text:style-name="Preformatted_20_Text"><text:span text:style-name="Source_20_Text">for ( i = 0; i &lt; getItemCount(); i++ ) {</text:span></text:p>
      <text:p text:style-name="Preformatted_20_Text"><text:span text:style-name="Source_20_Text"><text:s text:c="4"/>// Do stuff</text:span></text:p>
      <text:p text:style-name="P4"><text:span text:style-name="Source_20_Text">}</text:span></text:p>
      <text:h text:style-name="Heading_20_3" text:outline-level="3"><text:a xlink:type="simple" xlink:href="https://developer.wordpress.org/coding-standards/wordpress-coding-standards/javascript/#underscore-js-collection-functions" text:style-name="Internet_20_link" text:visited-style-name="Visited_20_Internet_20_Link"><text:bookmark text:name="underscore-js-collection-functions"/>Underscore.js Collection Functions</text:a></text:h>
      <text:p text:style-name="Text_20_body">Learn and understand Underscore’s <text:a xlink:type="simple" xlink:href="http://underscorejs.org/#collections" text:style-name="Internet_20_link" text:visited-style-name="Visited_20_Internet_20_Link">collection and array methods</text:a>. These functions, including <text:span text:style-name="Source_20_Text">_.each</text:span>, <text:span text:style-name="Source_20_Text">_.map</text:span>, and <text:span text:style-name="Source_20_Text">_.reduce</text:span>, allow for efficient, readable transformations of large data sets.</text:p>
      <text:p text:style-name="Text_20_body">Underscore also permits jQuery-style chaining with regular JavaScript objects:</text:p>
      <text:p text:style-name="Preformatted_20_Text"><text:span text:style-name="Source_20_Text">var obj = {</text:span></text:p>
      <text:p text:style-name="Preformatted_20_Text"><text:span text:style-name="Source_20_Text"><text:s text:c="4"/>first: 'thing 1',</text:span></text:p>
      <text:p text:style-name="Preformatted_20_Text"><text:span text:style-name="Source_20_Text"><text:s text:c="4"/>second: 'thing 2',</text:span></text:p>
      <text:p text:style-name="Preformatted_20_Text"><text:span text:style-name="Source_20_Text"><text:s text:c="4"/>third: 'lox'</text:span></text:p>
      <text:p text:style-name="Preformatted_20_Text"><text:span text:style-name="Source_20_Text">};</text:span></text:p>
      <text:p text:style-name="Preformatted_20_Text"/>
      <text:p text:style-name="Preformatted_20_Text"><text:span text:style-name="Source_20_Text">var arr = _.chain( obj )</text:span></text:p>
      <text:p text:style-name="Preformatted_20_Text"><text:span text:style-name="Source_20_Text"><text:s text:c="4"/>.keys()</text:span></text:p>
      <text:p text:style-name="Preformatted_20_Text"><text:span text:style-name="Source_20_Text"><text:s text:c="4"/>.map( function ( key ) {</text:span></text:p>
      <text:p text:style-name="Preformatted_20_Text"><text:soft-page-break/><text:span text:style-name="Source_20_Text"><text:s text:c="8"/>return key + ' comes ' + obj[ key ];</text:span></text:p>
      <text:p text:style-name="Preformatted_20_Text"><text:span text:style-name="Source_20_Text"><text:s text:c="4"/>} )</text:span></text:p>
      <text:p text:style-name="Preformatted_20_Text"><text:span text:style-name="Source_20_Text"><text:s text:c="4"/>// Exit the chain</text:span></text:p>
      <text:p text:style-name="Preformatted_20_Text"><text:span text:style-name="Source_20_Text"><text:s text:c="4"/>.value();</text:span></text:p>
      <text:p text:style-name="Preformatted_20_Text"/>
      <text:p text:style-name="P4"><text:span text:style-name="Source_20_Text">// arr === [ 'first comes thing 1', 'second comes thing 2', 'third comes lox' ]</text:span></text:p>
      <text:h text:style-name="Heading_20_3" text:outline-level="3"><text:a xlink:type="simple" xlink:href="https://developer.wordpress.org/coding-standards/wordpress-coding-standards/javascript/#iterating-over-jquery-collections" text:style-name="Internet_20_link" text:visited-style-name="Visited_20_Internet_20_Link"><text:bookmark text:name="iterating-over-jquery-collections"/>Iterating Over jQuery Collections</text:a></text:h>
      <text:p text:style-name="Text_20_body">The only time jQuery should be used for iteration is when iterating over a collection of jQuery objects:</text:p>
      <text:p text:style-name="Preformatted_20_Text"><text:span text:style-name="Source_20_Text">$tabs.each( function ( index, element ) {</text:span></text:p>
      <text:p text:style-name="Preformatted_20_Text"><text:span text:style-name="Source_20_Text"><text:s text:c="4"/>var $element = $( element );</text:span></text:p>
      <text:p text:style-name="Preformatted_20_Text"/>
      <text:p text:style-name="Preformatted_20_Text"><text:span text:style-name="Source_20_Text"><text:s text:c="4"/>// Do stuff to $element</text:span></text:p>
      <text:p text:style-name="P4"><text:span text:style-name="Source_20_Text">} );</text:span></text:p>
      <text:p text:style-name="Text_20_body">Never use jQuery to iterate over raw data or vanilla JavaScript objects.</text:p>
      <text:h text:style-name="Heading_20_2" text:outline-level="2"><text:a xlink:type="simple" xlink:href="https://developer.wordpress.org/coding-standards/wordpress-coding-standards/javascript/#jshint" text:style-name="Internet_20_link" text:visited-style-name="Visited_20_Internet_20_Link"><text:bookmark text:name="jshint"/>JSHint</text:a></text:h>
      <text:p text:style-name="Text_20_body"><text:a xlink:type="simple" xlink:href="https://jshint.com/" text:style-name="Internet_20_link" text:visited-style-name="Visited_20_Internet_20_Link">JSHint</text:a> is an automated code quality tool, designed to catch errors in your JavaScript code. JSHint is used in WordPress development to quickly verify that a patch has not introduced any logic or syntax errors to the front-end.</text:p>
      <text:h text:style-name="Heading_20_3" text:outline-level="3"><text:a xlink:type="simple" xlink:href="https://developer.wordpress.org/coding-standards/wordpress-coding-standards/javascript/#installing-and-running-jshint" text:style-name="Internet_20_link" text:visited-style-name="Visited_20_Internet_20_Link"><text:bookmark text:name="installing-and-running-jshint"/>Installing and Running JSHint</text:a></text:h>
      <text:p text:style-name="Text_20_body">JSHint is run using a tool called <text:a xlink:type="simple" xlink:href="https://gruntjs.com/" text:style-name="Internet_20_link" text:visited-style-name="Visited_20_Internet_20_Link">Grunt</text:a>. Both JSHint and Grunt are programs written in <text:a xlink:type="simple" xlink:href="https://nodejs.org/" text:style-name="Internet_20_link" text:visited-style-name="Visited_20_Internet_20_Link">Node.js</text:a>. The <text:span text:style-name="Source_20_Text">package.json</text:span> configuration file that comes with the WordPress development code allows you to install and configure these tools.</text:p>
      <text:p text:style-name="Text_20_body">To install Node.js, click the Install link on the <text:a xlink:type="simple" xlink:href="https://nodejs.org/" text:style-name="Internet_20_link" text:visited-style-name="Visited_20_Internet_20_Link">Node.js</text:a> website. The correct install file for your operating system will be downloaded. Follow the installation steps for your operating system to install the program.</text:p>
      <text:p text:style-name="Text_20_body">Once Node.js is installed, open a command line window and navigate to the directory where you <text:a xlink:type="simple" xlink:href="https://make.wordpress.org/core/handbook/tutorials/installing-wordpress-locally/from-svn/" text:style-name="Internet_20_link" text:visited-style-name="Visited_20_Internet_20_Link">checked out a copy of the WordPress SVN repository</text:a> (use <text:span text:style-name="Source_20_Text">cd ~/directoryname</text:span>. You should be in the root directory which contains the <text:span text:style-name="Source_20_Text">package.json</text:span> file.</text:p>
      <text:p text:style-name="Text_20_body">Next, type <text:span text:style-name="Source_20_Text">npm install</text:span> into the command line window. This will download and install all the Node packages used in WordPress development.</text:p>
      <text:p text:style-name="Text_20_body">You should now be able to type <text:span text:style-name="Source_20_Text">npm run grunt jshint</text:span> to have Grunt check all the WordPress JavaScript files for syntax and logic errors. To only check core code, type <text:span text:style-name="Source_20_Text">npm run grunt jshint:core</text:span>; to only check unit test .js files, type <text:span text:style-name="Source_20_Text">npm run grunt jshint:tests</text:span>.</text:p>
      <text:h text:style-name="Heading_20_3" text:outline-level="3"><text:a xlink:type="simple" xlink:href="https://developer.wordpress.org/coding-standards/wordpress-coding-standards/javascript/#jshint-settings" text:style-name="Internet_20_link" text:visited-style-name="Visited_20_Internet_20_Link"><text:bookmark text:name="jshint-settings"/>JSHint Settings</text:a></text:h>
      <text:p text:style-name="Text_20_body">The configuration options used for JSHint are stored within a <text:a xlink:type="simple" xlink:href="https://develop.svn.wordpress.org/trunk/.jshintrc" text:style-name="Internet_20_link" text:visited-style-name="Visited_20_Internet_20_Link"><text:span text:style-name="Source_20_Text">.jshintrc</text:span> title=”WordPress JSHint file in svn trunk”</text:a> in the WordPress SVN repository. This file defines which errors JSHint should flag if it finds them within the WordPress source code.</text:p>
      <text:h text:style-name="Heading_20_3" text:outline-level="3"><text:a xlink:type="simple" xlink:href="https://developer.wordpress.org/coding-standards/wordpress-coding-standards/javascript/#target-a-single-file" text:style-name="Internet_20_link" text:visited-style-name="Visited_20_Internet_20_Link"><text:bookmark text:name="target-a-single-file"/><text:soft-page-break/>Target A Single File</text:a></text:h>
      <text:p text:style-name="Text_20_body">To specify a single file for JSHint to check, add <text:span text:style-name="Source_20_Text">--file=filename.js</text:span> to the end of the command. For example, this will only check the file named “admin-bar.js” within WordPress’s core JavaScript files:</text:p>
      <text:p text:style-name="Text_20_body"><text:span text:style-name="Source_20_Text">npm run grunt jshint:core --file=admin-bar.js</text:span></text:p>
      <text:p text:style-name="Text_20_body">And this would only check the “password-strength-meter.js” file within the unit tests directory:</text:p>
      <text:p text:style-name="Text_20_body"><text:span text:style-name="Source_20_Text">npm run grunt jshint:tests --file=password-strength-meter.js</text:span></text:p>
      <text:p text:style-name="Text_20_body">Limiting JSHint to a single file can be useful if you are only working on one or two specific files and don’t want to wait for JSHint to process every single file each time it runs.</text:p>
      <text:h text:style-name="Heading_20_3" text:outline-level="3"><text:a xlink:type="simple" xlink:href="https://developer.wordpress.org/coding-standards/wordpress-coding-standards/javascript/#jshint-overrides-ignore-blocks" text:style-name="Internet_20_link" text:visited-style-name="Visited_20_Internet_20_Link"><text:bookmark text:name="jshint-overrides-ignore-blocks"/>JSHint Overrides: Ignore Blocks</text:a></text:h>
      <text:p text:style-name="Text_20_body">In some situations, parts of a file should be excluded from JSHint. As an example, the script file for the admin bar contains the minified code for the jQuery HoverIntent plugin – this is third-party code that should not pass through JSHint, even though it is part of a WordPress core JavaScript file.</text:p>
      <text:p text:style-name="Text_20_body">To exclude a specific file region from being processed by JSHint, enclose it in JSHint directive comments:</text:p>
      <text:p text:style-name="Preformatted_20_Text"><text:span text:style-name="Source_20_Text">/* jshint ignore:start */</text:span></text:p>
      <text:p text:style-name="Preformatted_20_Text"><text:span text:style-name="Source_20_Text">if ( typeof jQuery.fn.hoverIntent === 'undefined' ) {</text:span></text:p>
      <text:p text:style-name="Preformatted_20_Text"><text:span text:style-name="Source_20_Text"><text:s text:c="4"/>// hoverIntent r6 - Copy of wp-includes/js/hoverIntent.min.js</text:span></text:p>
      <text:p text:style-name="Preformatted_20_Text"><text:span text:style-name="Source_20_Text"><text:s text:c="4"/>(function(a){a.fn.hoverIntent=...............</text:span></text:p>
      <text:p text:style-name="Preformatted_20_Text"><text:span text:style-name="Source_20_Text">}</text:span></text:p>
      <text:p text:style-name="P4"><text:span text:style-name="Source_20_Text">/* jshint ignore:end */</text:span></text:p>
      <text:h text:style-name="Heading_20_2" text:outline-level="2"><text:a xlink:type="simple" xlink:href="https://developer.wordpress.org/coding-standards/wordpress-coding-standards/javascript/#credits" text:style-name="Internet_20_link" text:visited-style-name="Visited_20_Internet_20_Link"><text:bookmark text:name="credits Copia 1"/>Credits</text:a></text:h>
      <text:list text:style-name="L26">
        <text:list-item>
          <text:p text:style-name="P53">The jQuery examples are adapted from the <text:a xlink:type="simple" xlink:href="https://contribute.jquery.org/style-guide/js" text:style-name="Internet_20_link" text:visited-style-name="Visited_20_Internet_20_Link">jQuery JavaScript Style Guide</text:a>, which is made available under the MIT license. </text:p>
        </text:list-item>
      </text:list>
      <text:p text:style-name="P26">First published</text:p>
      <text:p text:style-name="P26">Last updated</text:p>
      <text:p text:style-name="P26">Edit article</text:p>
      <text:p text:style-name="Text_20_body"><text:a xlink:type="simple" xlink:href="https://github.com/WordPress/wpcs-docs/edit/master/wordpress-coding-standards/javascript.md" text:style-name="Internet_20_link" text:visited-style-name="Visited_20_Internet_20_Link"><text:span text:style-name="T6">Improve it on GitHub: JavaScript Coding Standards </text:span></text:a></text:p>
      <text:p text:style-name="P26">Changelog</text:p>
      <text:p text:style-name="Text_20_body"><text:a xlink:type="simple" xlink:href="https://github.com/WordPress/wpcs-docs/commits/master/wordpress-coding-standards/javascript.md" text:style-name="Internet_20_link" text:visited-style-name="Visited_20_Internet_20_Link"><text:span text:style-name="T6">See list of changes: JavaScript Coding Standards </text:span></text:a></text:p>
      <text:p text:style-name="P8"><text:a xlink:type="simple" xlink:href="https://developer.wordpress.org/coding-standards/wordpress-coding-standards/html/" text:style-name="Internet_20_link" text:visited-style-name="Visited_20_Internet_20_Link"><text:span text:style-name="T6">Previous HTML Coding Standards</text:span></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3T11:30:50.647502351</meta:creation-date>
    <dc:date>2024-07-23T11:32:50.790325298</dc:date>
    <meta:editing-duration>PT2M</meta:editing-duration>
    <meta:editing-cycles>1</meta:editing-cycles>
    <meta:document-statistic meta:table-count="0" meta:image-count="0" meta:object-count="0" meta:page-count="41" meta:paragraph-count="1216" meta:word-count="11410" meta:character-count="71133" meta:non-whitespace-character-count="59400"/>
    <meta:generator>LibreOffice/7.4.7.2$Linux_X86_64 LibreOffice_project/40$Build-2</meta:generator>
  </office:meta>
</office:document-meta>
</file>